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47"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48"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49"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50"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51"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52"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5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55"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56"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5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58"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59"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60"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6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62"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63"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64"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fo:color="#00a933" loext:opacity="100%"/>
    </style:style>
    <style:style style:name="T31" style:family="text">
      <style:text-properties officeooo:rsid="00263d3b"/>
    </style:style>
    <style:style style:name="T32" style:family="text">
      <style:text-properties officeooo:rsid="00289574"/>
    </style:style>
    <style:style style:name="T33" style:family="text">
      <style:text-properties fo:color="#dddddd" loext:opacity="100%" officeooo:rsid="01baffd8"/>
    </style:style>
    <style:style style:name="T34" style:family="text">
      <style:text-properties officeooo:rsid="01baffd8"/>
    </style:style>
    <style:style style:name="T35" style:family="text">
      <style:text-properties officeooo:rsid="01aa9497"/>
    </style:style>
    <style:style style:name="T36"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7" style:family="text">
      <style:text-properties officeooo:rsid="01809a84"/>
    </style:style>
    <style:style style:name="T38" style:family="text">
      <style:text-properties style:font-name="Arial" fo:font-size="10pt" style:font-size-asian="10pt" style:font-size-complex="10pt"/>
    </style:style>
    <style:style style:name="T39" style:family="text">
      <style:text-properties fo:font-size="11pt" style:font-size-asian="11pt" style:font-size-complex="11pt"/>
    </style:style>
    <style:style style:name="T40" style:family="text">
      <style:text-properties fo:color="#00a933" loext:opacity="100%" style:font-name="Arial" fo:font-size="12pt" style:font-size-asian="12pt" style:font-size-complex="12pt"/>
    </style:style>
    <style:style style:name="T41" style:family="text">
      <style:text-properties officeooo:rsid="0182955d"/>
    </style:style>
    <style:style style:name="T42" style:family="text">
      <style:text-properties officeooo:rsid="0186b305"/>
    </style:style>
    <style:style style:name="T43" style:family="text">
      <style:text-properties officeooo:rsid="01abccd8"/>
    </style:style>
    <style:style style:name="T44" style:family="text">
      <style:text-properties fo:color="#2a6099" loext:opacity="100%" officeooo:rsid="0186b305"/>
    </style:style>
    <style:style style:name="T45" style:family="text">
      <style:text-properties fo:color="#00a933" loext:opacity="100%" officeooo:rsid="0186b305"/>
    </style:style>
    <style:style style:name="T46" style:family="text">
      <style:text-properties officeooo:rsid="019b1777"/>
    </style:style>
    <style:style style:name="T47" style:family="text">
      <style:text-properties officeooo:rsid="019d05ae"/>
    </style:style>
    <style:style style:name="T48" style:family="text">
      <style:text-properties officeooo:rsid="019e63e8"/>
    </style:style>
    <style:style style:name="T49" style:family="text">
      <style:text-properties officeooo:rsid="019e6edc"/>
    </style:style>
    <style:style style:name="T50" style:family="text">
      <style:text-properties officeooo:rsid="01a06c11"/>
    </style:style>
    <style:style style:name="T51" style:family="text">
      <style:text-properties fo:color="#dddddd" loext:opacity="100%" officeooo:rsid="01b213d3"/>
    </style:style>
    <style:style style:name="T52" style:family="text">
      <style:text-properties officeooo:rsid="01b213d3"/>
    </style:style>
    <style:style style:name="T53" style:family="text">
      <style:text-properties officeooo:rsid="01a1ef74"/>
    </style:style>
    <style:style style:name="T54" style:family="text">
      <style:text-properties officeooo:rsid="01a76e17"/>
    </style:style>
    <style:style style:name="T55" style:family="text">
      <style:text-properties officeooo:rsid="01a2aada"/>
    </style:style>
    <style:style style:name="T56" style:family="text">
      <style:text-properties fo:color="#dddddd" loext:opacity="100%" fo:font-size="12pt" officeooo:rsid="01a2aada" style:font-size-asian="12pt" style:font-size-complex="12pt"/>
    </style:style>
    <style:style style:name="T57" style:family="text">
      <style:text-properties fo:color="#dddddd" loext:opacity="100%" officeooo:rsid="01a2aada"/>
    </style:style>
    <style:style style:name="T58" style:family="text">
      <style:text-properties officeooo:rsid="01a4d6d2"/>
    </style:style>
    <style:style style:name="T59" style:family="text">
      <style:text-properties officeooo:rsid="01a6bfab"/>
    </style:style>
    <style:style style:name="T60" style:family="text">
      <style:text-properties fo:color="#dddddd" loext:opacity="100%" officeooo:rsid="01a8a361"/>
    </style:style>
    <style:style style:name="T61" style:family="text">
      <style:text-properties officeooo:rsid="01a8a361"/>
    </style:style>
    <style:style style:name="T62" style:family="text">
      <style:text-properties fo:color="#dddddd" loext:opacity="100%" officeooo:rsid="01ad8b5d"/>
    </style:style>
    <style:style style:name="T63" style:family="text">
      <style:text-properties officeooo:rsid="01a8d79c"/>
    </style:style>
    <style:style style:name="T64" style:family="text">
      <style:text-properties officeooo:rsid="01b3181b"/>
    </style:style>
    <style:style style:name="T65" style:family="text">
      <style:text-properties officeooo:rsid="01ac447e"/>
    </style:style>
    <style:style style:name="T66" style:family="text">
      <style:text-properties fo:color="#dddddd" loext:opacity="100%" officeooo:rsid="01af9919"/>
    </style:style>
    <style:style style:name="T67" style:family="text">
      <style:text-properties officeooo:rsid="01af9919"/>
    </style:style>
    <style:style style:name="T68" style:family="text">
      <style:text-properties officeooo:rsid="01b10d1f"/>
    </style:style>
    <style:style style:name="T69" style:family="text">
      <style:text-properties officeooo:rsid="01b0b318"/>
    </style:style>
    <style:style style:name="T70" style:family="text">
      <style:text-properties officeooo:rsid="01b0c0c8"/>
    </style:style>
    <style:style style:name="T71" style:family="text">
      <style:text-properties fo:color="#00a933" loext:opacity="100%" fo:font-size="14pt" fo:font-weight="bold" style:font-size-asian="14pt" style:font-weight-asian="bold" style:font-size-complex="14pt" style:font-weight-complex="bold"/>
    </style:style>
    <style:style style:name="T72" style:family="text">
      <style:text-properties fo:color="#ffffff" loext:opacity="100%"/>
    </style:style>
    <style:style style:name="T73" style:family="text">
      <style:text-properties officeooo:rsid="017e550d"/>
    </style:style>
    <style:style style:name="T74" style:family="text">
      <style:text-properties officeooo:rsid="017ed4ce"/>
    </style:style>
    <style:style style:name="T75" style:family="text">
      <style:text-properties officeooo:rsid="008b1389"/>
    </style:style>
    <style:style style:name="T76" style:family="text">
      <style:text-properties officeooo:rsid="008cc985"/>
    </style:style>
    <style:style style:name="T77" style:family="text">
      <style:text-properties officeooo:rsid="00af71de"/>
    </style:style>
    <style:style style:name="T78" style:family="text">
      <style:text-properties officeooo:rsid="00c0424a"/>
    </style:style>
    <style:style style:name="T79" style:family="text">
      <style:text-properties officeooo:rsid="00c226ba"/>
    </style:style>
    <style:style style:name="T80" style:family="text">
      <style:text-properties officeooo:rsid="00ae271a"/>
    </style:style>
    <style:style style:name="T81" style:family="text">
      <style:text-properties officeooo:rsid="00b27c74"/>
    </style:style>
    <style:style style:name="T82" style:family="text">
      <style:text-properties officeooo:rsid="00be4f4b"/>
    </style:style>
    <style:style style:name="T83" style:family="text">
      <style:text-properties officeooo:rsid="017b6536"/>
    </style:style>
    <style:style style:name="T84" style:family="text">
      <style:text-properties officeooo:rsid="00b3fe1f"/>
    </style:style>
    <style:style style:name="T85" style:family="text">
      <style:text-properties officeooo:rsid="00b5a939"/>
    </style:style>
    <style:style style:name="T86" style:family="text">
      <style:text-properties officeooo:rsid="00b4d096"/>
    </style:style>
    <style:style style:name="T87" style:family="text">
      <style:text-properties officeooo:rsid="00b75249"/>
    </style:style>
    <style:style style:name="T88" style:family="text">
      <style:text-properties fo:color="#2a6099" loext:opacity="100%" officeooo:rsid="00b75249"/>
    </style:style>
    <style:style style:name="T89" style:family="text">
      <style:text-properties officeooo:rsid="01b9feb4"/>
    </style:style>
    <style:style style:name="T90" style:family="text">
      <style:text-properties officeooo:rsid="01ba8f08"/>
    </style:style>
    <style:style style:name="T91" style:family="text">
      <style:text-properties fo:color="#dddddd" loext:opacity="100%" officeooo:rsid="00b9e52d"/>
    </style:style>
    <style:style style:name="T92" style:family="text">
      <style:text-properties fo:color="#ffffff" loext:opacity="100%" officeooo:rsid="00b9e52d"/>
    </style:style>
    <style:style style:name="T93" style:family="text">
      <style:text-properties officeooo:rsid="00b90c75"/>
    </style:style>
    <style:style style:name="T94" style:family="text">
      <style:text-properties officeooo:rsid="00bbb61a"/>
    </style:style>
    <style:style style:name="T95" style:family="text">
      <style:text-properties officeooo:rsid="01b42e95"/>
    </style:style>
    <style:style style:name="T96" style:family="text">
      <style:text-properties fo:color="#dddddd" loext:opacity="100%" officeooo:rsid="01b61f0b"/>
    </style:style>
    <style:style style:name="T97" style:family="text">
      <style:text-properties officeooo:rsid="01b61f0b"/>
    </style:style>
    <style:style style:name="T98" style:family="text">
      <style:text-properties fo:color="#dddddd" loext:opacity="100%" officeooo:rsid="01b6c236"/>
    </style:style>
    <style:style style:name="T99" style:family="text">
      <style:text-properties officeooo:rsid="01b6c236"/>
    </style:style>
    <style:style style:name="T100" style:family="text">
      <style:text-properties officeooo:rsid="01b87233"/>
    </style:style>
    <style:style style:name="T101" style:family="text">
      <style:text-properties fo:font-size="14pt" fo:font-weight="bold" style:font-size-asian="14pt" style:font-weight-asian="bold" style:font-size-complex="14pt" style:font-weight-complex="bold"/>
    </style:style>
    <style:style style:name="T102" style:family="text">
      <style:text-properties fo:color="#bf0041" loext:opacity="100%"/>
    </style:style>
    <style:style style:name="T103" style:family="text">
      <style:text-properties officeooo:rsid="003e3d9e"/>
    </style:style>
    <style:style style:name="T104" style:family="text">
      <style:text-properties fo:color="#158466" loext:opacity="100%"/>
    </style:style>
    <style:style style:name="T105" style:family="text">
      <style:text-properties fo:color="#ff972f" loext:opacity="100%"/>
    </style:style>
    <style:style style:name="T106" style:family="text">
      <style:text-properties fo:color="#cccccc" loext:opacity="100%"/>
    </style:style>
    <style:style style:name="T107" style:family="text">
      <style:text-properties fo:color="#ffbf00" loext:opacity="100%"/>
    </style:style>
    <style:style style:name="T108" style:family="text">
      <style:text-properties officeooo:rsid="0193e38d"/>
    </style:style>
    <style:style style:name="T109" style:family="text">
      <style:text-properties fo:color="#00a933" loext:opacity="100%" officeooo:rsid="003e3d9e"/>
    </style:style>
    <style:style style:name="T110" style:family="text">
      <style:text-properties fo:font-size="14pt" style:text-underline-style="none" fo:font-weight="bold" style:font-size-asian="14pt" style:font-weight-asian="bold" style:font-size-complex="14pt" style:font-weight-complex="bold"/>
    </style:style>
    <style:style style:name="T111" style:family="text">
      <style:text-properties officeooo:rsid="0042b876"/>
    </style:style>
    <style:style style:name="T112" style:family="text">
      <style:text-properties officeooo:rsid="013393d0"/>
    </style:style>
    <style:style style:name="T113" style:family="text">
      <style:text-properties fo:color="#dddddd" loext:opacity="100%" officeooo:rsid="013550e3"/>
    </style:style>
    <style:style style:name="T114" style:family="text">
      <style:text-properties fo:color="#dddddd" loext:opacity="100%" officeooo:rsid="0039ea53"/>
    </style:style>
    <style:style style:name="T115" style:family="text">
      <style:text-properties fo:color="#dddddd" loext:opacity="100%" officeooo:rsid="003cbefc"/>
    </style:style>
    <style:style style:name="T116" style:family="text">
      <style:text-properties fo:color="#dddddd" loext:opacity="100%" officeooo:rsid="003d0f5b"/>
    </style:style>
    <style:style style:name="T117" style:family="text">
      <style:text-properties officeooo:rsid="003d0f5b"/>
    </style:style>
    <style:style style:name="T118" style:family="text">
      <style:text-properties fo:color="#00a933" loext:opacity="100%" officeooo:rsid="003d0f5b"/>
    </style:style>
    <style:style style:name="T119" style:family="text">
      <style:text-properties fo:color="#00a933" loext:opacity="100%" officeooo:rsid="003f1904"/>
    </style:style>
    <style:style style:name="T120" style:family="text">
      <style:text-properties style:font-name="Arial1"/>
    </style:style>
    <style:style style:name="T121" style:family="text">
      <style:text-properties fo:color="#2a6099" loext:opacity="100%" style:font-name="Arial1" fo:font-size="14pt" fo:font-weight="bold" style:font-size-asian="14pt" style:font-weight-asian="bold" style:font-size-complex="14pt" style:font-weight-complex="bold"/>
    </style:style>
    <style:style style:name="T122" style:family="text">
      <style:text-properties officeooo:rsid="0049a6d4"/>
    </style:style>
    <style:style style:name="T123" style:family="text">
      <style:text-properties fo:color="#2a6099" loext:opacity="100%" style:font-name="Arial1"/>
    </style:style>
    <style:style style:name="T124" style:family="text">
      <style:text-properties officeooo:rsid="00836577"/>
    </style:style>
    <style:style style:name="T125" style:family="text">
      <style:text-properties fo:color="#2a6099" loext:opacity="100%" style:font-name="Arial1" officeooo:rsid="00836577"/>
    </style:style>
    <style:style style:name="T126" style:family="text">
      <style:text-properties style:font-name="Arial1" fo:font-weight="bold" officeooo:rsid="00843648" style:font-weight-asian="bold" style:font-weight-complex="bold"/>
    </style:style>
    <style:style style:name="T127" style:family="text">
      <style:text-properties style:font-name="Arial1" officeooo:rsid="00843648"/>
    </style:style>
    <style:style style:name="T128" style:family="text">
      <style:text-properties officeooo:rsid="00843648"/>
    </style:style>
    <style:style style:name="T129" style:family="text">
      <style:text-properties officeooo:rsid="0084995b"/>
    </style:style>
    <style:style style:name="T130" style:family="text">
      <style:text-properties fo:color="#2a6099" loext:opacity="100%" style:font-name="Arial1" officeooo:rsid="0084995b"/>
    </style:style>
    <style:style style:name="T131" style:family="text">
      <style:text-properties style:font-name="Arial1" officeooo:rsid="0084995b"/>
    </style:style>
    <style:style style:name="T132" style:family="text">
      <style:text-properties officeooo:rsid="00857bb2"/>
    </style:style>
    <style:style style:name="T133" style:family="text">
      <style:text-properties fo:color="#2a6099" loext:opacity="100%" style:font-name="Arial1" officeooo:rsid="00857bb2"/>
    </style:style>
    <style:style style:name="T134" style:family="text">
      <style:text-properties style:font-name="Arial1" officeooo:rsid="00857bb2"/>
    </style:style>
    <style:style style:name="T135" style:family="text">
      <style:text-properties fo:color="#dddddd" loext:opacity="100%" officeooo:rsid="00513595"/>
    </style:style>
    <style:style style:name="T136" style:family="text">
      <style:text-properties officeooo:rsid="0052789f"/>
    </style:style>
    <style:style style:name="T137" style:family="text">
      <style:text-properties officeooo:rsid="005405b2"/>
    </style:style>
    <style:style style:name="T138" style:family="text">
      <style:text-properties officeooo:rsid="00541ee8"/>
    </style:style>
    <style:style style:name="T139" style:family="text">
      <style:text-properties officeooo:rsid="00526474"/>
    </style:style>
    <style:style style:name="T140" style:family="text">
      <style:text-properties fo:color="#cccccc" loext:opacity="100%" fo:font-size="14pt" fo:font-weight="bold" style:font-size-asian="14pt" style:font-weight-asian="bold" style:font-size-complex="14pt" style:font-weight-complex="bold"/>
    </style:style>
    <style:style style:name="T141" style:family="text">
      <style:text-properties fo:color="#ff7b59" loext:opacity="100%"/>
    </style:style>
    <style:style style:name="T142" style:family="text">
      <style:text-properties fo:color="#dddddd" loext:opacity="100%" officeooo:rsid="005c91a7"/>
    </style:style>
    <style:style style:name="T143" style:family="text">
      <style:text-properties fo:color="#00a933" loext:opacity="100%" officeooo:rsid="005d8a67"/>
    </style:style>
    <style:style style:name="T144" style:family="text">
      <style:text-properties fo:color="#dddddd" loext:opacity="100%" officeooo:rsid="005e52b8"/>
    </style:style>
    <style:style style:name="T145" style:family="text">
      <style:text-properties fo:color="#cccccc" loext:opacity="100%" officeooo:rsid="005e52b8"/>
    </style:style>
    <style:style style:name="T146" style:family="text">
      <style:text-properties fo:color="#00a933" loext:opacity="100%" officeooo:rsid="005e52b8"/>
    </style:style>
    <style:style style:name="T147" style:family="text">
      <style:text-properties fo:color="#dddddd" loext:opacity="100%" officeooo:rsid="00602bc2"/>
    </style:style>
    <style:style style:name="T148" style:family="text">
      <style:text-properties officeooo:rsid="00608a65"/>
    </style:style>
    <style:style style:name="T149" style:family="text">
      <style:text-properties fo:color="#2a6099" loext:opacity="100%" officeooo:rsid="00608a65"/>
    </style:style>
    <style:style style:name="T150" style:family="text">
      <style:text-properties officeooo:rsid="007347e8"/>
    </style:style>
    <style:style style:name="T151" style:family="text">
      <style:text-properties fo:color="#dddddd" loext:opacity="100%" officeooo:rsid="006b109e"/>
    </style:style>
    <style:style style:name="T152" style:family="text">
      <style:text-properties officeooo:rsid="00665a2e"/>
    </style:style>
    <style:style style:name="T153" style:family="text">
      <style:text-properties style:text-underline-style="solid" style:text-underline-width="auto" style:text-underline-color="font-color" officeooo:rsid="00665a2e"/>
    </style:style>
    <style:style style:name="T154" style:family="text">
      <style:text-properties fo:color="#cccccc" loext:opacity="100%" officeooo:rsid="006b109e"/>
    </style:style>
    <style:style style:name="T155" style:family="text">
      <style:text-properties fo:color="#2a6099" loext:opacity="100%" fo:background-color="#ffff00" loext:char-shading-value="0"/>
    </style:style>
    <style:style style:name="T156" style:family="text">
      <style:text-properties officeooo:rsid="0194f397"/>
    </style:style>
    <style:style style:name="T157" style:family="text">
      <style:text-properties officeooo:rsid="0195c09a"/>
    </style:style>
    <style:style style:name="T158" style:family="text">
      <style:text-properties officeooo:rsid="00d6916c"/>
    </style:style>
    <style:style style:name="T159" style:family="text">
      <style:text-properties fo:color="#2a6099" loext:opacity="100%" officeooo:rsid="00d6916c"/>
    </style:style>
    <style:style style:name="T160" style:family="text">
      <style:text-properties officeooo:rsid="00d765f5"/>
    </style:style>
    <style:style style:name="T161" style:family="text">
      <style:text-properties officeooo:rsid="01389f27"/>
    </style:style>
    <style:style style:name="T162" style:family="text">
      <style:text-properties officeooo:rsid="00d9d47b"/>
    </style:style>
    <style:style style:name="T163" style:family="text">
      <style:text-properties officeooo:rsid="00d01493"/>
    </style:style>
    <style:style style:name="T164" style:family="text">
      <style:text-properties officeooo:rsid="00df083f"/>
    </style:style>
    <style:style style:name="T165" style:family="text">
      <style:text-properties officeooo:rsid="00dd103f"/>
    </style:style>
    <style:style style:name="T166" style:family="text">
      <style:text-properties officeooo:rsid="00e03225" fo:background-color="#bf0041" loext:char-shading-value="0"/>
    </style:style>
    <style:style style:name="T167" style:family="text">
      <style:text-properties fo:font-weight="bold" style:font-weight-asian="bold" style:font-weight-complex="bold"/>
    </style:style>
    <style:style style:name="T168" style:family="text">
      <style:text-properties officeooo:rsid="008d53a4"/>
    </style:style>
    <style:style style:name="T169" style:family="text">
      <style:text-properties fo:color="#00a933" loext:opacity="100%" officeooo:rsid="007bc12c"/>
    </style:style>
    <style:style style:name="T170" style:family="text">
      <style:text-properties officeooo:rsid="007dbcef"/>
    </style:style>
    <style:style style:name="T171" style:family="text">
      <style:text-properties officeooo:rsid="007bc12c"/>
    </style:style>
    <style:style style:name="T172" style:family="text">
      <style:text-properties officeooo:rsid="007bd540"/>
    </style:style>
    <style:style style:name="T173" style:family="text">
      <style:text-properties officeooo:rsid="0197250f"/>
    </style:style>
    <style:style style:name="T174" style:family="text">
      <style:text-properties fo:color="#00a933" loext:opacity="100%" officeooo:rsid="007bd540"/>
    </style:style>
    <style:style style:name="T175" style:family="text">
      <style:text-properties fo:color="#2a6099" loext:opacity="100%" officeooo:rsid="007bd540"/>
    </style:style>
    <style:style style:name="T176" style:family="text">
      <style:text-properties fo:color="#2a6099" loext:opacity="100%" officeooo:rsid="008b1389"/>
    </style:style>
    <style:style style:name="T177" style:family="text">
      <style:text-properties fo:color="#00a933" loext:opacity="100%" officeooo:rsid="008b1389"/>
    </style:style>
    <style:style style:name="T178" style:family="text">
      <style:text-properties officeooo:rsid="0163e7a5"/>
    </style:style>
    <style:style style:name="T179" style:family="text">
      <style:text-properties officeooo:rsid="009089d1"/>
    </style:style>
    <style:style style:name="T180" style:family="text">
      <style:text-properties officeooo:rsid="009022f7"/>
    </style:style>
    <style:style style:name="T181" style:family="text">
      <style:text-properties fo:color="#dddddd" loext:opacity="100%" officeooo:rsid="009022f7"/>
    </style:style>
    <style:style style:name="T182" style:family="text">
      <style:text-properties officeooo:rsid="0139a5a0"/>
    </style:style>
    <style:style style:name="T183" style:family="text">
      <style:text-properties officeooo:rsid="00a79ad4"/>
    </style:style>
    <style:style style:name="T184" style:family="text">
      <style:text-properties fo:color="#dddddd" loext:opacity="100%" officeooo:rsid="017a95e7"/>
    </style:style>
    <style:style style:name="T185" style:family="text">
      <style:text-properties officeooo:rsid="00a9fb3b"/>
    </style:style>
    <style:style style:name="T186" style:family="text">
      <style:text-properties officeooo:rsid="0097318e"/>
    </style:style>
    <style:style style:name="T187" style:family="text">
      <style:text-properties officeooo:rsid="00a20bbc"/>
    </style:style>
    <style:style style:name="T188" style:family="text">
      <style:text-properties fo:color="#00a933" loext:opacity="100%" officeooo:rsid="00a20bbc"/>
    </style:style>
    <style:style style:name="T189" style:family="text">
      <style:text-properties fo:font-size="14pt" fo:font-weight="bold" officeooo:rsid="00a20bbc" style:font-size-asian="14pt" style:font-weight-asian="bold" style:font-size-complex="14pt" style:font-weight-complex="bold"/>
    </style:style>
    <style:style style:name="T190" style:family="text">
      <style:text-properties officeooo:rsid="00a4026b"/>
    </style:style>
    <style:style style:name="T191" style:family="text">
      <style:text-properties officeooo:rsid="00e59fd1"/>
    </style:style>
    <style:style style:name="T192" style:family="text">
      <style:text-properties fo:color="#00a933" loext:opacity="100%" officeooo:rsid="0198b05c"/>
    </style:style>
    <style:style style:name="T193" style:family="text">
      <style:text-properties officeooo:rsid="00eb6861"/>
    </style:style>
    <style:style style:name="T194" style:family="text">
      <style:text-properties officeooo:rsid="016022b8"/>
    </style:style>
    <style:style style:name="T195" style:family="text">
      <style:text-properties officeooo:rsid="015dc616"/>
    </style:style>
    <style:style style:name="T196" style:family="text">
      <style:text-properties fo:color="#00a933" loext:opacity="100%" officeooo:rsid="015dc616"/>
    </style:style>
    <style:style style:name="T197" style:family="text">
      <style:text-properties fo:color="#00a933" loext:opacity="100%" fo:font-size="12pt" fo:font-weight="normal" style:font-size-asian="12pt" style:font-weight-asian="normal" style:font-size-complex="12pt" style:font-weight-complex="normal"/>
    </style:style>
    <style:style style:name="T198" style:family="text">
      <style:text-properties officeooo:rsid="01616a8b"/>
    </style:style>
    <style:style style:name="T199" style:family="text">
      <style:text-properties officeooo:rsid="0161e0a8"/>
    </style:style>
    <style:style style:name="T200" style:family="text">
      <style:text-properties style:font-name="Arial" officeooo:rsid="0161e0a8" fo:background-color="#8d1d75" loext:char-shading-value="0"/>
    </style:style>
    <style:style style:name="T201" style:family="text">
      <style:text-properties style:font-name="Arial" officeooo:rsid="0165e210" fo:background-color="#8d1d75" loext:char-shading-value="0"/>
    </style:style>
    <style:style style:name="T202" style:family="text">
      <style:text-properties officeooo:rsid="017cc168"/>
    </style:style>
    <style:style style:name="T203" style:family="text">
      <style:text-properties officeooo:rsid="016605ba"/>
    </style:style>
    <style:style style:name="T204" style:family="text">
      <style:text-properties officeooo:rsid="01670831"/>
    </style:style>
    <style:style style:name="T205" style:family="text">
      <style:text-properties officeooo:rsid="01748743"/>
    </style:style>
    <style:style style:name="T206" style:family="text">
      <style:text-properties officeooo:rsid="01687bec"/>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officeooo:rsid="016ce08c"/>
    </style:style>
    <style:style style:name="T209" style:family="text">
      <style:text-properties fo:color="#dddddd" loext:opacity="100%" officeooo:rsid="0174ff7f"/>
    </style:style>
    <style:style style:name="T210" style:family="text">
      <style:text-properties officeooo:rsid="0174ff7f"/>
    </style:style>
    <style:style style:name="T211" style:family="text">
      <style:text-properties fo:color="#dddddd" loext:opacity="100%" officeooo:rsid="01750546"/>
    </style:style>
    <style:style style:name="T212" style:family="text">
      <style:text-properties officeooo:rsid="01750546"/>
    </style:style>
    <style:style style:name="T213" style:family="text">
      <style:text-properties style:font-name="Arial" officeooo:rsid="00f9a8df" fo:background-color="#8d1d75" loext:char-shading-value="0"/>
    </style:style>
    <style:style style:name="T214" style:family="text">
      <style:text-properties style:font-name="Arial" fo:background-color="#8d1d75" loext:char-shading-value="0"/>
    </style:style>
    <style:style style:name="T215" style:family="text">
      <style:text-properties fo:color="#dddddd" loext:opacity="100%" officeooo:rsid="00f8c2d6"/>
    </style:style>
    <style:style style:name="T216" style:family="text">
      <style:text-properties fo:color="#00a933" loext:opacity="100%" style:text-underline-style="none"/>
    </style:style>
    <style:style style:name="T217" style:family="text">
      <style:text-properties officeooo:rsid="00f400da"/>
    </style:style>
    <style:style style:name="T218" style:family="text">
      <style:text-properties officeooo:rsid="0158e6a0"/>
    </style:style>
    <style:style style:name="T219" style:family="text">
      <style:text-properties fo:color="#00a933" loext:opacity="100%" style:text-underline-style="none" officeooo:rsid="01044598"/>
    </style:style>
    <style:style style:name="T220" style:family="text">
      <style:text-properties officeooo:rsid="01044598"/>
    </style:style>
    <style:style style:name="T221" style:family="text">
      <style:text-properties officeooo:rsid="0157bffe"/>
    </style:style>
    <style:style style:name="T222" style:family="text">
      <style:text-properties officeooo:rsid="01592d6d"/>
    </style:style>
    <style:style style:name="T223" style:family="text">
      <style:text-properties officeooo:rsid="015901bb"/>
    </style:style>
    <style:style style:name="T224" style:family="text">
      <style:text-properties fo:color="#00a933" loext:opacity="100%" officeooo:rsid="00ed7f1d"/>
    </style:style>
    <style:style style:name="T225" style:family="text">
      <style:text-properties fo:color="#00a933" loext:opacity="100%" style:text-underline-style="solid" style:text-underline-width="auto" style:text-underline-color="font-color"/>
    </style:style>
    <style:style style:name="T226" style:family="text">
      <style:text-properties style:text-underline-style="solid" style:text-underline-width="auto" style:text-underline-color="font-color"/>
    </style:style>
    <style:style style:name="T227" style:family="text">
      <style:text-properties officeooo:rsid="00f0078f"/>
    </style:style>
    <style:style style:name="T228" style:family="text">
      <style:text-properties fo:color="#ffffff" loext:opacity="100%" style:font-name="Arial" officeooo:rsid="011c2e15" fo:background-color="#8d1d75" loext:char-shading-value="0"/>
    </style:style>
    <style:style style:name="T229" style:family="text">
      <style:text-properties fo:color="#ffffff" loext:opacity="100%" style:font-name="Arial" officeooo:rsid="011482c8" fo:background-color="#8d1d75" loext:char-shading-value="0"/>
    </style:style>
    <style:style style:name="T230" style:family="text">
      <style:text-properties fo:color="#ffffff" loext:opacity="100%" style:font-name="Arial" officeooo:rsid="011af0df" fo:background-color="#8d1d75" loext:char-shading-value="0"/>
    </style:style>
    <style:style style:name="T231" style:family="text">
      <style:text-properties fo:color="#00a933" loext:opacity="100%" style:text-underline-style="none" officeooo:rsid="011e0af6"/>
    </style:style>
    <style:style style:name="T232" style:family="text">
      <style:text-properties fo:font-style="normal" style:text-underline-style="none" style:font-style-asian="normal" style:font-style-complex="normal"/>
    </style:style>
    <style:style style:name="T233" style:family="text">
      <style:text-properties fo:color="#00a933" loext:opacity="100%" fo:font-size="14pt" style:text-underline-style="none" officeooo:rsid="011e0af6" style:font-size-asian="14pt" style:font-size-complex="14pt"/>
    </style:style>
    <style:style style:name="T234" style:family="text">
      <style:text-properties style:text-underline-style="none" officeooo:rsid="011e0af6"/>
    </style:style>
    <style:style style:name="T235" style:family="text">
      <style:text-properties officeooo:rsid="011e0af6"/>
    </style:style>
    <style:style style:name="T236" style:family="text">
      <style:text-properties fo:color="#00a933" loext:opacity="100%" officeooo:rsid="011e0af6"/>
    </style:style>
    <style:style style:name="T237" style:family="text">
      <style:text-properties officeooo:rsid="011f0028"/>
    </style:style>
    <style:style style:name="T238" style:family="text">
      <style:text-properties officeooo:rsid="0124a180"/>
    </style:style>
    <style:style style:name="T239" style:family="text">
      <style:text-properties officeooo:rsid="01222127"/>
    </style:style>
    <style:style style:name="T240" style:family="text">
      <style:text-properties officeooo:rsid="012f1b9d"/>
    </style:style>
    <style:style style:name="T241" style:family="text">
      <style:text-properties officeooo:rsid="013a002a"/>
    </style:style>
    <style:style style:name="T242" style:family="text">
      <style:text-properties officeooo:rsid="013a772e"/>
    </style:style>
    <style:style style:name="T243" style:family="text">
      <style:text-properties fo:color="#2a6099" loext:opacity="100%" officeooo:rsid="013a772e"/>
    </style:style>
    <style:style style:name="T244" style:family="text">
      <style:text-properties officeooo:rsid="013dbf85"/>
    </style:style>
    <style:style style:name="T245" style:family="text">
      <style:text-properties officeooo:rsid="013c4173"/>
    </style:style>
    <style:style style:name="T246" style:family="text">
      <style:text-properties officeooo:rsid="0153b4ff"/>
    </style:style>
    <style:style style:name="T247" style:family="text">
      <style:text-properties officeooo:rsid="0146d56a"/>
    </style:style>
    <style:style style:name="T248" style:family="text">
      <style:text-properties officeooo:rsid="0147be84"/>
    </style:style>
    <style:style style:name="T249" style:family="text">
      <style:text-properties fo:color="#ffffff" loext:opacity="100%" style:font-name="Arial" officeooo:rsid="01108b5c" fo:background-color="#8d1d75" loext:char-shading-value="0"/>
    </style:style>
    <style:style style:name="T250" style:family="text">
      <style:text-properties fo:color="#ffffff" loext:opacity="100%" style:font-name="Arial" officeooo:rsid="0104810a" fo:background-color="#8d1d75" loext:char-shading-value="0"/>
    </style:style>
    <style:style style:name="T251" style:family="text">
      <style:text-properties fo:color="#ffffff" loext:opacity="100%" style:font-name="Arial" officeooo:rsid="00f9a8df" fo:background-color="#8d1d75" loext:char-shading-value="0"/>
    </style:style>
    <style:style style:name="T252" style:family="text">
      <style:text-properties fo:color="#ffffff" loext:opacity="100%" style:font-name="Arial" fo:background-color="#8d1d75" loext:char-shading-value="0"/>
    </style:style>
    <style:style style:name="T253" style:family="text">
      <style:text-properties fo:color="#00a933" loext:opacity="100%" officeooo:rsid="010f71e7"/>
    </style:style>
    <style:style style:name="T254" style:family="text">
      <style:text-properties officeooo:rsid="010f71e7"/>
    </style:style>
    <style:style style:name="T255" style:family="text">
      <style:text-properties officeooo:rsid="01302d65"/>
    </style:style>
    <style:style style:name="T256" style:family="text">
      <style:text-properties officeooo:rsid="0111285b"/>
    </style:style>
    <style:style style:name="T257" style:family="text">
      <style:text-properties officeooo:rsid="01128fdb"/>
    </style:style>
    <style:style style:name="T258" style:family="text">
      <style:text-properties officeooo:rsid="014ce034"/>
    </style:style>
    <style:style style:name="T259" style:family="text">
      <style:text-properties fo:color="#00a933" loext:opacity="100%" officeooo:rsid="014ce034"/>
    </style:style>
    <style:style style:name="T260" style:family="text">
      <style:text-properties officeooo:rsid="01509282"/>
    </style:style>
    <style:style style:name="T261" style:family="text">
      <style:text-properties officeooo:rsid="014b4228"/>
    </style:style>
    <style:style style:name="T262" style:family="text">
      <style:text-properties fo:color="#ffffff" loext:opacity="100%" style:font-name="Arial" officeooo:rsid="0115a84d" fo:background-color="#8d1d75" loext:char-shading-value="0"/>
    </style:style>
    <style:style style:name="T263" style:family="text">
      <style:text-properties fo:color="#00a933" loext:opacity="100%" officeooo:rsid="011c2e15"/>
    </style:style>
    <style:style style:name="T264" style:family="text">
      <style:text-properties fo:color="#00a933" loext:opacity="100%" officeooo:rsid="01190204"/>
    </style:style>
    <style:style style:name="T265" style:family="text">
      <style:text-properties officeooo:rsid="01190204"/>
    </style:style>
    <style:style style:name="T266" style:family="text">
      <style:text-properties officeooo:rsid="011c2e15"/>
    </style:style>
    <style:style style:name="T267" style:family="text">
      <style:text-properties officeooo:rsid="011af0df"/>
    </style:style>
    <style:style style:name="T268" style:family="text">
      <style:text-properties style:font-name="Arial" officeooo:rsid="01265eea" fo:background-color="#8d1d75" loext:char-shading-value="0"/>
    </style:style>
    <style:style style:name="T269" style:family="text">
      <style:text-properties style:font-name="Arial" officeooo:rsid="011482c8" fo:background-color="#8d1d75" loext:char-shading-value="0"/>
    </style:style>
    <style:style style:name="T270" style:family="text">
      <style:text-properties style:font-name="Arial" officeooo:rsid="011af0df" fo:background-color="#8d1d75" loext:char-shading-value="0"/>
    </style:style>
    <style:style style:name="T271" style:family="text">
      <style:text-properties fo:color="#00a933" loext:opacity="100%" officeooo:rsid="011af0df"/>
    </style:style>
    <style:style style:name="T272" style:family="text">
      <style:text-properties fo:color="#ffffff" loext:opacity="100%" officeooo:rsid="01be534b"/>
    </style:style>
    <style:style style:name="T273" style:family="text">
      <style:text-properties officeooo:rsid="01bcd4b6"/>
    </style:style>
    <style:style style:name="T274" style:family="text">
      <style:text-properties officeooo:rsid="01bd75b2"/>
    </style:style>
    <style:style style:name="T275" style:family="text">
      <style:text-properties fo:color="#ffffff" loext:opacity="100%" officeooo:rsid="01bd75b2"/>
    </style:style>
    <style:style style:name="T276" style:family="text">
      <style:text-properties fo:color="#ffffff" loext:opacity="100%" officeooo:rsid="01bfec6c"/>
    </style:style>
    <style:style style:name="T277" style:family="text">
      <style:text-properties officeooo:rsid="01bfec6c"/>
    </style:style>
    <style:style style:name="T278" style:family="text">
      <style:text-properties fo:color="#ffffff" loext:opacity="100%" officeooo:rsid="01c3ae7f"/>
    </style:style>
    <style:style style:name="T279" style:family="text">
      <style:text-properties officeooo:rsid="01c3ae7f"/>
    </style:style>
    <style:style style:name="T280" style:family="text">
      <style:text-properties fo:color="#dddddd" loext:opacity="100%" style:font-name="Arial" officeooo:rsid="01c2159b" fo:background-color="#8d1d75" loext:char-shading-value="0"/>
    </style:style>
    <style:style style:name="T281" style:family="text">
      <style:text-properties officeooo:rsid="01c2159b"/>
    </style:style>
    <style:style style:name="T282" style:family="text">
      <style:text-properties officeooo:rsid="01c310cf"/>
    </style:style>
    <style:style style:name="T283" style:family="text">
      <style:text-properties fo:color="#dddddd" loext:opacity="100%" style:font-name="Arial" officeooo:rsid="01c310cf" fo:background-color="#8d1d75" loext:char-shading-value="0"/>
    </style:style>
    <style:style style:name="T284" style:family="text">
      <style:text-properties fo:color="#ffffff" loext:opacity="100%" officeooo:rsid="01c310cf" fo:background-color="transparent" loext:char-shading-value="0"/>
    </style:style>
    <style:style style:name="T285" style:family="text">
      <style:text-properties fo:font-weight="normal" fo:background-color="transparent" loext:char-shading-value="0"/>
    </style:style>
    <style:style style:name="T286" style:family="text">
      <style:text-properties officeooo:rsid="01c310cf" fo:background-color="transparent" loext:char-shading-value="0"/>
    </style:style>
    <style:style style:name="T287" style:family="text">
      <style:text-properties officeooo:rsid="01c36ba9" fo:background-color="transparent" loext:char-shading-value="0"/>
    </style:style>
    <style:style style:name="T288" style:family="text">
      <style:text-properties fo:color="#ffffff" loext:opacity="100%" officeooo:rsid="01c3dd1a" fo:background-color="transparent" loext:char-shading-value="0"/>
    </style:style>
    <style:style style:name="T289" style:family="text">
      <style:text-properties fo:color="#000000" loext:opacity="100%" style:font-name="Arial" officeooo:rsid="01c3dd1a" fo:background-color="#ff8000" loext:char-shading-value="0"/>
    </style:style>
    <style:style style:name="T290" style:family="text">
      <style:text-properties officeooo:rsid="01c3dd1a" fo:background-color="transparent" loext:char-shading-value="0"/>
    </style:style>
    <style:style style:name="T291" style:family="text">
      <style:text-properties officeooo:rsid="01c578e6" fo:background-color="transparent" loext:char-shading-value="0"/>
    </style:style>
    <style:style style:name="T292" style:family="text">
      <style:text-properties fo:color="#ffffff" loext:opacity="100%" officeooo:rsid="01c578e6" fo:background-color="transparent" loext:char-shading-value="0"/>
    </style:style>
    <style:style style:name="T293" style:family="text">
      <style:text-properties officeooo:rsid="01c777c2" fo:background-color="transparent" loext:char-shading-value="0"/>
    </style:style>
    <style:style style:name="T294" style:family="text">
      <style:text-properties fo:color="#ffffff" loext:opacity="100%" officeooo:rsid="01c777c2" fo:background-color="transparent" loext:char-shading-value="0"/>
    </style:style>
    <style:style style:name="T295" style:family="text">
      <style:text-properties fo:color="#ffffff" loext:opacity="100%" officeooo:rsid="01c7d037" fo:background-color="transparent" loext:char-shading-value="0"/>
    </style:style>
    <style:style style:name="T296" style:family="text">
      <style:text-properties officeooo:rsid="01c7d037" fo:background-color="transparent" loext:char-shading-value="0"/>
    </style:style>
    <style:style style:name="T297" style:family="text">
      <style:text-properties fo:color="#000000" loext:opacity="100%" style:font-name="Arial" officeooo:rsid="01c7d037" fo:background-color="#ff8000" loext:char-shading-value="0"/>
    </style:style>
    <style:style style:name="T298" style:family="text">
      <style:text-properties fo:color="#000000" loext:opacity="100%" style:font-name="Arial" fo:font-weight="normal" officeooo:rsid="01c9726c" fo:background-color="#ff8000" loext:char-shading-value="0"/>
    </style:style>
    <style:style style:name="T299" style:family="text">
      <style:text-properties fo:color="#ffffff" loext:opacity="100%" officeooo:rsid="01c9726c" fo:background-color="transparent" loext:char-shading-value="0"/>
    </style:style>
    <style:style style:name="T300" style:family="text">
      <style:text-properties fo:color="#000000" loext:opacity="100%" style:font-name="Arial" fo:font-weight="normal" officeooo:rsid="01c7d037" fo:background-color="#ff8000" loext:char-shading-value="0"/>
    </style:style>
    <style:style style:name="T301" style:family="text">
      <style:text-properties fo:color="#ffffff" loext:opacity="100%" officeooo:rsid="01cd0b19" fo:background-color="transparent" loext:char-shading-value="0"/>
    </style:style>
    <style:style style:name="T302" style:family="text">
      <style:text-properties officeooo:rsid="01cd0b19" fo:background-color="transparent" loext:char-shading-value="0"/>
    </style:style>
    <style:style style:name="T303" style:family="text">
      <style:text-properties officeooo:rsid="01cdf482" fo:background-color="transparent" loext:char-shading-value="0"/>
    </style:style>
    <style:style style:name="T304" style:family="text">
      <style:text-properties fo:color="#000000" loext:opacity="100%" style:font-name="Arial" officeooo:rsid="01d3e9a3" fo:background-color="#ff8000" loext:char-shading-value="0"/>
    </style:style>
    <style:style style:name="T305" style:family="text">
      <style:text-properties fo:color="#000000" loext:opacity="100%" style:font-name="Arial" officeooo:rsid="01cf2a6b" fo:background-color="#ff8000" loext:char-shading-value="0"/>
    </style:style>
    <style:style style:name="T306" style:family="text">
      <style:text-properties fo:color="#ffffff" loext:opacity="100%" officeooo:rsid="01cf2a6b" fo:background-color="transparent" loext:char-shading-value="0"/>
    </style:style>
    <style:style style:name="T307" style:family="text">
      <style:text-properties officeooo:rsid="01cf2a6b" fo:background-color="transparent" loext:char-shading-value="0"/>
    </style:style>
    <style:style style:name="T308" style:family="text">
      <style:text-properties fo:color="#ffffff" loext:opacity="100%" officeooo:rsid="01d04c81" fo:background-color="transparent" loext:char-shading-value="0"/>
    </style:style>
    <style:style style:name="T309" style:family="text">
      <style:text-properties officeooo:rsid="01d04c81" fo:background-color="transparent" loext:char-shading-value="0"/>
    </style:style>
    <style:style style:name="T310" style:family="text">
      <style:text-properties officeooo:rsid="01d20680" fo:background-color="transparent" loext:char-shading-value="0"/>
    </style:style>
    <style:style style:name="T311" style:family="text">
      <style:text-properties officeooo:rsid="01d0539b" fo:background-color="transparent" loext:char-shading-value="0"/>
    </style:style>
    <style:style style:name="T312" style:family="text">
      <style:text-properties fo:color="#ffffff" loext:opacity="100%" officeooo:rsid="01d0539b" fo:background-color="transparent" loext:char-shading-value="0"/>
    </style:style>
    <style:style style:name="T313" style:family="text">
      <style:text-properties officeooo:rsid="01d17742" fo:background-color="transparent" loext:char-shading-value="0"/>
    </style:style>
    <style:style style:name="T314" style:family="text">
      <style:text-properties fo:color="#ffffff" loext:opacity="100%" officeooo:rsid="01d3e9a3" fo:background-color="transparent" loext:char-shading-value="0"/>
    </style:style>
    <style:style style:name="T315" style:family="text">
      <style:text-properties officeooo:rsid="01d3e9a3" fo:background-color="transparent" loext:char-shading-value="0"/>
    </style:style>
    <style:style style:name="T316" style:family="text">
      <style:text-properties fo:color="#ffffff" loext:opacity="100%" officeooo:rsid="01d5e5f9" fo:background-color="transparent" loext:char-shading-value="0"/>
    </style:style>
    <style:style style:name="T317" style:family="text">
      <style:text-properties fo:color="#ffff00" loext:opacity="100%"/>
    </style:style>
    <style:style style:name="T318" style:family="text">
      <style:text-properties fo:color="#000000" loext:opacity="100%" style:font-name="Arial" fo:font-size="18pt" officeooo:rsid="01d92c5f" fo:background-color="#ffff00" loext:char-shading-value="0" style:font-size-asian="18pt" style:font-size-complex="18pt"/>
    </style:style>
    <style:style style:name="T319" style:family="text">
      <style:text-properties fo:color="#ffffff" loext:opacity="100%" officeooo:rsid="01d92c5f" fo:background-color="transparent" loext:char-shading-value="0"/>
    </style:style>
    <style:style style:name="T320" style:family="text">
      <style:text-properties officeooo:rsid="01d92c5f" fo:background-color="transparent" loext:char-shading-value="0"/>
    </style:style>
    <style:style style:name="T321" style:family="text">
      <style:text-properties officeooo:rsid="01dda802" fo:background-color="transparent" loext:char-shading-value="0"/>
    </style:style>
    <style:style style:name="T322" style:family="text">
      <style:text-properties fo:color="#ffffff" loext:opacity="100%" officeooo:rsid="01dc0649" fo:background-color="transparent" loext:char-shading-value="0"/>
    </style:style>
    <style:style style:name="T323" style:family="text">
      <style:text-properties fo:color="#ffffff" loext:opacity="100%" officeooo:rsid="01dda802" fo:background-color="transparent" loext:char-shading-value="0"/>
    </style:style>
    <style:style style:name="T324" style:family="text">
      <style:text-properties fo:color="#ffffff" loext:opacity="100%" officeooo:rsid="01deb8cc" fo:background-color="transparent" loext:char-shading-value="0"/>
    </style:style>
    <style:style style:name="T325" style:family="text">
      <style:text-properties fo:color="#000000" loext:opacity="100%" style:font-name="Arial" officeooo:rsid="01d92c5f" fo:background-color="#ffff00" loext:char-shading-value="0"/>
    </style:style>
    <style:style style:name="T326" style:family="text">
      <style:text-properties fo:color="#000000" loext:opacity="100%" style:font-name="Arial" officeooo:rsid="01deb8cc" fo:background-color="#ffff00" loext:char-shading-value="0"/>
    </style:style>
    <style:style style:name="T327" style:family="text">
      <style:text-properties officeooo:rsid="01deb8cc" fo:background-color="transparent" loext:char-shading-value="0"/>
    </style:style>
    <style:style style:name="T328" style:family="text">
      <style:text-properties fo:color="#ffffff" loext:opacity="100%" officeooo:rsid="01dfe3f0" fo:background-color="transparent" loext:char-shading-value="0"/>
    </style:style>
    <style:style style:name="T329" style:family="text">
      <style:text-properties officeooo:rsid="01dfe3f0" fo:background-color="transparent" loext:char-shading-value="0"/>
    </style:style>
    <style:style style:name="T330" style:family="text">
      <style:text-properties fo:color="#ffffff" loext:opacity="100%" officeooo:rsid="01e1a2bc" fo:background-color="transparent" loext:char-shading-value="0"/>
    </style:style>
    <style:style style:name="T331" style:family="text">
      <style:text-properties officeooo:rsid="01e1a2bc" fo:background-color="transparent" loext:char-shading-value="0"/>
    </style:style>
    <style:style style:name="T332" style:family="text">
      <style:text-properties fo:color="#ffffff" loext:opacity="100%" officeooo:rsid="01e23e59" fo:background-color="transparent" loext:char-shading-value="0"/>
    </style:style>
    <style:style style:name="T333" style:family="text">
      <style:text-properties officeooo:rsid="01e23e59" fo:background-color="transparent" loext:char-shading-value="0"/>
    </style:style>
    <style:style style:name="T334" style:family="text">
      <style:text-properties fo:color="#ffffff" loext:opacity="100%" officeooo:rsid="01e24e28" fo:background-color="transparent" loext:char-shading-value="0"/>
    </style:style>
    <style:style style:name="T335" style:family="text">
      <style:text-properties fo:color="#ffffff" loext:opacity="100%" officeooo:rsid="01e3f0c7" fo:background-color="transparent" loext:char-shading-value="0"/>
    </style:style>
    <style:style style:name="T336" style:family="text">
      <style:text-properties fo:color="#000000" loext:opacity="100%" style:font-name="Arial" officeooo:rsid="01e4b6bd" fo:background-color="#ffff00" loext:char-shading-value="0"/>
    </style:style>
    <style:style style:name="T337" style:family="text">
      <style:text-properties fo:color="#ffffff" loext:opacity="100%" officeooo:rsid="01e4b6bd" fo:background-color="transparent" loext:char-shading-value="0"/>
    </style:style>
    <style:style style:name="T338" style:family="text">
      <style:text-properties fo:color="#000000" loext:opacity="100%" style:font-name="Arial" officeooo:rsid="01e54b29" fo:background-color="#ffff00" loext:char-shading-value="0"/>
    </style:style>
    <style:style style:name="T339" style:family="text">
      <style:text-properties fo:color="#000000" loext:opacity="100%" style:font-name="Arial" officeooo:rsid="01e689bc" fo:background-color="#ffff00" loext:char-shading-value="0"/>
    </style:style>
    <style:style style:name="T340" style:family="text">
      <style:text-properties fo:color="#ffffff" loext:opacity="100%" officeooo:rsid="01e689bc" fo:background-color="transparent" loext:char-shading-value="0"/>
    </style:style>
    <style:style style:name="T341" style:family="text">
      <style:text-properties fo:color="#ffffff" loext:opacity="100%" officeooo:rsid="01e85bcc" fo:background-color="transparent" loext:char-shading-value="0"/>
    </style:style>
    <style:style style:name="T342" style:family="text">
      <style:text-properties officeooo:rsid="01e689bc" fo:background-color="transparent" loext:char-shading-value="0"/>
    </style:style>
    <style:style style:name="T343" style:family="text">
      <style:text-properties fo:color="#ffffff" loext:opacity="100%" officeooo:rsid="01e891fe" fo:background-color="transparent" loext:char-shading-value="0"/>
    </style:style>
    <style:style style:name="T344" style:family="text">
      <style:text-properties fo:color="#ffffff" loext:opacity="100%" officeooo:rsid="01ea3f1a" fo:background-color="transparent" loext:char-shading-value="0"/>
    </style:style>
    <style:style style:name="T345" style:family="text">
      <style:text-properties fo:color="#000000" loext:opacity="100%" style:font-name="Arial" fo:font-size="18pt" officeooo:rsid="01eb9124" fo:background-color="#ff4000" loext:char-shading-value="0" style:font-size-asian="18pt" style:font-size-complex="18pt"/>
    </style:style>
    <style:style style:name="T346" style:family="text">
      <style:text-properties fo:color="#ffffff" loext:opacity="100%" officeooo:rsid="01eb9124" fo:background-color="transparent" loext:char-shading-value="0"/>
    </style:style>
    <style:style style:name="T347" style:family="text">
      <style:text-properties officeooo:rsid="01eb9124" fo:background-color="transparent" loext:char-shading-value="0"/>
    </style:style>
    <style:style style:name="T348" style:family="text">
      <style:text-properties officeooo:rsid="01f378ea" fo:background-color="transparent" loext:char-shading-value="0"/>
    </style:style>
    <style:style style:name="T349" style:family="text">
      <style:text-properties officeooo:rsid="01f7a2ff" fo:background-color="transparent" loext:char-shading-value="0"/>
    </style:style>
    <style:style style:name="T350" style:family="text">
      <style:text-properties officeooo:rsid="01f06c9a" fo:background-color="transparent" loext:char-shading-value="0"/>
    </style:style>
    <style:style style:name="T351" style:family="text">
      <style:text-properties officeooo:rsid="01f45ad4" fo:background-color="transparent" loext:char-shading-value="0"/>
    </style:style>
    <style:style style:name="T352" style:family="text">
      <style:text-properties fo:background-color="transparent" loext:char-shading-value="0"/>
    </style:style>
    <style:style style:name="T353" style:family="text">
      <style:text-properties officeooo:rsid="01eb9124" fo:background-color="transparent" loext:char-shading-value="0"/>
    </style:style>
    <style:style style:name="T354" style:family="text">
      <style:text-properties officeooo:rsid="01ed5631" fo:background-color="transparent" loext:char-shading-value="0"/>
    </style:style>
    <style:style style:name="T355" style:family="text">
      <style:text-properties officeooo:rsid="01f378ea" fo:background-color="transparent" loext:char-shading-value="0"/>
    </style:style>
    <style:style style:name="T356" style:family="text">
      <style:text-properties officeooo:rsid="01f7a2ff" fo:background-color="transparent" loext:char-shading-value="0"/>
    </style:style>
    <style:style style:name="T357" style:family="text">
      <style:text-properties officeooo:rsid="01f06c9a" fo:background-color="transparent" loext:char-shading-value="0"/>
    </style:style>
    <style:style style:name="T358" style:family="text">
      <style:text-properties officeooo:rsid="01eeab53" fo:background-color="transparent" loext:char-shading-value="0"/>
    </style:style>
    <style:style style:name="T359" style:family="text">
      <style:text-properties officeooo:rsid="01f1892c" fo:background-color="transparent" loext:char-shading-value="0"/>
    </style:style>
    <style:style style:name="T360" style:family="text">
      <style:text-properties fo:color="#ffffff" loext:opacity="100%" officeooo:rsid="01f1892c" fo:background-color="transparent" loext:char-shading-value="0"/>
    </style:style>
    <style:style style:name="T361" style:family="text">
      <style:text-properties fo:color="#000000" loext:opacity="100%" style:font-name="Arial" fo:font-size="12pt" officeooo:rsid="01f4ac00" fo:background-color="#ff4000" loext:char-shading-value="0" style:font-size-asian="10.5pt" style:font-size-complex="12pt"/>
    </style:style>
    <style:style style:name="T362" style:family="text">
      <style:text-properties officeooo:rsid="01f2148b" fo:background-color="transparent" loext:char-shading-value="0"/>
    </style:style>
    <style:style style:name="T363" style:family="text">
      <style:text-properties officeooo:rsid="01f45ad4" fo:background-color="transparent" loext:char-shading-value="0"/>
    </style:style>
    <style:style style:name="T364" style:family="text">
      <style:text-properties fo:color="#ffffff" loext:opacity="100%" officeooo:rsid="01f2148b" fo:background-color="transparent" loext:char-shading-value="0"/>
    </style:style>
    <style:style style:name="T365" style:family="text">
      <style:text-properties fo:color="#ffffff" loext:opacity="100%" officeooo:rsid="01f4ac00" fo:background-color="transparent" loext:char-shading-value="0"/>
    </style:style>
    <style:style style:name="T366" style:family="text">
      <style:text-properties fo:color="#000000" loext:opacity="100%" style:font-name="Arial" fo:font-size="12pt" officeooo:rsid="01eb9124" fo:background-color="#ff4000" loext:char-shading-value="0" style:font-size-asian="10.5pt" style:font-size-complex="12pt"/>
    </style:style>
    <style:style style:name="T367" style:family="text">
      <style:text-properties fo:color="#000000" loext:opacity="100%" style:font-name="Arial" fo:font-size="12pt" officeooo:rsid="01f50920" fo:background-color="#ff4000" loext:char-shading-value="0" style:font-size-asian="10.5pt" style:font-size-complex="12pt"/>
    </style:style>
    <style:style style:name="T368" style:family="text">
      <style:text-properties fo:color="#ffffff" loext:opacity="100%" officeooo:rsid="01f67585" fo:background-color="transparent" loext:char-shading-value="0"/>
    </style:style>
    <style:style style:name="T369" style:family="text">
      <style:text-properties officeooo:rsid="01f67585" fo:background-color="transparent" loext:char-shading-value="0"/>
    </style:style>
    <style:style style:name="T370" style:family="text">
      <style:text-properties fo:color="#ffffff" loext:opacity="100%" officeooo:rsid="01f94e40" fo:background-color="transparent" loext:char-shading-value="0"/>
    </style:style>
    <style:style style:name="T371" style:family="text">
      <style:text-properties fo:color="#ff8000" loext:opacity="100%" officeooo:rsid="01f94e40" fo:background-color="transparent" loext:char-shading-value="0"/>
    </style:style>
    <style:style style:name="T372" style:family="text">
      <style:text-properties fo:color="#ff8000" loext:opacity="100%" officeooo:rsid="01fa894b" fo:background-color="transparent" loext:char-shading-value="0"/>
    </style:style>
    <style:style style:name="T373" style:family="text">
      <style:text-properties fo:color="#ff8000" loext:opacity="100%" officeooo:rsid="01f99983" fo:background-color="transparent" loext:char-shading-value="0"/>
    </style:style>
    <style:style style:name="T374" style:family="text">
      <style:text-properties fo:color="#000000" loext:opacity="100%" style:font-name="Arial" fo:font-size="12pt" officeooo:rsid="0200dd90" fo:background-color="#ff4000" loext:char-shading-value="0" style:font-size-asian="10.5pt" style:font-size-complex="12pt"/>
    </style:style>
    <style:style style:name="T375" style:family="text">
      <style:text-properties fo:color="#ffffff" loext:opacity="100%" officeooo:rsid="0202583b" fo:background-color="transparent" loext:char-shading-value="0"/>
    </style:style>
    <style:style style:name="T376" style:family="text">
      <style:text-properties officeooo:rsid="0202583b" fo:background-color="transparent" loext:char-shading-value="0"/>
    </style:style>
    <style:style style:name="T377" style:family="text">
      <style:text-properties officeooo:rsid="01fdb152" fo:background-color="transparent" loext:char-shading-value="0"/>
    </style:style>
    <style:style style:name="T378" style:family="text">
      <style:text-properties officeooo:rsid="01ff709c" fo:background-color="transparent" loext:char-shading-value="0"/>
    </style:style>
    <style:style style:name="T379" style:family="text">
      <style:text-properties fo:color="#ffffff" loext:opacity="100%" officeooo:rsid="01fdb15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text:h>
      <text:p text:style-name="Text_20_body"><text:span text:style-name="T23">Deducirá el typo solo con la declaración:</text:span><text:line-break/><text:span text:style-name="_3c_C_2b__2b__3e_">auto</text:span><text:span text:style-name="T30"> var1 {12}; </text:span><text:span text:style-name="_2f__2f_C">//int </text:span><text:span text:style-name="_2f__2f_C"><text:span text:style-name="T31">4 bytes</text:span></text:span></text:p>
      <text:p text:style-name="P26">auto var1 {12.0}; <text:span text:style-name="_2f__2f_C">//double </text:span><text:span text:style-name="_2f__2f_C"><text:span text:style-name="T31">8 bytes</text:span></text:span></text:p>
      <text:p text:style-name="P26">auto var1 {12.0f}; <text:span text:style-name="_2f__2f_C">//float </text:span><text:span text:style-name="_2f__2f_C"><text:span text:style-name="T31">4 bytes</text:span></text:span></text:p>
      <text:p text:style-name="P26">auto var1 {12.0l}; <text:span text:style-name="_2f__2f_C">//long double </text:span><text:span text:style-name="_2f__2f_C"><text:span text:style-name="T31">16 bytes</text:span></text:span></text:p>
      <text:p text:style-name="P26">auto var1 { ‘e’ }; <text:span text:style-name="_2f__2f_C">//char </text:span><text:span text:style-name="_2f__2f_C"><text:span text:style-name="T31">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2">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3">Puede ser aplicado a funciones:</text:span></text:span></text:p>
      <text:p text:style-name="P29"><text:span text:style-name="_3c_C_3e_"><text:span text:style-name="T34">auto funcion(int num){ </text:span></text:span><text:span text:style-name="_2f__2f_C"><text:span text:style-name="T34">//será tratado como un entero.</text:span></text:span></text:p>
      <text:p text:style-name="P29"><text:span text:style-name="_3c_C_3e_"><text:tab/></text:span><text:span text:style-name="_3c_C_3e_"><text:span text:style-name="T34">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5">(enum)</text:span></text:h>
      <text:p text:style-name="P34"><text:span text:style-name="_3c_C_3e_"><text:span text:style-name="T36">enum class</text:span></text:span><text:span text:style-name="_3c_C_3e_"> Mes { Ene, Feb, Mar, …, Nov, Dic};</text:span> <text:span text:style-name="_2f__2f_C">//</text:span><text:span text:style-name="_2f__2f_C"><text:span text:style-name="T37">lo de dentro de {} son Enumeradores.</text:span></text:span></text:p>
      <text:p text:style-name="P34"><text:span text:style-name="_3c_C_3e_"><text:span text:style-name="T38">Mes variableMes </text:span></text:span><text:span text:style-name="_3c_C_2b__2b__3e_"><text:span text:style-name="T39">{Mes::Feb}</text:span></text:span><text:span text:style-name="_3c_C_3e_"><text:span text:style-name="T38">;</text:span></text:span> <text:span text:style-name="_2f__2f_C">//se puede crear variables de ese tipo enumerado.</text:span></text:p>
      <text:p text:style-name="P35"><text:span text:style-name="_3c_C_3e_"><text:span text:style-name="T40">std::cout « “el mes es: “ « static_cast&lt;int&gt;(Mes) « std::endl;</text:span></text:span><text:span text:style-name="T30"> </text:span><text:span text:style-name="_2f__2f_C">// </text:span><text:span text:style-name="_2f__2f_C"><text:span text:style-name="T41">1</text:span></text:span><text:span text:style-name="_2f__2f_C">. Cada Enum es un int por debajo. </text:span><text:span text:style-name="_2f__2f_C"><text:span text:style-name="T41">Empieza en el 0. </text:span></text:span><text:span text:style-name="_2f__2f_C"><text:span text:style-name="T42">Pero se puede modificar:</text:span></text:span></text:p>
      <text:p text:style-name="P36"><text:span text:style-name="_3c_C_3e_"><text:span text:style-name="T43">std::cout « Mes; //</text:span></text:span><text:span text:style-name="_2f__2f_C"><text:span text:style-name="T43">ERROR!!! no compilará ya que solo es una etiqueta el </text:span></text:span><text:span text:style-name="_3c_C_3e_"><text:span text:style-name="T43">Feb.</text:span></text:span></text:p>
      <text:p text:style-name="Text_20_body"><text:span text:style-name="T44"><text:tab/></text:span><text:span text:style-name="_3c_C_3e_">enum class Mes</text:span><text:span text:style-name="T45">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6">May</text:span></text:span><text:span text:style-name="_3c_C_3e_"> …};</text:span><text:span text:style-name="T45"> </text:span><text:span text:style-name="_2f__2f_C"><text:span text:style-name="T42">//Feb será 2. </text:span></text:span><text:span text:style-name="_2f__2f_C"><text:span text:style-name="T46">May = -</text:span></text:span><text:span text:style-name="_2f__2f_C"><text:span text:style-name="T47">19</text:span></text:span></text:p>
      <text:p text:style-name="Text_20_body"><text:span text:style-name="_2f__2f_C"><text:tab/></text:span><text:span text:style-name="_3c_C_3e_"><text:span text:style-name="T48">enum class (Mes {Ene=1, Enero=1, Feb=2, Febrero</text:span></text:span><text:span text:style-name="_3c_C_2b__2b__3e_">=Feb</text:span><text:span text:style-name="_3c_C_3e_"><text:span text:style-name="T48">…}; </text:span></text:span><text:span text:style-name="_2f__2f_C"><text:span text:style-name="T48">//Ene </text:span></text:span><text:span text:style-name="_2f__2f_C"><text:span text:style-name="T49">=</text:span></text:span><text:span text:style-name="_2f__2f_C"><text:span text:style-name="T48"> Enero </text:span></text:span><text:span text:style-name="_2f__2f_C"><text:span text:style-name="T50">=</text:span></text:span><text:span text:style-name="_2f__2f_C"><text:span text:style-name="T48"> 1 y ok.</text:span></text:span></text:p>
      <text:p text:style-name="P37"><text:span text:style-name="_2f__2f_C"><text:span text:style-name="T51">El </text:span></text:span><text:span text:style-name="_3c_C_3e_"><text:span text:style-name="T52">class </text:span></text:span><text:span text:style-name="_3c_C_3e_"><text:span text:style-name="T51">añadido es seguridad. Se puede hacer enum Mes{}, e implicitamente sería convertido a un entero si decimos:</text:span></text:span></text:p>
      <text:p text:style-name="P37"><text:span text:style-name="_3c_C_3e_"><text:span text:style-name="T52">enum Mes {Ene, Feb, Mar…};</text:span></text:span></text:p>
      <text:p text:style-name="P37"><text:span text:style-name="_3c_C_3e_"><text:span text:style-name="T52">Mes mi_mes = Ene; </text:span></text:span><text:span text:style-name="_2f__2f_C"><text:span text:style-name="T52">//ya no hace falta poner el Mes::Ene para asignarlo.</text:span></text:span></text:p>
      <text:p text:style-name="P38"><text:span text:style-name="_3c_C_3e_"><text:span text:style-name="T52">std::cout « mi_mes; </text:span></text:span><text:span text:style-name="_2f__2f_C"><text:span text:style-name="T52">//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3"> //será respresentado por </text:span></text:span><text:span text:style-name="_2f__2f_C"><text:span text:style-name="T54">u</text:span></text:span><text:span text:style-name="_2f__2f_C"><text:span text:style-name="T53">n </text:span></text:span><text:span text:style-name="_3c_C_3e_"><text:span text:style-name="T53">int </text:span></text:span><text:span text:style-name="_2f__2f_C"><text:span text:style-name="T53">asi que 4bytes. </text:span></text:span><text:span text:style-name="_2f__2f_C"><text:span text:style-name="T55">Es independiente del número de elementos. </text:span></text:span><text:span text:style-name="_2f__2f_C"><text:span text:style-name="T54">si se sale del rango de </text:span></text:span><text:span text:style-name="_3c_C_3e_"><text:span text:style-name="T54">int </text:span></text:span><text:span text:style-name="_2f__2f_C"><text:span text:style-name="T54">entonces crasheará.</text:span></text:span></text:p>
      <text:p text:style-name="P40"><text:span text:style-name="_2f__2f_C"><text:span text:style-name="T56">Esto es así por que cada uno de los elementos de un</text:span></text:span><text:span text:style-name="_2f__2f_C"><text:span text:style-name="T57"> </text:span></text:span><text:span text:style-name="_3c_C_3e_">enum </text:span><text:span text:style-name="_3c_C_3e_"><text:span text:style-name="T57">es una asociación simbólica, en donde </text:span></text:span><text:span text:style-name="_3c_C_3e_">Ene</text:span><text:span text:style-name="_3c_C_3e_"><text:span text:style-name="T57"> se sustituirá por </text:span></text:span><text:span text:style-name="_3c_C_3e_">1</text:span><text:span text:style-name="_3c_C_3e_"><text:span text:style-name="T57"> (en el último ejemplo), </text:span></text:span><text:span text:style-name="_3c_C_3e_">Feb</text:span><text:span text:style-name="_3c_C_3e_"><text:span text:style-name="T57"> por </text:span></text:span><text:span text:style-name="_3c_C_3e_">2</text:span><text:span text:style-name="_3c_C_3e_"><text:span text:style-name="T57">, etc.… en tiempo de compilación. Luego cuando ya se declara una variable como </text:span></text:span><text:span text:style-name="_3c_C_3e_">Mes mes_actual = Mes::Feb;</text:span><text:span text:style-name="_3c_C_3e_"><text:span text:style-name="T57"> ya sí ocupa memoria de 4 bytes cada una de las variables.</text:span></text:span></text:p>
      <text:p text:style-name="P40"><text:span text:style-name="_3c_C_3e_"><text:span text:style-name="T57">-------------------------</text:span></text:span></text:p>
      <text:p text:style-name="P41"><text:span text:style-name="_3c_C_3e_"><text:span text:style-name="T58">enum class mes {Ene = 1, Feb = 3, Mar = 5};</text:span></text:span></text:p>
      <text:p text:style-name="P41"><text:span text:style-name="_3c_C_3e_"><text:span text:style-name="T58">main(){ mes mi_mes = mes::Feb;</text:span></text:span><text:span text:style-name="_3c_C_3e_"><text:span text:style-name="T59">}</text:span></text:span></text:p>
      <text:p text:style-name="P41"><text:span text:style-name="_3c_C_3e_"><text:span text:style-name="T58">mi_mes = 4; </text:span></text:span><text:span text:style-name="_2f__2f_C"><text:span text:style-name="T58">//ERROR!!!</text:span></text:span><text:span text:style-name="_2f__2f_C"> </text:span><text:span text:style-name="_2f__2f_C"><text:span text:style-name="T58">por que tiene que ser de tipo mes::</text:span></text:span></text:p>
      <text:p text:style-name="P41"><text:span text:style-name="_3c_C_3e_"><text:span text:style-name="T58">mi_mes = static_cast&lt;mes&gt;(4); </text:span></text:span><text:span text:style-name="_2f__2f_C"><text:span text:style-name="T58">//sí se puede pero muy peligroso</text:span></text:span></text:p>
      <text:p text:style-name="P41"><text:span text:style-name="_3c_C_3e_"><text:span text:style-name="T58">mi_mes = static_cast&lt;mes&gt;(5); </text:span></text:span><text:span text:style-name="_2f__2f_C"><text:span text:style-name="T58">// mi_mes = mes::Mar.</text:span></text:span></text:p>
      <text:p text:style-name="P42">-------------------------</text:p>
      <text:p text:style-name="P43"><text:span text:style-name="T60">Para que se le asigne otro tipo de variables a un </text:span><text:span text:style-name="_3c_C_3e_"><text:span text:style-name="T61">enum </text:span></text:span><text:span text:style-name="_3c_C_3e_"><text:span text:style-name="T62">(admite solo enteros </text:span></text:span><text:span text:style-name="_3c_C_3e_">short</text:span><text:span text:style-name="_3c_C_3e_"><text:span text:style-name="T62">, o </text:span></text:span><text:span text:style-name="_3c_C_3e_">long long</text:span><text:span text:style-name="_3c_C_3e_"><text:span text:style-name="T62"> o </text:span></text:span><text:span text:style-name="_3c_C_3e_">char</text:span><text:span text:style-name="_3c_C_3e_"><text:span text:style-name="T62">, o </text:span></text:span><text:span text:style-name="_3c_C_3e_">unsigned long</text:span><text:span text:style-name="_3c_C_3e_"><text:span text:style-name="T62"> … No </text:span></text:span><text:span text:style-name="_3c_C_3e_">double</text:span><text:span text:style-name="_3c_C_3e_"><text:span text:style-name="T62">. Se hace así:</text:span></text:span></text:p>
      <text:p text:style-name="P43"><text:span text:style-name="_3c_C_3e_"><text:span text:style-name="T61">enum class Month</text:span></text:span><text:span text:style-name="_3c_C_2b__2b__3e_"> : unsigned char </text:span><text:span text:style-name="_3c_C_3e_"><text:span text:style-name="T61">{Jan </text:span></text:span><text:span text:style-name="_3c_C_3e_"><text:span text:style-name="T63">= 0</text:span></text:span><text:span text:style-name="_3c_C_3e_"><text:span text:style-name="T61">, Feb, Mar….}; </text:span></text:span><text:span text:style-name="_2f__2f_C"><text:span text:style-name="T61">//</text:span></text:span><text:span text:style-name="_2f__2f_C"><text:span text:style-name="T63">va de 0 hasta 255 del ascii Jan = </text:span></text:span><text:span text:style-name="_2f__2f_C"><text:span text:style-name="T64">0. Sería el carácter nulo \0 si se hubiera declarado sin la palabra “</text:span></text:span><text:span text:style-name="_3c_C_3e_">class</text:span><text:span text:style-name="_2f__2f_C"><text:span text:style-name="T64">”</text:span></text:span></text:p>
      <text:p text:style-name="P44"><text:span text:style-name="_3c_C_3e_"><text:span text:style-name="T65">enum class Month : std::string {}; </text:span></text:span><text:span text:style-name="_2f__2f_C"><text:span text:style-name="T65">//ERROR. no acepta std::string el enum.</text:span></text:span></text:p>
      <text:p text:style-name="P44"><text:span text:style-name="_2f__2f_C"><text:span text:style-name="T23">------------------------------</text:span></text:span></text:p>
      <text:p text:style-name="P45"><text:span text:style-name="_2f__2f_C"><text:span text:style-name="T66">Cuando definimos una variable </text:span></text:span><text:span text:style-name="_3c_C_3e_">Month variable = Month::Jan;</text:span><text:span text:style-name="_2f__2f_C"><text:span text:style-name="T66"> podemos quitar el Month:: así:</text:span></text:span></text:p>
      <text:p text:style-name="P45"><text:span text:style-name="_3c_C_3e_"><text:span text:style-name="T67">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7">como el using namespace std, para quitar el std:: </text:span></text:span><text:span text:style-name="_2f__2f_C"><text:span text:style-name="T68">SOLO EN C++20</text:span></text:span></text:p>
      <text:p text:style-name="P45"><text:span text:style-name="_3c_C_3e_"><text:span text:style-name="T67">Month mi_mes = ene; </text:span></text:span><text:span text:style-name="_2f__2f_C"><text:span text:style-name="T67">//a partir de ese using enum Month se puede usar sin el Month::</text:span></text:span></text:p>
      <text:p text:style-name="P45"><text:soft-page-break/><text:span text:style-name="_3c_C_3e_"><text:span text:style-name="T67">if (mi_mes != ene) {…}; </text:span></text:span><text:span text:style-name="_2f__2f_C"><text:span text:style-name="T67">//ok</text:span></text:span></text:p>
      <text:p text:style-name="P46">PERO si tengo dos enums <text:span text:style-name="T69">compartiendo una misma etiqueta</text:span>:</text:p>
      <text:p text:style-name="P46"><text:span text:style-name="_3c_C_3e_"><text:span text:style-name="T67">enum class </text:span></text:span><text:span text:style-name="_3c_C_3e_"><text:span text:style-name="T70">Color1</text:span></text:span><text:span text:style-name="_3c_C_3e_"><text:span text:style-name="T67"> {</text:span></text:span><text:span text:style-name="_3c_C_3e_"><text:span text:style-name="T70">Amarillo, Rojo</text:span></text:span><text:span text:style-name="_3c_C_3e_"><text:span text:style-name="T67">};</text:span></text:span></text:p>
      <text:p text:style-name="P46"><text:span text:style-name="_3c_C_3e_"><text:span text:style-name="T67">enum class </text:span></text:span><text:span text:style-name="_3c_C_3e_"><text:span text:style-name="T70">Color2 </text:span></text:span><text:span text:style-name="_3c_C_3e_"><text:span text:style-name="T67">{</text:span></text:span><text:span text:style-name="_3c_C_3e_"><text:span text:style-name="T70">Verde</text:span></text:span><text:span text:style-name="_3c_C_3e_"><text:span text:style-name="T67">, </text:span></text:span><text:span text:style-name="_3c_C_3e_"><text:span text:style-name="T70">Rojo</text:span></text:span><text:span text:style-name="_3c_C_3e_"><text:span text:style-name="T67">};</text:span></text:span></text:p>
      <text:p text:style-name="P46"><text:span text:style-name="_3c_C_3e_"><text:span text:style-name="T67">using enum </text:span></text:span><text:span text:style-name="_3c_C_3e_"><text:span text:style-name="T70">Color1</text:span></text:span><text:span text:style-name="_3c_C_3e_"><text:span text:style-name="T67">;</text:span></text:span></text:p>
      <text:p text:style-name="P46"><text:span text:style-name="_3c_C_3e_"><text:span text:style-name="T67">using enum </text:span></text:span><text:span text:style-name="_3c_C_3e_"><text:span text:style-name="T70">Color2</text:span></text:span><text:span text:style-name="_3c_C_3e_"><text:span text:style-name="T67">; </text:span></text:span><text:span text:style-name="_2f__2f_C">//habría conflicto por que </text:span><text:span text:style-name="_2f__2f_C"><text:span text:style-name="T70">Rojo</text:span></text:span><text:span text:style-name="_2f__2f_C"> es una etiqueta que pertenece a los dos. SI NO ESTUVIERA </text:span><text:span text:style-name="_2f__2f_C"><text:span text:style-name="T70">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1"> </text:span><text:span text:style-name="T30"><text:s/></text:span><text:span text:style-name="_2f__2f_C">/ / max() //nos da el valor minimo o maximo de ese type (int, double, etc.) </text:span></text:p>
      <text:p text:style-name="P49"><text:span text:style-name="_3c_C_3e_">std::numeric_limits&lt;double&gt;::lowest()</text:span><text:span text:style-name="T30"> </text:span><text:span text:style-name="_2f__2f_C">//da el numero negativo.</text:span><text:span text:style-name="T10"> </text:span><text:span text:style-name="T30">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2">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2">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0"> </text:span><text:span text:style-name="_3c_C_3e_">int age = 34</text:span><text:span text:style-name="T30">; </text:span><text:span text:style-name="_2f__2f_C">//ese valor luego no se puede reasignar. Asgura frente a accidentes de cambio.</text:span></text:p>
      <text:p text:style-name="P57"><text:soft-page-break/><text:span text:style-name="_3c_C_2b__2b__3e_">constexpr</text:span><text:span text:style-name="T30">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0">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0">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0">(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0">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2">(</text:span><text:span text:style-name="T30">constexpr</text:span><text:span text:style-name="T72">):</text:span></text:p>
      <text:p text:style-name="P64">constexpr hace que PUEDA ser en tiempo de compilación pero no tiene por que ser así. consteval garantiza que lo sea en tiempo de compilación. <text:span text:style-name="T73">Si con consteval no se puede evaluar en compilación se obtiene un error de compilación.</text:span></text:p>
      <text:p text:style-name="P65">LAS VARIABLES const SON EVALUADAS EN TIEMPO DE COMPILACIÓN <text:span text:style-name="T74">(si no son asignadas como otras variables:<text:line-break/></text:span></text:p>
      <text:p text:style-name="P66">int a = 32;</text:p>
      <text:p text:style-name="P67"><text:span text:style-name="T30">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0">const int* p; </text:span><text:span text:style-name="_2f__2f_C">//Puntero a constante (entera). puede almacenar otra direccion pero no modificar la variable a quien apunta. </text:span><text:span text:style-name="_2f__2f_C"><text:span text:style-name="T75">int no tiene por que ser const. int a; p = &amp;a // es correcto. Pero </text:span></text:span></text:p>
      <text:p text:style-name="P70"><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69"><text:span text:style-name="T30">int* const p; </text:span><text:span text:style-name="_2f__2f_C">//Puntero constante de int. No puede apuntar otro lado pero si modificar el valor de la variable.</text:span></text:p>
      <text:p text:style-name="P69"><text:span text:style-name="T30">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7">Un alias. </text:span><text:span text:style-name="T78">En muchos casos funcionan como punteros.. PERO NO LO SON. </text:span><text:span text:style-name="T79">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0">r_ es solo un nombre. No hace falta.</text:span></text:span></text:p>
      <text:p text:style-name="P75"><text:soft-page-break/><text:span text:style-name="T30">r_variable = 32;</text:span><text:span text:style-name="T10"> </text:span><text:span text:style-name="_2f__2f_C">//variable también será 32.</text:span></text:p>
      <text:p text:style-name="P76">la referencia se ha de declarar. No sepuede dejar aquí:</text:p>
      <text:p text:style-name="P77"><text:span text:style-name="T30">int&amp; r_var; </text:span><text:span text:style-name="_2f__2f_C">// ERROR </text:span><text:span text:style-name="_2f__2f_C"><text:span text:style-name="T81">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2">el &amp; puede estar al lado de la variable como los * de los punteros.</text:span></text:span></text:p>
      <text:p text:style-name="P80"><text:span text:style-name="T30">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2">Y los paréntesis también. &amp;b[3] no es valido. </text:span></text:span><text:span text:style-name="_2f__2f_C"><text:span text:style-name="T83">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4">int</text:span>&amp; r_var = var;</text:p>
      <text:p text:style-name="P83">var = 3; <text:span text:style-name="_2f__2f_C">// </text:span><text:span text:style-name="_2f__2f_C"><text:span text:style-name="T84">se puede y r_var será 3 ahora.</text:span></text:span></text:p>
      <text:p text:style-name="P84">r_var<text:span text:style-name="T85">++</text:span>; <text:span text:style-name="_2f__2f_C">//</text:span><text:span text:style-name="_2f__2f_C"><text:span text:style-name="T86">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7">tiene que ser</text:span></text:span><text:span text:style-name="T88"> </text:span><text:span text:style-name="T87">const int&amp; b = a;</text:span></text:p>
      <text:p text:style-name="P82">-------------------------</text:p>
      <text:p text:style-name="P86">Auto y refe<text:span text:style-name="T89">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0">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1">1.</text:span><text:span text:style-name="T92"> </text:span>int array[] {1,2,3,4};</text:p>
      <text:p text:style-name="P88">for (auto valor : array){ valor = valor*10}; <text:span text:style-name="_2f__2f_C">//no va a modificarlo. </text:span><text:span text:style-name="_2f__2f_C"><text:span text:style-name="T93">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4">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5">como el using enum Months</text:span></text:span></text:p>
      <text:p text:style-name="P94"><text:span text:style-name="_3c_C_2b__2b__3e_">nombre</text:span><text:span text:style-name="_3c_C_3e_"><text:span text:style-name="T95"> gran_numero {18’454’543’578’643’213ull};</text:span></text:span></text:p>
      <text:p text:style-name="P94"><text:span text:style-name="_3c_C_3e_"><text:span text:style-name="T95">nombre gran_numero2 {21’545’484’481’161’620ull};</text:span></text:span></text:p>
      <text:p text:style-name="P94"><text:span text:style-name="_3c_C_3e_"><text:span text:style-name="T23">-----------------------------</text:span></text:span></text:p>
      <text:p text:style-name="P95"><text:span text:style-name="_3c_C_3e_"><text:span text:style-name="T96">Como en C:</text:span></text:span></text:p>
      <text:p text:style-name="P95"><text:span text:style-name="_3c_C_3e_"><text:span text:style-name="T97">typedef unsigned long long int nombre; </text:span></text:span><text:span text:style-name="_2f__2f_C"><text:span text:style-name="T97">//lo mismo que con using.</text:span></text:span></text:p>
      <text:p text:style-name="P96"><text:span text:style-name="_2f__2f_C"><text:span text:style-name="T98">Pero solo podemos hacer typedef o using con tipos reconocidos (int, double, etc.) no con palabras<text:line-break/></text:span></text:span><text:span text:style-name="_3c_C_3e_">typedef patata tuberculo; </text:span><text:span text:style-name="_2f__2f_C"><text:span text:style-name="T99">//error!!! eso se hace con</text:span></text:span><text:span text:style-name="_3c_C_3e_"> #define patata turberculo</text:span><text:span text:style-name="_2f__2f_C"><text:span text:style-name="T99"> → </text:span></text:span><text:span text:style-name="_2f__2f_C"><text:span text:style-name="T100">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8"> </text:span></text:span><text:span text:style-name="_2f__2f_C"><text:span text:style-name="T99">//es correcto cambia patata por int.</text:span></text:span></text:p>
      <text:p text:style-name="P96"><text:span text:style-name="_2f__2f_C"><text:span text:style-name="T98"/></text:span></text:p>
      <text:p text:style-name="P96"><text:span text:style-name="_3c_C_3e_">#define pi 3,141592</text:span></text:p>
      <text:p text:style-name="P96"><text:span text:style-name="_3c_C_3e_">double area = pi * 2 * radio;</text:span><text:span text:style-name="_2f__2f_C"><text:span text:style-name="T98"> </text:span></text:span><text:span text:style-name="_2f__2f_C"><text:span text:style-name="T99">//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1">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0">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0">&lt;ios&gt;</text:span> <text:span text:style-name="T23">o </text:span><text:span text:style-name="T30">&lt;iomanip&gt;</text:span></text:p>
      <text:p text:style-name="P107"><text:span text:style-name="T23">Info:</text:span> <text:a xlink:type="simple" xlink:href="https://en.cppreference.com/w/cpp/io/manip" text:style-name="Internet_20_link" text:visited-style-name="Visited_20_Internet_20_Link"><text:span text:style-name="T102">https://en.cppreference.com/w/cpp/io/manip</text:span></text:a></text:p>
      <text:p text:style-name="P108">std::endl; <text:span text:style-name="_2f__2f_C">//imprime final de linea</text:span><text:span text:style-name="T10"> </text:span><text:span text:style-name="T103">#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4">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0"> \n</text:span><text:span text:style-name="T23">): Solucion:</text:span></text:p>
      <text:p text:style-name="P112"><text:s text:c="2"/></text:p>
      <text:p text:style-name="P110"><text:span text:style-name="T105">Lastname <text:s/>Firstname <text:s text:c="2"/>Age</text:span><text:span text:style-name="T10"> </text:span><text:span text:style-name="_2f__2f_C">//antes de Lastname(8chars) hay 2 chars, de Firs.me(9) hay 1</text:span></text:p>
      <text:p text:style-name="P110"><text:span text:style-name="T106"><text:s text:c="4"/></text:span><text:span text:style-name="T107"><text:s/></text:span><text:span text:style-name="T105">Daniel <text:s text:c="10"/>Gray <text:s text:c="4"/>25</text:span> <text:s/><text:span text:style-name="_2f__2f_C">//antes de daniel(6chars) hay 4 chars, Gray(4) hay 6 antes…</text:span></text:p>
      <text:p text:style-name="P113">Se puede justificar a la Derecha o Izquierda con:</text:p>
      <text:p text:style-name="P114"><text:span text:style-name="T30">std::cout « </text:span><text:span text:style-name="_3c_C_2b__2b__3e_">std::right;</text:span><text:span text:style-name="T30">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3">#include &lt;iomanip&gt;</text:span></text:p>
      <text:p text:style-name="P115">std::cout « std::left;</text:p>
      <text:p text:style-name="P115">std::cout « std::setfill(‘*’); </text:p>
      <text:p text:style-name="P116">(mismo Lastname con Daniel Grey que antes… Solución:</text:p>
      <text:p text:style-name="P117"><text:span text:style-name="T105">Lasname*************Firstname**********Age**</text:span> <text:span text:style-name="_2f__2f_C">//de</text:span><text:span text:style-name="_2f__2f_C"><text:span text:style-name="T108">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2"> </text:span><text:s text:c="3"/>- <text:s text:c="3"/>123 <text:span text:style-name="T23">en vez de</text:span><text:span text:style-name="T106">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0"> </text:span><text:span text:style-name="T23">muestra el + para numeros positivos,</text:span><text:span text:style-name="T106"> </text:span><text:span text:style-name="T30">std::noshowpos</text:span> <text:span text:style-name="T23">los oculta</text:span> <text:span text:style-name="T30">&lt;</text:span><text:span text:style-name="T109">ios&gt;</text:span></text:p>
      <text:p text:style-name="P123">---------------------------</text:p>
      <text:p text:style-name="P120">#include &lt;ios&gt;</text:p>
      <text:p text:style-name="P124"><text:span text:style-name="_3c_C_2b__2b__3e_">std::dec</text:span><text:span text:style-name="T30"> </text:span><text:span text:style-name="T23">(muestra valores en Decimal), </text:span><text:span text:style-name="_3c_C_2b__2b__3e_">std::oct</text:span><text:span text:style-name="T30"> </text:span><text:span text:style-name="T23">(en octal),</text:span><text:span text:style-name="T72"> </text:span><text:span text:style-name="_3c_C_2b__2b__3e_">std::hex </text:span><text:span text:style-name="T23">(en hexadecimal)</text:span></text:p>
      <text:p text:style-name="P125"><text:span text:style-name="_3c_C_2b__2b__3e_">std::showbase</text:span><text:span text:style-name="T30"> </text:span><text:span text:style-name="T23">(muestra</text:span> <text:span text:style-name="T105">0 </text:span><text:span text:style-name="T23">antes de octal,</text:span> <text:span text:style-name="T105">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6"> </text:span><text:span text:style-name="_3c_C_2b__2b__3e_">std::nouppercase</text:span><text:span text:style-name="T23">(lo desactiva) </text:span><text:span text:style-name="T30">&lt;</text:span><text:span text:style-name="T109">ios&gt;</text:span></text:p>
      <text:p text:style-name="P128">---------------------------</text:p>
      <text:p text:style-name="P129"><text:soft-page-break/>double c{1.34e-10};</text:p>
      <text:p text:style-name="P129">std::cout « c « std::endl; <text:span text:style-name="_2f__2f_C">//imprime 1.34E-10</text:span></text:p>
      <text:p text:style-name="P130">std::cout «<text:span text:style-name="T110"> </text:span><text:span text:style-name="_3c_C_2b__2b__3e_"><text:span text:style-name="T1">std::fixed;</text:span></text:span><text:span text:style-name="T110"> </text:span><text:span text:style-name="_2f__2f_C">//al hacer el cout lo imprimirá como 0.000000.</text:span><text:span text:style-name="T10"> </text:span>&lt;<text:span text:style-name="T103">ios&gt;</text:span></text:p>
      <text:p text:style-name="P131">---------------------------</text:p>
      <text:p text:style-name="P132"><text:span text:style-name="_3c_C_2b__2b__3e_">std::scientific</text:span><text:span text:style-name="T30"> </text:span><text:span text:style-name="T23">Muestra el valor en conotación cientifica (num x e^n) </text:span><text:s/><text:span text:style-name="T30">&lt;</text:span><text:span text:style-name="T109">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1">es un hack </text:span></text:span><text:span text:style-name="_2f__2f_C"><text:span text:style-name="T112">para quitarlo</text:span></text:span></text:p>
      <text:p text:style-name="P135">---------------------------</text:p>
      <text:p text:style-name="P120">#include &lt;iomanip&gt;</text:p>
      <text:p text:style-name="P132"><text:span text:style-name="_3c_C_2b__2b__3e_">std::setprecision(numero);</text:span><text:span text:style-name="T30"> </text:span><text:span text:style-name="T23">muestra la precisión de los numeros mostrados no solo como fracción sino también la parte antes del decimal. </text:span><text:span text:style-name="T113">X</text:span><text:span text:style-name="T114"> defecto la precisiónd </text:span><text:span text:style-name="T113">d</text:span><text:span text:style-name="T114"> cout es 6.</text:span></text:p>
      <text:p text:style-name="P135">---------------------------</text:p>
      <text:p text:style-name="P136"><text:span text:style-name="_3c_C_2b__2b__3e_">std::showpoint;</text:span><text:span text:style-name="T30"> </text:span><text:span text:style-name="T23">mostrará el decimal aunque el valor sea cero. 12.0 mostrará 12.0</text:span><text:span text:style-name="T115">000</text:span><text:span text:style-name="T23"> y no 12. </text:span><text:span text:style-name="T115">Muestra tantos ceros como la precisión tenga (por defecto 6 en cout). </text:span><text:span text:style-name="T116">Si es un int no mostrará ningun decimal.</text:span><text:span text:style-name="T117"> </text:span><text:span text:style-name="T118">int a = 32</text:span><text:span text:style-name="T117"> </text:span><text:span text:style-name="T116">con showpoint será siempre 32.</text:span><text:span text:style-name="T117"> </text:span><text:span text:style-name="T119">#include &lt;ios&gt;</text:span></text:p>
      <text:p text:style-name="P137">--------------------------</text:p>
      <text:p text:style-name="P138"><text:span text:style-name="_3c_C_2b__2b__3e_">std::flush</text:span><text:span text:style-name="T30"> </text:span><text:span text:style-name="T23">Manda directamente a la terminal el mensaje en vez de al buffer de salida.</text:span></text:p>
      <text:p text:style-name="P138"><text:span text:style-name="T30">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0">#include &lt;cmath&gt; <text:s/></text:span><text:a xlink:type="simple" xlink:href="https://en.cppreference.com/w/cpp/header/cmath" text:style-name="Internet_20_link" text:visited-style-name="Visited_20_Internet_20_Link"><text:span text:style-name="T120">https://en.cppreference.com/w/cpp/header/cmath</text:span></text:a></text:p>
      <text:p text:style-name="P142"><text:span text:style-name="_3c_C_2b__2b__3e_">std::floor(7.7);</text:span><text:span text:style-name="T121"> </text:span><text:span text:style-name="_2f__2f_C">// 7 </text:span><text:span text:style-name="T120"><text:s text:c="7"/></text:span><text:span text:style-name="_3c_C_2b__2b__3e_">std::ceil(7.7);</text:span><text:span text:style-name="T120"> </text:span><text:span text:style-name="_2f__2f_C">//8</text:span><text:span text:style-name="T120"> </text:span><text:span text:style-name="_2f__2f_C">Redondea a la baja o al alza el valor</text:span></text:p>
      <text:p text:style-name="P142"><text:span text:style-name="_3c_C_2b__2b__3e_">std::abs(-43);</text:span><text:span text:style-name="T120"> </text:span><text:span text:style-name="_2f__2f_C">// 43 <text:s text:c="2"/>Da el valor absoluto.</text:span></text:p>
      <text:p text:style-name="P143"><text:span text:style-name="_3c_C_2b__2b__3e_">std::exp(10);</text:span><text:span text:style-name="T120"> </text:span><text:span text:style-name="_2f__2f_C">// e=2,71828^10 <text:s/>exponencial <text:s text:c="9"/></text:span></text:p>
      <text:p text:style-name="P143"><text:span text:style-name="_3c_C_2b__2b__3e_">std::pow(3, 4);</text:span><text:span text:style-name="T120"> </text:span><text:span text:style-name="_2f__2f_C">// 2⁴ = 16 potencias</text:span></text:p>
      <text:p text:style-name="P143"><text:span text:style-name="_3c_C_2b__2b__3e_">std::log10(1000);</text:span><text:span text:style-name="T120"> </text:span><text:span text:style-name="_2f__2f_C">// en base 10^x=1000 logaritmo <text:s text:c="7"/></text:span></text:p>
      <text:p text:style-name="P143"><text:span text:style-name="T120">std::log(4.5); </text:span><text:span text:style-name="_2f__2f_C">// e^x=4.5 </text:span><text:span text:style-name="_2f__2f_C"><text:span text:style-name="T122">x defecto e</text:span></text:span></text:p>
      <text:p text:style-name="P144"><text:span text:style-name="_3c_C_2b__2b__3e_">std::sqrt(81);</text:span><text:span text:style-name="T120"> </text:span><text:span text:style-name="_2f__2f_C">//9 raiz cuadrada.</text:span></text:p>
      <text:p text:style-name="P144"><text:span text:style-name="_3c_C_2b__2b__3e_">std::round (3.23);</text:span><text:span text:style-name="T120"> </text:span><text:span text:style-name="_2f__2f_C">// 3 <text:s/>(3.5 = 4) Redondea como siempre.</text:span></text:p>
      <text:p text:style-name="P145"><text:span text:style-name="_3c_C_2b__2b__3e_">std::sin(0.4)</text:span><text:span text:style-name="T120"> </text:span><text:span text:style-name="_2f__2f_C">//cos, tan, acos, atan – seno, coseno, tangente, arcotangente.</text:span></text:p>
      <text:p text:style-name="P146"><text:span text:style-name="_3c_C_2b__2b__3e_">std::rand();</text:span><text:span text:style-name="T123"> </text:span><text:span text:style-name="_2f__2f_C">//Genera un número aleatorio entre 0 y RAND_MAX. </text:span><text:span text:style-name="_2f__2f_C"><text:span text:style-name="T124">No hace falta include.</text:span></text:span></text:p>
      <text:p text:style-name="P146"><text:span text:style-name="T125"><text:tab/></text:span><text:span text:style-name="T126">std::rand() % n;</text:span><text:span text:style-name="T127"> </text:span><text:span text:style-name="_2f__2f_C"><text:span text:style-name="T128">//generará numeros aleatorios entre 0 y n-1 </text:span></text:span><text:span text:style-name="_2f__2f_C"><text:span text:style-name="T129">pero siempre mismos</text:span></text:span></text:p>
      <text:p text:style-name="P146"><text:span text:style-name="T130"><text:tab/></text:span><text:span text:style-name="_3c_C_2b__2b__3e_">std::srand(std::time(0));</text:span><text:span text:style-name="T131"> </text:span><text:span text:style-name="_2f__2f_C"><text:span text:style-name="T129">//sí hará distinto. time(0) </text:span></text:span><text:span text:style-name="_2f__2f_C"><text:span text:style-name="T132">da fecha.</text:span></text:span><text:span text:style-name="T133"> </text:span><text:span text:style-name="T134">#include&lt;ctime&gt;</text:span></text:p>
      <text:h text:style-name="P147" text:outline-level="3" text:is-list-header="true"><text:soft-page-break/></text:h>
      <text:h text:style-name="P147" text:outline-level="3">CONDICIONALES</text:h>
      <text:p text:style-name="P148"><text:span text:style-name="T30">if (var1 == var2 ) {} else {};</text:span> <text:span text:style-name="_2f__2f_C">//si pasa esto entonces lo haces y si no (else) pues lo otro.</text:span></text:p>
      <text:p text:style-name="P149"><text:span text:style-name="T23">tambien se puede meter el</text:span><text:span text:style-name="T106"> </text:span><text:span text:style-name="T30">else if </text:span><text:span text:style-name="T23">para seguir con condicionales. </text:span><text:span text:style-name="T135">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6">el condicional tool puede ser solo </text:span></text:span><text:span text:style-name="_2f__2f_C"><text:span text:style-name="T137">int o enum (int, long, char, unsigned...</text:span></text:span><text:span text:style-name="_2f__2f_C"><text:span text:style-name="T138">NO un string</text:span></text:span><text:span text:style-name="_2f__2f_C"><text:span text:style-name="T137">)</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39">cuando no es ninguno de los casos posibles.</text:span></text:span></text:p>
      <text:p text:style-name="P153">--------------------------</text:p>
      <text:p text:style-name="P154"><text:span text:style-name="T23">TERNARIOS:</text:span><text:span text:style-name="T140"> </text:span><text:span text:style-name="_3c_C_2b__2b__3e_">result = (condicion) ? opcion1 : opcion2 ;</text:span></text:p>
      <text:p text:style-name="P155"><text:span text:style-name="_2f__2f_C"><text:span text:style-name="T23">si se cumple la condicion, entonces el</text:span></text:span> <text:span text:style-name="T141">resultado = opcion1</text:span>. <text:span text:style-name="T23">Si no, </text:span><text:span text:style-name="T141">result = opcion2</text:span></text:p>
      <text:p text:style-name="P156">Opción1 y opción2 deben ser del mismo tipo o convertibles al mismo tipo. Si no ERROR.</text:p>
      <text:p text:style-name="P157"><text:span text:style-name="T30">int speed {condicion ? 300 : 100};</text:span> <text:span text:style-name="_2f__2f_C">//inicializará la variable speed a un valor u otro dependiendo de la condición que se de.</text:span></text:p>
      <text:p text:style-name="P158"><text:span text:style-name="T30">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2">Normalmente tiene 8 bytes.</text:span></text:span></text:p>
      <text:p text:style-name="P163"><text:span text:style-name="T30">for (</text:span><text:span text:style-name="_3c_C_2b__2b__3e_">size_t</text:span><text:span text:style-name="T30"> i = </text:span><text:span text:style-name="T143">10</text:span><text:span text:style-name="T30">0; i &gt; 0; i--){}</text:span><text:span text:style-name="T10"> </text:span></text:p>
      <text:p text:style-name="P164"><text:span text:style-name="T23">///</text:span><text:span text:style-name="T144">IMPORTANTE: el valor de i solo va a estar DENTRO del</text:span><text:span text:style-name="T145"> </text:span><text:span text:style-name="T146">for</text:span><text:span text:style-name="T145">. </text:span><text:span text:style-name="T144">No se puede acceder fuera. Para ello se </text:span><text:span text:style-name="T147">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8">tambien ok :</text:span></text:span><text:span text:style-name="T149"> </text:span><text:span text:style-name="T148">for ( ; j &lt; 10; ++j)</text:span></text:p>
      <text:p text:style-name="P166">PUEDE SER UN LOOP FOR sin interador de suma sino una lista:</text:p>
      <text:p text:style-name="P167">FOR NO TRADICIONAL. <text:span text:style-name="T150">LOOP BASADO EN EL RANGO:</text:span></text:p>
      <text:p text:style-name="P168"><text:span text:style-name="T151">*</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2">í</text:span></text:span><text:span text:style-name="_2f__2f_C">simo por que podemos tomar valores aleatorios., </text:span><text:span text:style-name="_2f__2f_C"><text:span text:style-name="T153">pero tiene que ser una lista estática definidos en tiempos de compilación.</text:span></text:span></text:p>
      <text:p text:style-name="P169"><text:span text:style-name="T154">*</text:span><text:span text:style-name="T152">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6"> </text:span><text:span text:style-name="_3c_C_2b__2b__3e_">while</text:span><text:span text:style-name="T30"> (i &lt; 100) {instrucciones; i++;} </text:span><text:span text:style-name="_2f__2f_C">//la variable i debe ser declarada fuera del while.</text:span></text:p>
      <text:p text:style-name="P173">-------------------------</text:p>
      <text:p text:style-name="P174"><text:span text:style-name="T23">DO WHILE:</text:span><text:span text:style-name="T106"> </text:span><text:span text:style-name="_3c_C_2b__2b__3e_">do</text:span><text:span text:style-name="T30">{instrucciones; i++;} </text:span><text:span text:style-name="_3c_C_2b__2b__3e_">while</text:span><text:span text:style-name="T30"> (i &lt; 100); </text:span><text:span text:style-name="_2f__2f_C">//se hace antes de entrar en la condición</text:span></text:p>
      <text:p text:style-name="P175"><text:span text:style-name="_2f__2f_C">la variable i tambien se inicializa fuera del do while</text:span><text:span text:style-name="T10"> (</text:span><text:span text:style-name="T30">size_t i = 0;</text:span><text:span text:style-name="T10">)</text:span></text:p>
      <text:p text:style-name="P176">-------------------------</text:p>
      <text:p text:style-name="P177"><text:span text:style-name="T23">break y continue:</text:span><text:span text:style-name="T10"> </text:span><text:span text:style-name="_3c_C_2b__2b__3e_">break;</text:span><text:span text:style-name="T30"> </text:span><text:span text:style-name="_2f__2f_C">saldrá del loop en una determinada situación.</text:span><text:span text:style-name="T10"> </text:span><text:span text:style-name="_3c_C_2b__2b__3e_">continue</text:span><text:span text:style-name="T30">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5">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6">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7">La R tiene que ser mayúscula</text:span></text:span></text:p>
      <text:h text:style-name="P189" text:outline-level="3"><text:soft-page-break/></text:h>
      <text:h text:style-name="P190" text:outline-level="3">MANIPULACION C-STRINGS</text:h>
      <text:p text:style-name="P191"><text:span text:style-name="T23">Utilizan</text:span><text:span text:style-name="T106"> </text:span><text:span text:style-name="T30">#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8">sizeof</text:span><text:span text:style-name="T159"> </text:span><text:span text:style-name="_2f__2f_C"><text:span text:style-name="T158">cuenta el \0 PERO SI NO ES UN PUNTERO. ya que si lo es, sizeof dará el tamaño del puntero (8 bytes). </text:span></text:span><text:span text:style-name="_2f__2f_C"><text:span text:style-name="T160">strlen del puntero funcionará.</text:span></text:span></text:p>
      <text:p text:style-name="P193"><text:span text:style-name="_3c_C_2b__2b__3e_">std::strcmp(str1, str2);</text:span> <text:span text:style-name="_2f__2f_C">//Compara </text:span><text:span text:style-name="_2f__2f_C"><text:span text:style-name="T161">2</text:span></text:span><text:span text:style-name="_2f__2f_C"> strings. Hasta </text:span><text:span text:style-name="_2f__2f_C"><text:span text:style-name="T161">1º</text:span></text:span><text:span text:style-name="_2f__2f_C"> char differente -</text:span><text:span text:style-name="_2f__2f_C"><text:span text:style-name="T162">1</text:span></text:span><text:span text:style-name="_2f__2f_C"> </text:span><text:span text:style-name="_2f__2f_C"><text:span text:style-name="T162">ó 1</text:span></text:span><text:span text:style-name="_2f__2f_C">. = 0 si todo igual</text:span></text:p>
      <text:p text:style-name="P194"><text:span text:style-name="_3c_C_2b__2b__3e_">std::strncmp(str1, str2, n);</text:span><text:span text:style-name="T101"> </text:span><text:span text:style-name="_2f__2f_C">//igual q strcmp pero compara hasta </text:span><text:span text:style-name="_2f__2f_C"><text:span text:style-name="T161">1</text:span></text:span><text:span text:style-name="_2f__2f_C"> “n” número. -</text:span><text:span text:style-name="_2f__2f_C"><text:span text:style-name="T162">1, 1 diferente.</text:span></text:span></text:p>
      <text:p text:style-name="P195"><text:span text:style-name="_3c_C_2b__2b__3e_">std::strchr(char *str1, char ch);</text:span><text:span text:style-name="T10"> </text:span><text:span text:style-name="_2f__2f_C">//</text:span><text:span text:style-name="_2f__2f_C"><text:span text:style-name="T163">devuelve puntero a </text:span></text:span><text:span text:style-name="_2f__2f_C"><text:span text:style-name="T161">1ª</text:span></text:span><text:span text:style-name="_2f__2f_C"><text:span text:style-name="T163">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0"> </text:span><text:span text:style-name="_2f__2f_C">//</text:span><text:span text:style-name="_2f__2f_C"><text:span text:style-name="T164">acoplará</text:span></text:span><text:span text:style-name="_2f__2f_C"> lo q esté en src, en dest. </text:span><text:span text:style-name="_2f__2f_C"><text:span text:style-name="T165">Tiene que ser dets suficiente grande</text:span></text:span></text:p>
      <text:p text:style-name="P200"><text:span text:style-name="_3c_C_2b__2b__3e_">std::strncat(dest, source, n);</text:span><text:span text:style-name="T71">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0"> </text:span><text:span text:style-name="_2f__2f_C">//copiará n caracteres de src a dest.</text:span></text:p>
      <text:h text:style-name="P202" text:outline-level="3"><text:span text:style-name="_2f__2f_C"><text:span text:style-name="T166"/></text:span></text:h>
      <text:h text:style-name="P203" text:outline-level="3">PUNTEROS</text:h>
      <text:p text:style-name="P204">Se puede inizializar punteros como: </text:p>
      <text:p text:style-name="P205"><text:span text:style-name="_3c_C_3e_">int</text:span><text:span text:style-name="_3c_C_3e_"><text:span text:style-name="T167">*</text:span></text:span><text:span text:style-name="_3c_C_3e_"> puntero</text:span><text:span text:style-name="_3c_C_3e_"><text:span text:style-name="T167">{</text:span></text:span><text:span text:style-name="_3c_C_2b__2b__3e_">nullptr</text:span><text:span text:style-name="_3c_C_3e_"><text:span text:style-name="T167">};</text:span></text:span><text:span text:style-name="_3c_C_3e_"> </text:span><text:span text:style-name="_2f__2f_C">// podria funcionar NULL en vez de nullprr pero no sería seguro. NULL = 0 que es un entero, nullptr ya que no es un valor entero. </text:span><text:span text:style-name="_2f__2f_C"><text:span text:style-name="T168">En C solo se puede NULL.</text:span></text:span></text:p>
      <text:p text:style-name="P204">-----------------------</text:p>
      <text:p text:style-name="P206"><text:span text:style-name="T169">c</text:span><text:span text:style-name="T30">har* msg = “Hola Mundo!”; </text:span><text:span text:style-name="_2f__2f_C">//ERROR de compilación. Es una cadena literal</text:span></text:p>
      <text:p text:style-name="P207"><text:span text:style-name="T169">const </text:span><text:span text:style-name="T30">char* msg {“Hola Mundo!”};</text:span><text:span text:style-name="T10"> </text:span><text:span text:style-name="_2f__2f_C">// </text:span><text:span text:style-name="_2f__2f_C"><text:span text:style-name="T170">sí compila! <text:s/>A</text:span></text:span><text:span text:style-name="_2f__2f_C">punta al primer carácter ‘H’. </text:span><text:span text:style-name="_2f__2f_C"><text:span text:style-name="T171">sin const no compilará </text:span></text:span><text:span text:style-name="_2f__2f_C"><text:span text:style-name="T172">por que “Hola Mundo!” es un literal (creado en memoria de solo lectura “</text:span></text:span><text:span text:style-name="_2f__2f_C"><text:span text:style-name="T173">estática”</text:span></text:span><text:span text:style-name="_2f__2f_C"><text:span text:style-name="T172">) ya que si hacemos </text:span></text:span><text:span text:style-name="T174">char a[] = “Hola Mundo!”</text:span><text:span text:style-name="T175"> </text:span><text:span text:style-name="_2f__2f_C"><text:span text:style-name="T172">eso es una copia de ese literal, pero </text:span></text:span><text:span text:style-name="T174">char* msg</text:span><text:span text:style-name="T175"> </text:span><text:span text:style-name="_2f__2f_C"><text:span text:style-name="T172">está dirigiendose a esa memoria de solo lectura, por lo que no puede ser cambiada, y por ello se pone el </text:span></text:span><text:span text:style-name="T174">const</text:span><text:span text:style-name="_2f__2f_C"><text:span text:style-name="T172">, para que compile.</text:span></text:span></text:p>
      <text:p text:style-name="P208"><text:span text:style-name="_2f__2f_C"><text:span text:style-name="T172">E</text:span></text:span><text:span text:style-name="_2f__2f_C">l que marca qué es una cadena literal son las comillas dobles“”</text:span></text:p>
      <text:p text:style-name="P209"><text:span text:style-name="T30">std::cout « *msg; </text:span><text:span text:style-name="_2f__2f_C">// imprimirá la H solo.</text:span></text:p>
      <text:p text:style-name="P210">-----------------------</text:p>
      <text:p text:style-name="P211"><text:span text:style-name="_3c_C_2b__2b__3e_">const int* p;</text:span><text:span text:style-name="T30"> </text:span><text:span text:style-name="_2f__2f_C">//Puntero a constante (entera). puede almacenar otra direccion pero no modificar la variable a quien apunta. </text:span><text:span text:style-name="_2f__2f_C"><text:span text:style-name="T75">int no tiene por que ser const.</text:span></text:span><text:span text:style-name="T176"> </text:span><text:span text:style-name="T177">int a; p = &amp;a </text:span><text:span text:style-name="_2f__2f_C"><text:span text:style-name="T75">// es correcto. Pero... </text:span></text:span></text:p>
      <text:p text:style-name="P212"><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211"><text:span text:style-name="_3c_C_2b__2b__3e_">int* const p;</text:span><text:span text:style-name="T30"> </text:span><text:span text:style-name="_2f__2f_C">//Puntero constante de int. No puede apuntar otro lado pero si modificar valor de la variable.</text:span></text:p>
      <text:p text:style-name="P211"><text:span text:style-name="_3c_C_2b__2b__3e_">const int* const p;</text:span><text:span text:style-name="T30">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0">std::cout « “direccion memoria almacenada en str: “ « </text:span><text:span text:style-name="_3c_C_2b__2b__3e_">(void*)str</text:span><text:span text:style-name="T30">;</text:span><text:span text:style-name="_2f__2f_C"> //tiene que ir los () tambien.</text:span></text:p>
      <text:p text:style-name="P216"><text:span text:style-name="_2f__2f_C">por que si se pone « str, imprimirá “Hola Mundo”. </text:span><text:span text:style-name="_2f__2f_C"><text:span text:style-name="T178">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1">ptr++</text:span> = 1byte más; int = Ptr++ = 4 bytes). </text:p>
      <text:p text:style-name="P219">Se puede hacer diferencia entre punteros para obtener la distancia y dará el numero de bytes dependiendo de que tipo de puntero es. (char 1 byte, int 4 bytes). <text:s/><text:span text:style-name="T179">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0">. Es necesario para abordar tamaño de punteros en 64bits y 32 bits que pueden provocar desbordamiento si no.</text:span></text:span></text:p>
      <text:p text:style-name="P221"><text:span text:style-name="T181">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2">h</text:span></text:span><text:span text:style-name="_2f__2f_C">eap </text:span><text:span text:style-name="_2f__2f_C"><text:span text:style-name="T182">de</text:span></text:span><text:span text:style-name="_2f__2f_C"> </text:span><text:span text:style-name="_2f__2f_C"><text:span text:style-name="T183">arrays</text:span></text:span></text:p>
      <text:p text:style-name="P225"><text:span text:style-name="_3c_C_2b__2b__3e_">delete[]</text:span><text:span text:style-name="T101"> </text:span><text:span text:style-name="_3c_C_3e_"><text:span text:style-name="T167">array;</text:span></text:span> <text:span text:style-name="_2f__2f_C">//libera la memoria de </text:span><text:span text:style-name="_2f__2f_C"><text:span text:style-name="T183">arrays CON []</text:span></text:span></text:p>
      <text:p text:style-name="P226"><text:span text:style-name="T183">a</text:span>rray = nullptr;</text:p>
      <text:p text:style-name="P227"><text:span text:style-name="T23">LOS PUNTEROS ASIGNADOS DINAMICAMENTE LA MEMORIA NO PUEDEN TENER </text:span>std::size(array), <text:span text:style-name="T23">aunque los in</text:span><text:span text:style-name="T184">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6"> </text:span></text:p>
      <text:p text:style-name="P228">for (auto <text:span text:style-name="T185">elem</text:span> : array){<text:span text:style-name="T185">std::cout « elem;</text:span>} <text:span text:style-name="_2f__2f_C">//</text:span><text:span text:style-name="_2f__2f_C"><text:span text:style-name="T173">no se puede.</text:span></text:span></text:p>
      <text:p text:style-name="P229">esto es por que “array” no es un array es un PUNTERO que almacena una array.</text:p>
      <text:p text:style-name="P230">----------------- </text:p>
      <text:p text:style-name="P231"><text:span text:style-name="T23">Para punteros:</text:span><text:span text:style-name="T106"> </text:span><text:span text:style-name="T30">int *ptr; ptr = </text:span><text:span text:style-name="_3c_C_2b__2b__3e_">new int;</text:span><text:span text:style-name="T104"> </text:span><text:span text:style-name="_2f__2f_C">//no se usan los corchetes con punteros.</text:span></text:p>
      <text:p text:style-name="P231"><text:span text:style-name="_3c_C_2b__2b__3e_">delete</text:span><text:span text:style-name="T71"> </text:span><text:span text:style-name="_3c_C_3e_"><text:span text:style-name="T167">ptr;</text:span></text:span><text:span text:style-name="T30"> </text:span><text:span text:style-name="_2f__2f_C">//no se usan los corchetes en new, asi que aquí tampoco.</text:span></text:p>
      <text:p text:style-name="P232"><text:span text:style-name="T30">ptr = nullptr; </text:span><text:span text:style-name="_2f__2f_C">//la memoria se desasigna, pero todavía puede tener valor. Aquí la borramos.</text:span></text:p>
      <text:p text:style-name="P233">-----------------</text:p>
      <text:p text:style-name="P234">int *ptr = new int(32); <text:span text:style-name="_2f__2f_C"><text:span text:style-name="T186">// se le puede defererenciar desde la inicializacion para que no tenga basura.</text:span></text:span></text:p>
      <text:p text:style-name="P234">delete ptr; ptr = nullptr;</text:p>
      <text:p text:style-name="P235"><text:span text:style-name="T30">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0">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0">p2 = p1; </text:span><text:span text:style-name="_2f__2f_C">//misma dirección de p1, pero la cagamos por que ya no podemos liberar memoria de p2</text:span></text:p>
      <text:p text:style-name="P241">delete p1;</text:p>
      <text:p text:style-name="P242"><text:span text:style-name="T30">delete p2; </text:span><text:span text:style-name="_2f__2f_C">//aquí la hemos cagado por segunda vez.</text:span></text:p>
      <text:p text:style-name="P243">Podemos hacer: </text:p>
      <text:p text:style-name="P244">int *p1 = new int;</text:p>
      <text:p text:style-name="P245"><text:span text:style-name="T30">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6"><text:tab/></text:span><text:span text:style-name="T30">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7">STD::NOTHROW</text:span></text:p>
      <text:p text:style-name="P247"><text:span text:style-name="T106"><text:tab/></text:span><text:span text:style-name="T188">for (size_t i{}; i <text:s/>&lt; 100000000000; i++){</text:span></text:p>
      <text:p text:style-name="P248"><text:tab/> <text:s/><text:span text:style-name="T187">int* <text:s/>lots_of_ints { </text:span><text:span text:style-name="T189">new(std::nothrow)</text:span><text:span text:style-name="T187"> int[10000000]}; </text:span><text:span text:style-name="_2f__2f_C"><text:span text:style-name="T187">//</text:span></text:span><text:span text:style-name="_2f__2f_C"><text:span text:style-name="T190">No lanza excepcion</text:span></text:span></text:p>
      <text:p text:style-name="P248"><text:tab/> <text:s/><text:span text:style-name="T187">if (lots_of_ints == nullptr){std::cout « “Memoria fallida”}</text:span></text:p>
      <text:p text:style-name="P247"><text:span text:style-name="T30"><text:tab/> <text:s/></text:span><text:span text:style-name="T188">else ….. </text:span><text:span text:style-name="_2f__2f_C"><text:span text:style-name="T187">//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6"><text:line-break/></text:span><text:span text:style-name="T30">echo $ (enter)</text:span><text:span text:style-name="T106"> </text:span><text:span text:style-name="T23">y devolverá el valor de retorno, del return, que es 1 si da un error (tienes que poner</text:span><text:span text:style-name="T106"> </text:span><text:span text:style-name="T30">return 1;</text:span><text:span text:style-name="T106"> </text:span><text:span text:style-name="T23">en caso de error</text:span></text:p>
      <text:h text:style-name="P251" text:outline-level="3"/>
      <text:h text:style-name="P251" text:outline-level="3">std::string</text:h>
      <text:p text:style-name="P252"><text:span text:style-name="T106">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1">indice</text:span></text:span><text:span text:style-name="_2f__2f_C"> inicial a partir, 5 = num de chars cpy.</text:span></text:p>
      <text:p text:style-name="P255">No tiene problema en añadir la cantidad de texto necesario que sea :</text:p>
      <text:p text:style-name="P256"><text:span text:style-name="T30">variable = “hello world, ya ves que puedo poner lo que me d </text:span><text:span text:style-name="T192">ga</text:span><text:span text:style-name="T30">na”; </text:span><text:span text:style-name="_2f__2f_C">//sin problema de memoria</text:span></text:p>
      <text:p text:style-name="P257">con punteros esto: </text:p>
      <text:p text:style-name="P258">const char *variable = “hello world”;</text:p>
      <text:p text:style-name="P259"><text:span text:style-name="T30">variable = “hello world, ya ves que puedo….”; </text:span><text:span text:style-name="_2f__2f_C">//lo haría pero gastaría memoria perdiendo el primer “hello world”. </text:span><text:span text:style-name="_2f__2f_C"><text:span text:style-name="T193">por que <text:s/>“variable” apunta a una nueva dirección para albergar el texto más largo.</text:span></text:span></text:p>
      <text:p text:style-name="P260">----------------------------</text:p>
      <text:p text:style-name="P261"><text:span text:style-name="T193">R</text:span>AW STRINGS <text:span text:style-name="T194">LITERALS </text:span>(<text:span text:style-name="T194">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0">}; </text:span><text:span text:style-name="_2f__2f_C">//lo saca como se crea </text:span><text:span text:style-name="_2f__2f_C"><text:span text:style-name="T195">con sus saltos de linea.</text:span></text:span></text:p>
      <text:p text:style-name="P264"/>
      <text:p text:style-name="P265"><text:span text:style-name="T196">s</text:span><text:span text:style-name="T30">td::string directorio {“\”C:</text:span><text:a xlink:type="simple" xlink:href="file://temp/" text:style-name="Internet_20_link" text:visited-style-name="Visited_20_Internet_20_Link"><text:span text:style-name="_3c_C_3e_"><text:span text:style-name="T1">\\temp\</text:span></text:span></text:a><text:span text:style-name="T30">””};</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0">std::string directorio {R”(“</text:span><text:a xlink:type="simple" xlink:href="../../../../temp" text:style-name="Internet_20_link" text:visited-style-name="Visited_20_Internet_20_Link"><text:span text:style-name="_3c_C_3e_">C:\temp</text:span></text:a><text:span text:style-name="T30">”)”}; </text:span><text:span text:style-name="_2f__2f_C">//No hace falta poner caracteres de escape con la R de raw.</text:span></text:p>
      <text:p text:style-name="P266"><text:span text:style-name="T197">std::string str {R”---(comillas “(parentesis)”)---”};</text:span><text:span text:style-name="T10"> /</text:span><text:span text:style-name="_2f__2f_C">/comillas “(parentesis)”. para meter “( y )”. </text:span><text:span text:style-name="_2f__2f_C"><text:span text:style-name="T198">pueden ser --- o *** o </text:span></text:span><text:span text:style-name="_2f__2f_C"><text:span text:style-name="T199">japo,</text:span></text:span><text:span text:style-name="_2f__2f_C"><text:span text:style-name="T198"> </text:span></text:span><text:span text:style-name="_2f__2f_C"><text:span text:style-name="T199">cualquier string, pero tiene que terminar con el mismo “japo” al final</text:span></text:span></text:p>
      <text:p text:style-name="P266"><text:span text:style-name="_2f__2f_C"><text:span text:style-name="T23">---------------------------------</text:span></text:span></text:p>
      <text:h text:style-name="P267" text:outline-level="3"><text:span text:style-name="T200">std::string</text:span><text:span text:style-name="T201">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2">a no ser que sea const.</text:span>), pero la diferencia es que los string_view no pueden ser alterados. Son constantes y su valor se almacena en la memoria estática (la de <text:span text:style-name="T203">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4">Tiene que ser const. Ocupa en memoria estatica, pero...</text:span></text:span></text:p>
      <text:p text:style-name="P271"><text:span text:style-name="_3c_C_3e_">funcion (origen);</text:span> <text:span text:style-name="_2f__2f_C">//…</text:span><text:span text:style-name="_2f__2f_C"><text:span text:style-name="T204">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0">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0">char array[]{‘H’,’o’,’l’,’a’};</text:span><text:span text:style-name="T10"> </text:span><text:span text:style-name="_2f__2f_C">//sin tener \0</text:span></text:p>
      <text:p text:style-name="P275"><text:span text:style-name="T30">std::string_view sv {array, std::size(array)};</text:span><text:span text:style-name="T10"> </text:span><text:span text:style-name="_2f__2f_C">//se necesita pasar el tamaño también </text:span><text:span text:style-name="_2f__2f_C"><text:span text:style-name="T205">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6">texto</text:span></text:span><text:span text:style-name="_2f__2f_C">= “Hola Mundo!”</text:span></text:p>
      <text:p text:style-name="P278"><text:span text:style-name="_2f__2f_C">es solo como una VENTANA que la achicas para ver menos (O más).</text:span></text:p>
      <text:p text:style-name="P277"><text:span text:style-name="T207">sv1</text:span><text:span text:style-name="_3c_C_3e_"><text:span text:style-name="T167">.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6"> </text:span><text:span text:style-name="T30">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8">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09">Si no se acorta el view con</text:span><text:span text:style-name="T210"> </text:span><text:span text:style-name="_3c_C_3e_">remove_suffix</text:span><text:span text:style-name="T210"> o </text:span><text:span text:style-name="_3c_C_3e_">remove_prefix</text:span><text:span text:style-name="T210">. </text:span><text:span text:style-name="T211">Tampoco con arrays no</text:span><text:span text:style-name="T212"> </text:span><text:span text:style-name="_3c_C_3e_">\0</text:span></text:p>
      <text:p text:style-name="P281"/>
      <text:h text:style-name="P283" text:outline-level="3"><text:span text:style-name="T213">concatenar </text:span><text:span text:style-name="T214">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5">con APPEND:</text:span></text:span></text:p>
      <text:p text:style-name="P286"><text:span text:style-name="T30">std::string msg = </text:span><text:span text:style-name="T216">str1.</text:span><text:span text:style-name="_3c_C_2b__2b__3e_"><text:span text:style-name="T1">append(str2);</text:span></text:span><text:span text:style-name="T71"> </text:span><text:span text:style-name="_2f__2f_C">//</text:span><text:span text:style-name="_2f__2f_C"><text:span text:style-name="T217">Hello World</text:span></text:span></text:p>
      <text:p text:style-name="P287"><text:span text:style-name="T30">std::string msg = str1.append(5, ‘?’); </text:span><text:span text:style-name="_2f__2f_C">//Hello?????</text:span></text:p>
      <text:p text:style-name="P288"><text:span text:style-name="T30">std::string msg = str1.append(str2, 1, 3);</text:span><text:span text:style-name="_2f__2f_C"> //Hello orl. 1 = indice; 3 = num chars to copy.</text:span></text:p>
      <text:p text:style-name="P289">CONCATENAR NUMEROS <text:span text:style-name="T218">(como </text:span><text:span text:style-name="_3c_C_3e_">itoa</text:span><text:span text:style-name="T218">)</text:span></text:p>
      <text:p text:style-name="P290"><text:span text:style-name="T30">std::string msg = str1 + </text:span><text:span text:style-name="T216">std:</text:span><text:span text:style-name="_3c_C_2b__2b__3e_"><text:span text:style-name="T1">:to_string</text:span></text:span><text:span text:style-name="T216">(</text:span><text:span text:style-name="T219">67</text:span><text:span text:style-name="T216">); </text:span><text:span text:style-name="_2f__2f_C">//Hello</text:span><text:span text:style-name="_2f__2f_C"><text:span text:style-name="T220">67</text:span></text:span><text:span text:style-name="_2f__2f_C">. Si ponemos std::string(</text:span><text:span text:style-name="_2f__2f_C"><text:span text:style-name="T220">67</text:span></text:span><text:span text:style-name="_2f__2f_C">) será </text:span><text:span text:style-name="_2f__2f_C"><text:span text:style-name="T220">HelloC</text:span></text:span></text:p>
      <text:p text:style-name="P291"><text:soft-page-break/>------------------------</text:p>
      <text:p text:style-name="P292">TRANSFORMAR EN NUMEROS UN STRING <text:span text:style-name="T218">(como </text:span><text:span text:style-name="_3c_C_3e_">atoi</text:span><text:span text:style-name="T218">)</text:span></text:p>
      <text:p text:style-name="P293"><text:span text:style-name="T30">int var = </text:span><text:span text:style-name="_3c_C_2b__2b__3e_">std::stoi</text:span><text:span text:style-name="T30">(“32”);</text:span><text:span text:style-name="T10"> </text:span><text:span text:style-name="_2f__2f_C">//lo transforma en Entero 32, </text:span><text:span text:style-name="_2f__2f_C"><text:span text:style-name="T221">desde el “32” que es un string.</text:span></text:span></text:p>
      <text:p text:style-name="P293"><text:span text:style-name="T30">long var = </text:span><text:span text:style-name="_3c_C_2b__2b__3e_">std::stol</text:span><text:span text:style-name="T30">(“-32.454”);</text:span><text:span text:style-name="T10"> </text:span><text:span text:style-name="_2f__2f_C">// var = -32</text:span><text:span text:style-name="_2f__2f_C"><text:span text:style-name="T222">l</text:span></text:span><text:span text:style-name="_2f__2f_C"> como numero long.</text:span></text:p>
      <text:p text:style-name="P294">long long var = <text:span text:style-name="_3c_C_2b__2b__3e_">std::stoll</text:span>(“-32.454”); <text:span text:style-name="_2f__2f_C">//-</text:span><text:span text:style-name="_2f__2f_C"><text:span text:style-name="T223">32</text:span></text:span><text:span text:style-name="_2f__2f_C"><text:span text:style-name="T222">ll</text:span></text:span></text:p>
      <text:p text:style-name="P295">float var = <text:span text:style-name="_3c_C_2b__2b__3e_">std::stof</text:span>(“23.45”); <text:span text:style-name="_2f__2f_C">//</text:span><text:span text:style-name="_2f__2f_C"><text:span text:style-name="T223">23,45</text:span></text:span><text:span text:style-name="_2f__2f_C"><text:span text:style-name="T222">f</text:span></text:span></text:p>
      <text:p text:style-name="P295">double var = <text:span text:style-name="_3c_C_2b__2b__3e_">std::stod</text:span>(“23.45”); <text:span text:style-name="_2f__2f_C">//</text:span><text:span text:style-name="_2f__2f_C"><text:span text:style-name="T223">23,45</text:span></text:span><text:span text:style-name="_2f__2f_C"><text:span text:style-name="T222">d</text:span></text:span></text:p>
      <text:p text:style-name="P295">long double var = <text:span text:style-name="_3c_C_2b__2b__3e_">std::stold</text:span>(“34.432”); <text:span text:style-name="_2f__2f_C">//</text:span><text:span text:style-name="_2f__2f_C"><text:span text:style-name="T223">32,45</text:span></text:span><text:span text:style-name="_2f__2f_C"><text:span text:style-name="T222">ld</text:span></text:span></text:p>
      <text:p text:style-name="P295">unsigned long var = <text:span text:style-name="_3c_C_2b__2b__3e_">std::stoul</text:span>(“32.45”); <text:span text:style-name="_2f__2f_C">//</text:span><text:span text:style-name="_2f__2f_C"><text:span text:style-name="T223">32,45</text:span></text:span><text:span text:style-name="_2f__2f_C"><text:span text:style-name="T222">l</text:span></text:span></text:p>
      <text:p text:style-name="P295">unsigned long long var = <text:span text:style-name="_3c_C_2b__2b__3e_">std::stoull</text:span>(“32.34”); <text:span text:style-name="_2f__2f_C">//</text:span><text:span text:style-name="_2f__2f_C"><text:span text:style-name="T223">32,34</text:span></text:span><text:span text:style-name="_2f__2f_C"><text:span text:style-name="T222">ll</text:span></text:span></text:p>
      <text:p text:style-name="P296">ERRORES!!</text:p>
      <text:p text:style-name="P297"><text:span text:style-name="T30">std::string str3{“Hello” + “World”}; </text:span><text:span text:style-name="_2f__2f_C">//ERROR!!!!</text:span></text:p>
      <text:p text:style-name="P298"><text:span text:style-name="T224">s</text:span><text:span text:style-name="T30">td::string str3{std:string{“Hello” + “World”}; </text:span><text:span text:style-name="_2f__2f_C">//OK! </text:span></text:p>
      <text:p text:style-name="P298"><text:span text:style-name="T10"><text:s/></text:span><text:span text:style-name="T30">std::string str3{“Hello” “World”};</text:span><text:span text:style-name="T10"> </text:span><text:span text:style-name="_2f__2f_C">//OK</text:span></text:p>
      <text:p text:style-name="P299">También se puede evitar el ERROR con esto:</text:p>
      <text:p text:style-name="P300"><text:span text:style-name="T225">using namespace std::string_literals; </text:span><text:span text:style-name="_2f__2f_C">//para usar el sufijo s que determina que es un std::string.</text:span></text:p>
      <text:p text:style-name="P300"><text:span text:style-name="T30">std::string str3{“Hello”</text:span><text:span text:style-name="_3c_C_2b__2b__3e_"><text:span text:style-name="T226">s</text:span></text:span><text:span text:style-name="T30"> + “Wold”}; </text:span><text:span text:style-name="_2f__2f_C">//al añadir es</text:span><text:span text:style-name="_2f__2f_C"><text:span text:style-name="T227">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0">std::string var2 = var + ‘,’ + ‘ ‘;</text:span><text:span text:style-name="_2f__2f_C"> //si funcionará.</text:span></text:p>
      <text:h text:style-name="P304" text:outline-level="3"/>
      <text:h text:style-name="P305" text:outline-level="3"><text:span text:style-name="T228">Modificar un</text:span><text:span text:style-name="T229"> </text:span><text:span text:style-name="T230">std::string</text:span></text:h>
      <text:p text:style-name="P306">std::string str = “Hola Mundo”;<text:line-break/></text:p>
      <text:p text:style-name="P307"><text:span text:style-name="T231">str</text:span><text:span text:style-name="_3c_C_2b__2b__3e_"><text:span text:style-name="T1">.</text:span></text:span><text:span text:style-name="_3c_C_2b__2b__3e_"><text:span text:style-name="T232">insert</text:span></text:span><text:span text:style-name="T233">(</text:span><text:span text:style-name="T231">1,2, ‘C’); </text:span><text:span text:style-name="_2f__2f_C"><text:span text:style-name="T234">/</text:span></text:span><text:span text:style-name="_2f__2f_C"><text:span text:style-name="T235">/ = HCCola Mundo. 1 = index; 2 = cuantas veces repetido</text:span></text:span></text:p>
      <text:p text:style-name="P308"><text:span text:style-name="T236">s</text:span><text:span text:style-name="T30">tr.insert(5, “mamon”); </text:span><text:span text:style-name="_2f__2f_C">//Hol</text:span><text:span text:style-name="_2f__2f_C"><text:span text:style-name="T237">a mamon</text:span></text:span><text:span text:style-name="_2f__2f_C">Mundo. 5 = indice donde queremos meterlo.</text:span></text:p>
      <text:p text:style-name="P309"><text:span text:style-name="T30">str.inser(5, “mamon”, 3); </text:span><text:span text:style-name="_2f__2f_C">//Hola mamMundo. 3 = cuantos chars de lo que queremos insertar</text:span></text:p>
      <text:p text:style-name="P310"><text:span text:style-name="T30">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8">o</text:span></text:span><text:span text:style-name="_2f__2f_C">. 6 = </text:span><text:span text:style-name="_2f__2f_C"><text:span text:style-name="T239">index </text:span></text:span><text:span text:style-name="_2f__2f_C">a partir de donde </text:span><text:span text:style-name="_2f__2f_C"><text:span text:style-name="T240">vamos a</text:span></text:span><text:span text:style-name="_2f__2f_C"> borrar. </text:span><text:span text:style-name="_2f__2f_C"><text:span text:style-name="T238">3</text:span></text:span><text:span text:style-name="_2f__2f_C"> el numero chars </text:span><text:span text:style-name="_2f__2f_C"><text:span text:style-name="T238">a</text:span></text:span><text:span text:style-name="_2f__2f_C"> borrar.</text:span></text:p>
      <text:p text:style-name="P313"><text:span text:style-name="T30">str.</text:span><text:span text:style-name="_3c_C_2b__2b__3e_">push_back(‘!’);</text:span><text:span text:style-name="T30"> </text:span><text:span text:style-name="_2f__2f_C">//Hello World! añade el carácter al final.</text:span></text:p>
      <text:p text:style-name="P313"><text:span text:style-name="T30">str.</text:span><text:span text:style-name="_3c_C_2b__2b__3e_">pop_back();</text:span><text:span text:style-name="T10"> </text:span><text:span text:style-name="_2f__2f_C">//borra el último carácter = Hola Mund</text:span></text:p>
      <text:p text:style-name="P314"><text:span text:style-name="T30">str.</text:span><text:span text:style-name="_3c_C_2b__2b__3e_">clear();</text:span><text:span text:style-name="T30">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1">0 = index; 12 = “Encontrando “</text:span></text:span></text:p>
      <text:p text:style-name="P317">std::string str3{“los niños estan para jugar luego”};</text:p>
      <text:p text:style-name="P318"><text:span text:style-name="T242">str1.replace(0, 12, str3, <text:s/>16, 10);</text:span><text:span text:style-name="T243"> </text:span><text:span text:style-name="_2f__2f_C"><text:span text:style-name="T242">//Encontrando Nemo para jugar. 16=index str3; 10 num de chars</text:span></text:span></text:p>
      <text:p text:style-name="P319">------------------------</text:p>
      <text:p text:style-name="P315">COPIAR:</text:p>
      <text:p text:style-name="P320">std::string <text:span text:style-name="T244">str </text:span>{“quiero una copia”}; char dest[10]{}; <text:span text:style-name="_2f__2f_C">//</text:span><text:span text:style-name="_2f__2f_C"><text:span text:style-name="T245">dest inicializado a \0</text:span></text:span></text:p>
      <text:p text:style-name="P321"><text:span text:style-name="_3c_C_2b__2b__3e_">str.copy(dest, 5, 11);</text:span><text:span text:style-name="T30"> </text:span><text:span text:style-name="_2f__2f_C">// dest = copia. 5 = num chars a copiar; 11 = index (inicio de “copia”)</text:span></text:p>
      <text:p text:style-name="P322"><text:span text:style-name="_2f__2f_C">al copiarlo a un char dest[] </text:span><text:span text:style-name="_2f__2f_C"><text:span text:style-name="T226">no terminará en \0</text:span></text:span><text:span text:style-name="_2f__2f_C"> por eso lo inicializo a \0 en la declaración dest con {}</text:span></text:p>
      <text:p text:style-name="P323"><text:span text:style-name="_3c_C_2b__2b__3e_">std::strcpy(dest, a.c_str());</text:span><text:span text:style-name="T71">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0">str.resize(8,’f’);</text:span><text:span text:style-name="T10"> </text:span><text:span text:style-name="_2f__2f_C">// str = Holaffff\0</text:span></text:p>
      <text:p text:style-name="P328"><text:span text:style-name="T30">str.resize(4);</text:span><text:span text:style-name="T10"> </text:span><text:span text:style-name="_2f__2f_C">//str = Hola\0</text:span></text:p>
      <text:p text:style-name="P329">-----------------------------</text:p>
      <text:p text:style-name="P315">CAMBIAR <text:span text:style-name="T246">SWAP</text:span></text:p>
      <text:p text:style-name="P330">str::string a {“hola”}; str::string b{“adios”};</text:p>
      <text:p text:style-name="P330"><text:span text:style-name="_3c_C_2b__2b__3e_">a.swap(b);</text:span> <text:span text:style-name="_2f__2f_C">//a = adios; b = hola. </text:span><text:span text:style-name="_2f__2f_C"><text:span text:style-name="T247">internamente cambia los punteros hacia donde apuntan. </text:span></text:span><text:span text:style-name="_2f__2f_C"><text:span text:style-name="T248">No copia</text:span></text:span></text:p>
      <text:h text:style-name="P331" text:outline-level="3"/>
      <text:h text:style-name="P332" text:outline-level="3"><text:span text:style-name="T249">ACCEDER ELEMENTOS</text:span><text:span text:style-name="T250"> en</text:span><text:span text:style-name="T251"> </text:span><text:span text:style-name="T252">std::string</text:span></text:h>
      <text:p text:style-name="P333"><text:span text:style-name="T23">Para acceder dentro e iterar, tenemos que saber la longitud de la cadena </text:span><text:span text:style-name="_3c_C_3e_">std::string</text:span><text:span text:style-name="T23"> con</text:span><text:span text:style-name="T106"> </text:span><text:span text:style-name="T30">var.size()</text:span></text:p>
      <text:p text:style-name="P334">std::spring var = “Hello World”;</text:p>
      <text:p text:style-name="P335"><text:span text:style-name="T30">for (size_t i{}, i &lt; var.size(); i++) {std::cout « “ “ « </text:span><text:span text:style-name="_3c_C_2b__2b__3e_">var[i]</text:span><text:span text:style-name="T30">};</text:span><text:span text:style-name="_2f__2f_C"> //Podemos iterar elemento a elemento.</text:span></text:p>
      <text:p text:style-name="P336"><text:span text:style-name="T30">for (char valor : var){std::cout « “ “ « valor;}</text:span><text:span text:style-name="T10"> </text:span><text:span text:style-name="_2f__2f_C">//range loops ok.</text:span></text:p>
      <text:p text:style-name="P337"><text:span text:style-name="T30">std::cout « a</text:span><text:span text:style-name="_3c_C_2b__2b__3e_">.at(5)</text:span><text:span text:style-name="T71">;</text:span><text:span text:style-name="_2f__2f_C"> //imprime ‘o’. la diferencia con </text:span><text:span text:style-name="T30">a[5] </text:span><text:span text:style-name="_2f__2f_C">es que asegura .at que está en el rango y si no lanza una excepción std::out_of_range.</text:span></text:p>
      <text:p text:style-name="P338"><text:soft-page-break/><text:span text:style-name="T30">a.at(0) = ‘C’; </text:span><text:span text:style-name="_2f__2f_C">// = a[0] = ‘C’; → Cello World.</text:span></text:p>
      <text:p text:style-name="P339"><text:span text:style-name="T30">char</text:span><text:span text:style-name="T253">&amp;</text:span><text:span text:style-name="T30"> char_inicio = a</text:span><text:span text:style-name="_3c_C_2b__2b__3e_">.front();</text:span><text:span text:style-name="_2f__2f_C"> //H . </text:span><text:span text:style-name="_2f__2f_C"><text:span text:style-name="T254">Defino char_inicio como referencia para cambiarlo</text:span></text:span></text:p>
      <text:p text:style-name="P339"><text:span text:style-name="T30">char char_final = a</text:span><text:span text:style-name="_3c_C_2b__2b__3e_">.back();</text:span> <text:span text:style-name="_2f__2f_C">//</text:span><text:span text:style-name="_2f__2f_C"><text:span text:style-name="T255">d</text:span></text:span></text:p>
      <text:p text:style-name="P340"><text:span text:style-name="T30">char_inicio = ‘C’;</text:span> <text:span text:style-name="_2f__2f_C">//si cambiará y será Cello World, por que char_inicio es UNA REFERENCIA</text:span></text:p>
      <text:p text:style-name="P340"><text:span text:style-name="T30">char_final = ‘F’; </text:span><text:span text:style-name="_2f__2f_C">//no lo cambiará por que char_final es UNA COPIA.</text:span></text:p>
      <text:p text:style-name="P341">----------------------</text:p>
      <text:p text:style-name="P342">TRANSFORMANDO A PUNTEROS <text:span text:style-name="T256">( </text:span><text:span text:style-name="_3c_C_2b__2b__3e_">.c_str()</text:span><text:span text:style-name="T256">, </text:span><text:span text:style-name="_3c_C_2b__2b__3e_">.data()</text:span><text:span text:style-name="T256"> )</text:span></text:p>
      <text:p text:style-name="P343">std::string str1{“Hello World”};</text:p>
      <text:p text:style-name="P344"><text:span text:style-name="T30">c</text:span><text:span text:style-name="_3c_C_3e_">har *aux = str1</text:span><text:span text:style-name="_3c_C_2b__2b__3e_">.data()</text:span><text:span text:style-name="T71">;</text:span><text:span text:style-name="T30"> </text:span><text:span text:style-name="_2f__2f_C">//ahora aux apunta a la H. Podemos hacer un cout de aux.</text:span></text:p>
      <text:p text:style-name="P345"><text:span text:style-name="T30">aux[0] = ‘C’; </text:span><text:span text:style-name="_2f__2f_C">//aux = Cello World.</text:span></text:p>
      <text:p text:style-name="P346"><text:span text:style-name="T30">const char *aux2 = str1</text:span><text:span text:style-name="_3c_C_2b__2b__3e_">.c_str();</text:span><text:span text:style-name="T30"> </text:span><text:span text:style-name="_2f__2f_C">//devuelve un puntero </text:span><text:span text:style-name="_2f__2f_C"><text:span text:style-name="T257">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0"> </text:span><text:span text:style-name="_2f__2f_C">//devuelve indice donde lo encuentra: 7. Si no devuelve</text:span><text:span text:style-name="T10"> </text:span><text:span text:style-name="_3c_C_2b__2b__3e_">std::string::npos</text:span></text:p>
      <text:p text:style-name="P351"><text:span text:style-name="T30">if (str.find(“nd” == std::string::npos) {std::cout « “no encontrado”}; </text:span><text:span text:style-name="_2f__2f_C"><text:span text:style-name="T258">el numero npos es el mismo.</text:span></text:span></text:p>
      <text:p text:style-name="P352"><text:span text:style-name="T259">s</text:span><text:span text:style-name="T30">ize_t num = -1; </text:span><text:span text:style-name="T10">/</text:span><text:span text:style-name="_2f__2f_C">/num = 18446744073709551615 = std::string::npos . </text:span><text:span text:style-name="_2f__2f_C"><text:span text:style-name="T260">Siempre es el mismo valor.</text:span></text:span></text:p>
      <text:p text:style-name="P353"><text:span text:style-name="T30">str.find(“o”</text:span><text:span text:style-name="_3c_C_2b__2b__3e_">, 4);</text:span><text:span text:style-name="T30"> </text:span><text:span text:style-name="_2f__2f_C">//segun</text:span><text:span text:style-name="_2f__2f_C"><text:span text:style-name="T261">do</text:span></text:span><text:span text:style-name="_2f__2f_C"> o de “mundo” </text:span><text:span text:style-name="_2f__2f_C"><text:span text:style-name="T261">E</text:span></text:span><text:span text:style-name="_2f__2f_C">mpieza a buscar a partir index(4). </text:span><text:span text:style-name="_2f__2f_C"><text:span text:style-name="T261">S</text:span></text:span><text:span text:style-name="_2f__2f_C">i</text:span><text:span text:style-name="_2f__2f_C"><text:span text:style-name="T261">n 4 es</text:span></text:span><text:span text:style-name="_2f__2f_C"> el ‘o’ en hola.</text:span></text:p>
      <text:h text:style-name="P354" text:outline-level="3"/>
      <text:h text:style-name="P355" text:outline-level="3"><text:span text:style-name="T229">T</text:span><text:span text:style-name="T262">amaño</text:span><text:span text:style-name="T229"> </text:span><text:span text:style-name="T252">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7">;</text:span></text:span> <text:span text:style-name="_2f__2f_C">// dice si está vacio o no con un 1 o un 0 (std::boolalpha lo dará con true o false)</text:span></text:p>
      <text:p text:style-name="P357"><text:span text:style-name="T263">a</text:span><text:span text:style-name="_3c_C_2b__2b__3e_">.max_size();</text:span><text:span text:style-name="T30"> </text:span><text:span text:style-name="_2f__2f_C">//da el tamaño máximo de caracteres que puede tener un std::string.</text:span></text:p>
      <text:p text:style-name="P357"><text:span text:style-name="T263">a</text:span><text:span text:style-name="_3c_C_2b__2b__3e_">.capacity();</text:span><text:span text:style-name="T30"> </text:span><text:span text:style-name="_2f__2f_C">//da el tamaño max. que puede poner sin crear otro dinamico en memoria. </text:span></text:p>
      <text:p text:style-name="P357"><text:span text:style-name="T10"><text:tab/></text:span><text:span text:style-name="T264">std::string </text:span><text:span text:style-name="T263">b</text:span><text:span text:style-name="T264">; </text:span><text:span text:style-name="T263">b</text:span><text:span text:style-name="T264">.capacity(); </text:span><text:span text:style-name="_2f__2f_C"><text:span text:style-name="T265">//da 15, ya que crea por defecto 15 espacios para rellenar</text:span></text:span></text:p>
      <text:p text:style-name="P358"><text:span text:style-name="T263">a</text:span><text:span text:style-name="_3c_C_2b__2b__3e_">.reserve(100);</text:span><text:span text:style-name="T30"> </text:span><text:span text:style-name="_2f__2f_C">//reserva </text:span><text:span text:style-name="_2f__2f_C"><text:span text:style-name="T266">100</text:span></text:span><text:span text:style-name="_2f__2f_C"> espacio que se necesita por que está limitado por ::capacity().</text:span></text:p>
      <text:p text:style-name="P358"><text:span text:style-name="T30">a</text:span><text:span text:style-name="_3c_C_2b__2b__3e_">.shrink_to_fit();</text:span><text:span text:style-name="T30">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7">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8">Comparar</text:span><text:span text:style-name="T269"> </text:span><text:span text:style-name="T270">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0">a</text:span><text:span text:style-name="T71">.</text:span><text:span text:style-name="_3c_C_2b__2b__3e_">compare(b);</text:span><text:span text:style-name="T30"> </text:span><text:span text:style-name="_2f__2f_C">// +1 por que P es más grande que B</text:span></text:p>
      <text:p text:style-name="P365">std::string a = “Hello”; std::string b = “Hello World”</text:p>
      <text:p text:style-name="P366"><text:span text:style-name="T30">a.compare(6,5,b);</text:span><text:span text:style-name="_2f__2f_C"> // comparará el World sacado de b (6 = index , 5=world tiene 5 chars)</text:span></text:p>
      <text:p text:style-name="P367"><text:span text:style-name="T271">a.</text:span><text:span text:style-name="T30">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2">Ejemplo de Clase dentro de MyClass.hpp:</text:span></text:span></text:p>
      <text:p text:style-name="P372"><text:span text:style-name="_3c_C_3e_"><text:span text:style-name="T273">class<text:tab/>MyClass</text:span></text:span><text:span text:style-name="_3c_C_3e_"><text:span text:style-name="T274"> {</text:span></text:span></text:p>
      <text:p text:style-name="P373"><text:span text:style-name="_3c_C_3e_"><text:span text:style-name="T274"><text:tab/></text:span></text:span><text:span text:style-name="_3c_C_2b__2b__3e_">public:</text:span></text:p>
      <text:p text:style-name="P373"><text:span text:style-name="_3c_C_3e_"><text:span text:style-name="T274"><text:tab/><text:tab/>MyClass(parametros); </text:span></text:span><text:span text:style-name="_2f__2f_C"><text:span text:style-name="T274">//constructor</text:span></text:span></text:p>
      <text:p text:style-name="P373"><text:span text:style-name="_3c_C_3e_"><text:span text:style-name="T274"><text:tab/><text:tab/></text:span></text:span><text:span text:style-name="_3c_C_2b__2b__3e_">~</text:span><text:span text:style-name="_3c_C_3e_"><text:span text:style-name="T274">MyClass(void); </text:span></text:span><text:span text:style-name="_2f__2f_C"><text:span text:style-name="T274">//Destructor</text:span></text:span></text:p>
      <text:p text:style-name="P373"><text:span text:style-name="_3c_C_3e_"><text:span text:style-name="T274"><text:tab/>void<text:tab/>funcion(parametros);</text:span></text:span></text:p>
      <text:p text:style-name="P373"><text:span text:style-name="_3c_C_3e_"><text:span text:style-name="T274"><text:tab/>typo<text:tab/>getFuncion(void) </text:span></text:span><text:span text:style-name="_3c_C_2b__2b__3e_">const;</text:span><text:span text:style-name="_3c_C_2b__2b__3e_"><text:span text:style-name="T274"> </text:span></text:span><text:span text:style-name="_2f__2f_C"><text:span text:style-name="T274">//const es para no modificar el get</text:span></text:span></text:p>
      <text:p text:style-name="P373"><text:span text:style-name="_3c_C_3e_"><text:span text:style-name="T274"><text:tab/>void<text:tab/>setFuncion(parametro);</text:span></text:span></text:p>
      <text:p text:style-name="P373"><text:span text:style-name="_3c_C_3e_"/></text:p>
      <text:p text:style-name="P373"><text:span text:style-name="_3c_C_3e_"><text:span text:style-name="T274"><text:tab/></text:span></text:span><text:span text:style-name="_3c_C_2b__2b__3e_">private:</text:span></text:p>
      <text:p text:style-name="P373"><text:span text:style-name="_3c_C_3e_"><text:span text:style-name="T274"><text:tab/><text:tab/>type<text:tab/>_var1;</text:span></text:span></text:p>
      <text:p text:style-name="P373"><text:span text:style-name="_3c_C_3e_"><text:span text:style-name="T274">};</text:span></text:span></text:p>
      <text:p text:style-name="P374"><text:span text:style-name="_3c_C_3e_"/></text:p>
      <text:p text:style-name="P374"><text:span text:style-name="_3c_C_3e_"><text:span text:style-name="T275"><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2"><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2"><text:s/><text:tab/>la implementación de las funciones se hace dentro de otro archivo cpp MyClass.cpp</text:span></text:span><text:span text:style-name="_3c_C_3e_"><text:span text:style-name="T276">:</text:span></text:span></text:p>
      <text:p text:style-name="P371"><text:span text:style-name="_3c_C_3e_"><text:span text:style-name="T276"/></text:span></text:p>
      <text:p text:style-name="P375"><text:span text:style-name="_3c_C_3e_"><text:span text:style-name="T277">MyClass::MyClass(parametros){</text:span></text:span></text:p>
      <text:p text:style-name="P375"><text:span text:style-name="_3c_C_3e_"><text:span text:style-name="T277"><text:tab/>_var1 = parametros;</text:span></text:span><text:span text:style-name="_2f__2f_C"><text:span text:style-name="T277"> //si coincide con el tipo claro...</text:span></text:span></text:p>
      <text:p text:style-name="P375"><text:soft-page-break/><text:span text:style-name="_3c_C_3e_"><text:span text:style-name="T277">}</text:span></text:span></text:p>
      <text:p text:style-name="P375"><text:span text:style-name="_3c_C_3e_"><text:span text:style-name="T277">MyClass::~MyClass(void){</text:span></text:span></text:p>
      <text:p text:style-name="P375"><text:span text:style-name="_3c_C_3e_"><text:span text:style-name="T277"><text:tab/>std::cout &lt;&lt; "Llamado el destructor" &lt;&lt; std::endl;</text:span></text:span></text:p>
      <text:p text:style-name="P375"><text:span text:style-name="_3c_C_3e_"><text:span text:style-name="T277">}</text:span></text:span></text:p>
      <text:p text:style-name="P375"><text:span text:style-name="_3c_C_3e_"><text:span text:style-name="T277">MyClass::funcion(void){....}</text:span></text:span></text:p>
      <text:p text:style-name="P375"><text:span text:style-name="_3c_C_3e_"><text:span text:style-name="T277">typo MyClass::getFuncion(void) const{</text:span></text:span></text:p>
      <text:p text:style-name="P375"><text:span text:style-name="_3c_C_3e_"><text:span text:style-name="T277"><text:tab/></text:span></text:span><text:span text:style-name="_3c_C_2b__2b__3e_">if (cliente)</text:span><text:span text:style-name="_3c_C_3e_"><text:span text:style-name="T277"> {return _var1;} <text:s/></text:span></text:span><text:span text:style-name="_2f__2f_C"><text:span text:style-name="T277">//se puede controlar quien puede leer el valor privado...</text:span></text:span></text:p>
      <text:p text:style-name="P375"><text:span text:style-name="_3c_C_3e_"><text:span text:style-name="T277">void MyClass::setFuncion(std::string _var1){</text:span></text:span></text:p>
      <text:p text:style-name="P375"><text:span text:style-name="_3c_C_3e_"><text:span text:style-name="T277"><text:tab/>if (cliente){</text:span></text:span></text:p>
      <text:p text:style-name="P375"><text:span text:style-name="_3c_C_3e_"><text:span text:style-name="T277"><text:tab/><text:tab/></text:span></text:span><text:span text:style-name="_3c_C_2b__2b__3e_">this-&gt;</text:span><text:span text:style-name="_3c_C_3e_"><text:span text:style-name="T277">_var1 = _var1;</text:span></text:span><text:span text:style-name="_2f__2f_C"><text:span text:style-name="T277"> //el this refleja que es el parametro privado. A la <text:s/>derecha del igual <text:tab/><text:tab/><text:tab/><text:tab/><text:tab/>es el parametro que recibe. En caso de que sean los dos iguales.</text:span></text:span></text:p>
      <text:p text:style-name="P375"><text:span text:style-name="_3c_C_3e_"><text:span text:style-name="T277"><text:tab/>}</text:span></text:span></text:p>
      <text:p text:style-name="P375"><text:span text:style-name="_3c_C_3e_"><text:span text:style-name="T277">}</text:span></text:span></text:p>
      <text:p text:style-name="P376"><text:span text:style-name="_3c_C_3e_"/></text:p>
      <text:p text:style-name="P377"><text:span text:style-name="_3c_C_3e_"><text:span text:style-name="T278"><text:tab/>Cuando se declara en un main una variable de esa clase (</text:span></text:span><text:span text:style-name="_3c_C_2b__2b__3e_">MyClass variable</text:span><text:span text:style-name="_3c_C_2b__2b__3e_"><text:span text:style-name="T279">(parametros)</text:span></text:span><text:span text:style-name="_3c_C_3e_"><text:span text:style-name="T278">)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0">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1"><text:tab/><text:tab/>Zombie(std::string name){</text:span></text:span></text:p>
      <text:p text:style-name="P380"><text:span text:style-name="_3c_C_3e_"><text:span text:style-name="T281"><text:tab/><text:tab/><text:tab/>_name = name;</text:span></text:span></text:p>
      <text:p text:style-name="P380"><text:span text:style-name="_3c_C_3e_"><text:span text:style-name="T281"><text:tab/><text:tab/>}</text:span></text:span></text:p>
      <text:p text:style-name="P380"><text:span text:style-name="_3c_C_3e_"/></text:p>
      <text:p text:style-name="P380"><text:span text:style-name="_3c_C_3e_"><text:tab/>private:</text:span></text:p>
      <text:p text:style-name="P380"><text:span text:style-name="_3c_C_3e_"><text:span text:style-name="T281"><text:tab/><text:tab/>std::string _name;</text:span></text:span></text:p>
      <text:p text:style-name="P380"><text:span text:style-name="_3c_C_3e_">};</text:span></text:p>
      <text:p text:style-name="P380"><text:span text:style-name="_3c_C_3e_"/></text:p>
      <text:p text:style-name="P380"><text:span text:style-name="_3c_C_3e_"><text:span text:style-name="T281">int main(){</text:span></text:span></text:p>
      <text:p text:style-name="P380"><text:span text:style-name="_3c_C_3e_"><text:span text:style-name="T281"><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2"> </text:span></text:span><text:span text:style-name="_2f__2f_C"><text:span text:style-name="T28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1"><text:tab/></text:span></text:span><text:span text:style-name="_3c_C_2b__2b__3e_">delete[] horde;</text:span></text:p>
      <text:p text:style-name="P380"><text:span text:style-name="_3c_C_3e_"><text:span text:style-name="T281"><text:tab/>return 0;</text:span></text:span></text:p>
      <text:p text:style-name="P380"><text:span text:style-name="_3c_C_3e_"><text:span text:style-name="T281">}</text:span></text:span></text:p>
      <text:p text:style-name="P379"><text:span text:style-name="_3c_C_3e_"/></text:p>
      <text:h text:style-name="P381" text:outline-level="3"><text:span text:style-name="_3c_C_3e_"><text:span text:style-name="T283">PUNTEROS A FUNCIONES</text:span></text:span></text:h>
      <text:p text:style-name="P382"><text:span text:style-name="_3c_C_3e_"><text:span text:style-name="T283"/></text:span></text:p>
      <text:p text:style-name="P383"><text:span text:style-name="_3c_C_3e_"><text:span text:style-name="T284"><text:tab/>Imaginemos la clase:</text:span></text:span></text:p>
      <text:p text:style-name="P384"><text:span text:style-name="_3c_C_3e_"><text:span text:style-name="T285">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6"><text:tab/></text:span></text:span><text:span text:style-name="_3c_C_3e_"><text:span text:style-name="T11">private :</text:span></text:span></text:p>
      <text:p text:style-name="P386"><text:span text:style-name="_3c_C_3e_"><text:span text:style-name="T286"><text:tab/><text:tab/></text:span></text:span><text:span text:style-name="_3c_C_3e_"><text:span text:style-name="T11">void debug(void);</text:span></text:span></text:p>
      <text:p text:style-name="P386"><text:span text:style-name="_3c_C_3e_"><text:span text:style-name="T286"><text:tab/><text:tab/></text:span></text:span><text:span text:style-name="_3c_C_3e_"><text:span text:style-name="T11">void info(void); </text:span></text:span></text:p>
      <text:p text:style-name="P386"><text:span text:style-name="_3c_C_3e_"><text:span text:style-name="T286"><text:tab/><text:tab/></text:span></text:span><text:span text:style-name="_3c_C_3e_"><text:span text:style-name="T11">void warning(void);</text:span></text:span></text:p>
      <text:p text:style-name="P386"><text:span text:style-name="_3c_C_3e_"><text:span text:style-name="T286"><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4">Para declarar un array de punteros a las funciones:</text:span></text:span></text:p>
      <text:p text:style-name="P389"><text:span text:style-name="_3c_C_3e_"><text:span text:style-name="T284"><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6"> </text:span></text:span><text:span text:style-name="_2f__2f_C"><text:span text:style-name="T286">//ver que no es &amp;Harl::debug()</text:span></text:span><text:span text:style-name="_2f__2f_C"><text:span text:style-name="T287">... es decir se omite los () por que no son funciones sino punteros.</text:span></text:span></text:p>
      <text:p text:style-name="P390"><text:span text:style-name="_3c_C_3e_"><text:span text:style-name="T284">Para </text:span></text:span><text:span text:style-name="_3c_C_3e_"><text:span text:style-name="T288">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4"/></text:span></text:p>
      <text:p text:style-name="P383"><text:span text:style-name="_3c_C_3e_"><text:span text:style-name="T284"/></text:span></text:p>
      <text:h text:style-name="P391" text:outline-level="3"><text:span text:style-name="_3c_C_3e_"><text:span text:style-name="T280"/></text:span></text:h>
      <text:p text:style-name="P392"><text:span text:style-name="_3c_C_3e_"><text:span text:style-name="T280"/></text:span></text:p>
      <text:h text:style-name="P391" text:outline-level="3"><text:span text:style-name="_3c_C_3e_"><text:span text:style-name="T289">SOBRECARGA DE OPERADORES</text:span></text:span></text:h>
      <text:p text:style-name="P393"><text:span text:style-name="_3c_C_3e_"><text:span text:style-name="T289"/></text:span></text:p>
      <text:p text:style-name="P390"><text:span text:style-name="_3c_C_3e_"><text:span text:style-name="T288"><text:tab/>Es como la sobrecarga de operadores (funciones) en donde el mismo nombre de la función sirve para diferentes parámetros, pero en este caso para operadores. </text:span></text:span></text:p>
      <text:p text:style-name="P390"><text:soft-page-break/><text:span text:style-name="_3c_C_3e_"><text:span text:style-name="T288">Si nosotros tenemos una clase Point:</text:span></text:span></text:p>
      <text:p text:style-name="P390"><text:span text:style-name="_3c_C_3e_"><text:span text:style-name="T288"/></text:span></text:p>
      <text:p text:style-name="P394"><text:span text:style-name="_3c_C_3e_"><text:span text:style-name="T290">Point<text:tab/>point1(3, 4);</text:span></text:span></text:p>
      <text:p text:style-name="P394"><text:span text:style-name="_3c_C_3e_"><text:span text:style-name="T290">Point<text:tab/>point2(0, 2);</text:span></text:span></text:p>
      <text:p text:style-name="P394"><text:span text:style-name="_3c_C_3e_"><text:span text:style-name="T290">Point</text:span></text:span><text:span text:style-name="_3c_C_3e_"><text:span text:style-name="T291"><text:tab/>point3(point1 + point2) </text:span></text:span><text:span text:style-name="_2f__2f_C"><text:span text:style-name="T291">//esto dará error si no esta definido la sobrecarga de operadores</text:span></text:span></text:p>
      <text:p text:style-name="P390"><text:span text:style-name="_2f__2f_C"><text:span text:style-name="T291"/></text:span></text:p>
      <text:p text:style-name="P395"><text:span text:style-name="_2f__2f_C"><text:span text:style-name="T291"><text:tab/> </text:span></text:span><text:span text:style-name="_3c_C_3e_"><text:span text:style-name="T292">Si no está definida ese operador suma daría error, por lo tanto hay que definirlo, por que no sabría como sumar dos objetos (no son numeros). Por lo tanto lo definimos:</text:span></text:span></text:p>
      <text:p text:style-name="P395"><text:span text:style-name="_3c_C_3e_"><text:span text:style-name="T292"/></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3"> </text:span></text:span><text:span text:style-name="_2f__2f_C"><text:span text:style-name="T293">//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3">,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3">left.</text:span></text:span><text:span text:style-name="_3c_C_3e_"><text:span text:style-name="T11">x + right.x, </text:span></text:span><text:span text:style-name="_3c_C_3e_"><text:span text:style-name="T293">left.</text:span></text:span><text:span text:style-name="_3c_C_3e_"><text:span text:style-name="T11">y + right.y);</text:span></text:span></text:p>
      <text:p text:style-name="P397"><text:span text:style-name="_3c_C_3e_"><text:span text:style-name="T11">}</text:span></text:span><text:span text:style-name="_3c_C_3e_"><text:span text:style-name="T293"> </text:span></text:span><text:span text:style-name="_2f__2f_C"><text:span text:style-name="T293">//Si está declarado FUERA de la clase como NO miembro</text:span></text:span></text:p>
      <text:p text:style-name="P398"><text:span text:style-name="_2f__2f_C"><text:span text:style-name="T293"/></text:span></text:p>
      <text:p text:style-name="P398"><text:span text:style-name="_2f__2f_C"><text:span text:style-name="T293"><text:tab/></text:span></text:span><text:span text:style-name="_3c_C_3e_"><text:span text:style-name="T294">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4">en si un point1 + point2 </text:span></text:span><text:span text:style-name="_3c_C_3e_"><text:span text:style-name="T295">es como poner esto:</text:span></text:span><text:span text:style-name="_3c_C_3e_"><text:span text:style-name="T294"> </text:span></text:span><text:span text:style-name="_3c_C_2b__2b__3e_"><text:span text:style-name="T11">point3.operator+(point1, point2)</text:span></text:span></text:p>
      <text:p text:style-name="P399"><text:span text:style-name="_3c_C_2b__2b__3e_"><text:span text:style-name="T295">*IMPORTANTE: SIEMPRE ES</text:span></text:span><text:span text:style-name="_3c_C_2b__2b__3e_"><text:span text:style-name="T296"> (operator+) </text:span></text:span><text:span text:style-name="_3c_C_2b__2b__3e_"><text:span text:style-name="T295">es decir tiene que ser la palabra tal cual, que puede ser tambien </text:span></text:span><text:span text:style-name="_3c_C_2b__2b__3e_"><text:span text:style-name="T11">operator-</text:span></text:span></text:p>
      <text:p text:style-name="P398"><text:span text:style-name="_2f__2f_C"><text:span text:style-name="T293"/></text:span></text:p>
      <text:h text:style-name="P400" text:outline-level="3"><text:span text:style-name="_3c_C_3e_"><text:span text:style-name="T289"/></text:span></text:h>
      <text:h text:style-name="P400" text:outline-level="3"><text:span text:style-name="_3c_C_3e_"><text:span text:style-name="T289">SOBRECARGA DE OPERADORES</text:span></text:span><text:span text:style-name="_3c_C_3e_"><text:span text:style-name="T297"> - Subscript operator</text:span></text:span></text:h>
      <text:p text:style-name="P401"><text:span text:style-name="_3c_C_3e_"><text:span text:style-name="T298"/></text:span></text:p>
      <text:p text:style-name="P402"><text:span text:style-name="_3c_C_3e_"><text:span text:style-name="T299"><text:tab/>El operador subscript es (</text:span></text:span><text:span text:style-name="_3c_C_2b__2b__3e_"><text:span text:style-name="T11">operator[]</text:span></text:span><text:span text:style-name="_3c_C_3e_"><text:span text:style-name="T299">)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299">dentro de la clase:</text:span></text:span></text:p>
      <text:p text:style-name="P403"><text:span text:style-name="_3c_C_3e_"><text:span text:style-name="T299"><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0"/></text:span></text:p>
      <text:p text:style-name="P404"><text:span text:style-name="_3c_C_3e_"><text:span text:style-name="T301">Si quisieramos sustituir un valor de tal manera que:<text:line-break/></text:span></text:span></text:p>
      <text:p text:style-name="P404"><text:span text:style-name="_3c_C_3e_"><text:span text:style-name="T301">punto[0] = 2;</text:span></text:span></text:p>
      <text:p text:style-name="P404"><text:span text:style-name="_3c_C_3e_"><text:span text:style-name="T301">punto[1] = 7;</text:span></text:span></text:p>
      <text:p text:style-name="P404"><text:span text:style-name="_3c_C_3e_"><text:span text:style-name="T301">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2">{ </text:span></text:span><text:span text:style-name="_2f__2f_C"><text:span text:style-name="T302">//ponemos el &amp; y quitamos el const</text:span></text:span></text:p>
      <text:p text:style-name="P406"><text:span text:style-name="_3c_C_3e_"><text:span text:style-name="T11"><text:tab/></text:span></text:span><text:span text:style-name="_3c_C_3e_"><text:span text:style-name="T303">assert( (index == 0) || (index == 1) ); </text:span></text:span><text:span text:style-name="_2f__2f_C"><text:span text:style-name="T303">//hay que #include &lt;cassert&gt;</text:span></text:span></text:p>
      <text:p text:style-name="P406"><text:span text:style-name="_3c_C_3e_"><text:span text:style-name="T303"><text:tab/>return(index == 0) ? this-&gt;x : this-&gt;y</text:span></text:span></text:p>
      <text:p text:style-name="P407"><text:span text:style-name="_3c_C_3e_"><text:span text:style-name="T11"><text:tab/>}</text:span></text:span></text:p>
      <text:p text:style-name="P404"><text:span text:style-name="_3c_C_3e_"><text:span text:style-name="T301">Es como utilizar un getter para tener un Setter. Con el &amp; se modifica el valor dentro.</text:span></text:span></text:p>
      <text:p text:style-name="P404"><text:span text:style-name="_3c_C_3e_"><text:span text:style-name="T301"/></text:span></text:p>
      <text:h text:style-name="P408" text:outline-level="3"><text:span text:style-name="_3c_C_3e_"><text:span text:style-name="T289">SOBRECARGA DE OPERADORES</text:span></text:span><text:span text:style-name="_3c_C_3e_"><text:span text:style-name="T297"> - </text:span></text:span><text:span text:style-name="_3c_C_3e_"><text:span text:style-name="T304">Output Stream</text:span></text:span><text:span text:style-name="_3c_C_3e_"><text:span text:style-name="T305"> Operation</text:span></text:span></text:h>
      <text:p text:style-name="P409"><text:span text:style-name="_3c_C_3e_"><text:span text:style-name="T306">Podemos hacer con una </text:span></text:span><text:span text:style-name="_3c_C_3e_"><text:span text:style-name="T11">class Point</text:span></text:span></text:p>
      <text:p text:style-name="P409"><text:span text:style-name="_3c_C_3e_"><text:span text:style-name="T307">Point punto1(3,4);</text:span></text:span></text:p>
      <text:p text:style-name="P409"><text:span text:style-name="_3c_C_3e_"><text:span text:style-name="T307">std::cout &lt;&lt; punto1; </text:span></text:span></text:p>
      <text:p text:style-name="P410"><text:span text:style-name="_3c_C_3e_"><text:span text:style-name="T308">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text:span></text:span><text:span text:style-name="_3c_C_3e_"><text:span text:style-name="T309"><text:tab/><text:tab/><text:tab/></text:span></text:span><text:span text:style-name="_3c_C_3e_"><text:span text:style-name="T11">&amp;point);</text:span></text:span><text:span text:style-name="_3c_C_3e_"><text:span text:style-name="T309"> </text:span></text:span><text:span text:style-name="_2f__2f_C"><text:span text:style-name="T309">//friend hace que pueda ser accesible desde fuera como un getter la función <text:tab/><text:tab/><text:tab/>definida según la declaración</text:span></text:span></text:p>
      <text:p text:style-name="P411"><text:span text:style-name="_3c_C_3e_"><text:span text:style-name="T11"><text:tab/><text:tab/>Point(void);</text:span></text:span></text:p>
      <text:p text:style-name="P411"><text:soft-page-break/><text:span text:style-name="_3c_C_3e_"><text:span text:style-name="T11"><text:tab/><text:tab/>~Point(void);</text:span></text:span></text:p>
      <text:p text:style-name="P411"><text:span text:style-name="_3c_C_3e_"><text:span text:style-name="T309"><text:tab/>private:</text:span></text:span></text:p>
      <text:p text:style-name="P411"><text:span text:style-name="_3c_C_3e_"><text:span text:style-name="T309"><text:tab/><text:tab/>double x{}; </text:span></text:span><text:span text:style-name="_2f__2f_C"><text:span text:style-name="T309">//lo inicializa a 0.0</text:span></text:span></text:p>
      <text:p text:style-name="P411"><text:span text:style-name="_2f__2f_C"><text:span text:style-name="T309"><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09"> std::ostream &amp;operator&lt;&lt;(</text:span></text:span><text:span text:style-name="_3c_C_3e_"><text:span text:style-name="T310">const </text:span></text:span><text:span text:style-name="_3c_C_3e_"><text:span text:style-name="T309">std::ostream</text:span></text:span><text:span text:style-name="_3c_C_3e_"><text:span text:style-name="T310"> </text:span></text:span><text:span text:style-name="_3c_C_3e_"><text:span text:style-name="T309">&amp;out_msg, const Point &amp;point){</text:span></text:span><text:span text:style-name="_3c_C_3e_"><text:span text:style-name="T311"> </text:span></text:span><text:span text:style-name="_2f__2f_C"><text:span text:style-name="T311">//inline hará de protección para no tener múltiple definiciones de este operador cuando se llame en cada .cpp el include de este .hpp. No proteje para eso el #ifndef HEADER_HPP .....</text:span></text:span></text:p>
      <text:p text:style-name="P411"><text:span text:style-name="_3c_C_3e_"><text:span text:style-name="T309"><text:tab/>out_msg &lt;&lt; </text:span></text:span><text:span text:style-name="_3c_C_3e_"><text:span text:style-name="T311">"( " &lt;&lt; point.x &lt;&lt; ", " &lt;&lt; point.y &lt;&lt; " )" &lt;&lt; std::endl; </text:span></text:span><text:span text:style-name="_2f__2f_C"><text:span text:style-name="T311">//si no estuviera el friend, no se podria acceder a los parámetros privados.</text:span></text:span></text:p>
      <text:p text:style-name="P412"><text:span text:style-name="_3c_C_3e_"><text:span text:style-name="T311"><text:tab/>return (out_msg);</text:span></text:span></text:p>
      <text:p text:style-name="P411"><text:span text:style-name="_3c_C_3e_"><text:span text:style-name="T309">}</text:span></text:span></text:p>
      <text:p text:style-name="P410"><text:span text:style-name="_3c_C_3e_"><text:span text:style-name="T309"/></text:span></text:p>
      <text:p text:style-name="P413"><text:span text:style-name="_3c_C_3e_"><text:span text:style-name="T308">S</text:span></text:span><text:span text:style-name="_3c_C_3e_"><text:span text:style-name="T312">e podría meter la sobrecarga dentro de la clase asi en parte pública y por lo tanto no necesitar el friend:</text:span></text:span></text:p>
      <text:p text:style-name="P413"><text:span text:style-name="_3c_C_3e_"><text:span text:style-name="T312"/></text:span></text:p>
      <text:p text:style-name="P413"><text:span text:style-name="_3c_C_3e_"><text:span text:style-name="T11">std::ostream &amp;operator&lt;&lt;(</text:span></text:span><text:span text:style-name="_3c_C_3e_"><text:span text:style-name="T310">const </text:span></text:span><text:span text:style-name="_3c_C_3e_"><text:span text:style-name="T11">std::ostream</text:span></text:span><text:span text:style-name="_3c_C_3e_"><text:span text:style-name="T310"> </text:span></text:span><text:span text:style-name="_3c_C_3e_"><text:span text:style-name="T11">&amp;out_msg);</text:span></text:span></text:p>
      <text:p text:style-name="P413"><text:span text:style-name="_3c_C_3e_"><text:span text:style-name="T11"/></text:span></text:p>
      <text:p text:style-name="P413"><text:span text:style-name="_3c_C_3e_"><text:span text:style-name="T312">Pero al estar implícito el primer parámetro "this" miembro de la clase, el sistema de salida</text:span></text:span></text:p>
      <text:p text:style-name="P413"><text:span text:style-name="_3c_C_3e_"><text:span text:style-name="T312">tendría que ser:</text:span></text:span></text:p>
      <text:p text:style-name="P413"><text:span text:style-name="_3c_C_3e_"><text:span text:style-name="T11">punto1 &lt;&lt; std::cout;</text:span></text:span><text:span text:style-name="_3c_C_3e_"><text:span text:style-name="T312"> </text:span></text:span><text:span text:style-name="_2f__2f_C"><text:span text:style-name="T311">//tendríamos que invertirlo</text:span></text:span><text:span text:style-name="_2f__2f_C"><text:span text:style-name="T313"> por lo que no se suele ver declarado dentro d la función</text:span></text:span></text:p>
      <text:h text:style-name="P414" text:outline-level="3"><text:span text:style-name="_3c_C_3e_"><text:span text:style-name="T289">SOBRECARGA DE OPERADORES</text:span></text:span><text:span text:style-name="_3c_C_3e_"><text:span text:style-name="T297"> - </text:span></text:span><text:span text:style-name="_3c_C_3e_"><text:span text:style-name="T304">Input Stream</text:span></text:span><text:span text:style-name="_3c_C_3e_"><text:span text:style-name="T305"> Operation</text:span></text:span></text:h>
      <text:p text:style-name="P415"><text:span text:style-name="_3c_C_3e_"><text:span text:style-name="T314">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5"><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6">Y ahora se podría hacer</text:span></text:span></text:p>
      <text:p text:style-name="P417"><text:soft-page-break/><text:span text:style-name="_3c_C_3e_"><text:span text:style-name="T11">std::cin &gt;&gt; punto1;</text:span></text:span></text:p>
      <text:p text:style-name="P418"><text:span text:style-name="_3c_C_3e_"><text:span text:style-name="T317"/></text:span></text:p>
      <text:h text:style-name="P419" text:outline-level="3"><text:span text:style-name="_3c_C_3e_"><text:span text:style-name="T318">HERENCIAS DE CLASES</text:span></text:span></text:h>
      <text:p text:style-name="P420"><text:span text:style-name="_3c_C_3e_"><text:span text:style-name="T319">Lo que hace es heredar propiedades de una clase padre.</text:span></text:span></text:p>
      <text:p text:style-name="P421"><text:span text:style-name="_3c_C_3e_"><text:span text:style-name="T320">class Persona{</text:span></text:span></text:p>
      <text:p text:style-name="P421"><text:span text:style-name="_3c_C_3e_"><text:span text:style-name="T320"><text:tab/>public:</text:span></text:span></text:p>
      <text:p text:style-name="P421"><text:span text:style-name="_3c_C_3e_"><text:span text:style-name="T320"><text:tab/><text:tab/>Persona();</text:span></text:span></text:p>
      <text:p text:style-name="P421"><text:span text:style-name="_3c_C_3e_"><text:span text:style-name="T320"><text:tab/><text:tab/>Persona(std::string first_name_param, std::string last_name_param);</text:span></text:span></text:p>
      <text:p text:style-name="P421"><text:span text:style-name="_3c_C_3e_"><text:span text:style-name="T320"><text:tab/><text:tab/>~Persona();</text:span></text:span></text:p>
      <text:p text:style-name="P421"><text:span text:style-name="_3c_C_3e_"><text:span text:style-name="T320"><text:tab/>Private:</text:span></text:span></text:p>
      <text:p text:style-name="P421"><text:span text:style-name="_3c_C_3e_"><text:span text:style-name="T320"><text:tab/><text:tab/>std::string first_name{"Misterioso"};</text:span></text:span></text:p>
      <text:p text:style-name="P421"><text:span text:style-name="_3c_C_3e_"><text:span text:style-name="T320"><text:tab/><text:tab/>std::string last_name{"Persona"};</text:span></text:span></text:p>
      <text:p text:style-name="P421"><text:span text:style-name="_3c_C_3e_"><text:span text:style-name="T320">};</text:span></text:span></text:p>
      <text:p text:style-name="P422"><text:span text:style-name="_3c_C_3e_"><text:span text:style-name="T320"/></text:span></text:p>
      <text:p text:style-name="P420"><text:span text:style-name="_3c_C_3e_"><text:span text:style-name="T319">La clase que hereda será:</text:span></text:span></text:p>
      <text:p text:style-name="P420"><text:span text:style-name="_3c_C_3e_"><text:span text:style-name="T319"/></text:span></text:p>
      <text:p text:style-name="P423"><text:span text:style-name="_3c_C_3e_"><text:span text:style-name="T320">class Jugador </text:span></text:span><text:span text:style-name="_3c_C_2b__2b__3e_"><text:span text:style-name="T11">: public Persona</text:span></text:span><text:span text:style-name="_3c_C_3e_"><text:span text:style-name="T320">{</text:span></text:span></text:p>
      <text:p text:style-name="P423"><text:span text:style-name="_3c_C_3e_"><text:span text:style-name="T320"><text:tab/>public:</text:span></text:span></text:p>
      <text:p text:style-name="P423"><text:span text:style-name="_3c_C_3e_"><text:span text:style-name="T320"><text:tab/><text:tab/>Jugador() = default;</text:span></text:span></text:p>
      <text:p text:style-name="P423"><text:span text:style-name="_3c_C_3e_"><text:span text:style-name="T320"><text:tab/><text:tab/>Jugador(std::string game_param);</text:span></text:span></text:p>
      <text:p text:style-name="P423"><text:span text:style-name="_3c_C_3e_"><text:span text:style-name="T320"><text:tab/><text:tab/>~Jugador();</text:span></text:span></text:p>
      <text:p text:style-name="P423"><text:span text:style-name="_3c_C_3e_"><text:span text:style-name="T320"><text:tab/>private:</text:span></text:span></text:p>
      <text:p text:style-name="P423"><text:span text:style-name="_3c_C_3e_"><text:span text:style-name="T320"><text:tab/><text:tab/>std::string m_game{"none"};</text:span></text:span></text:p>
      <text:p text:style-name="P423"><text:span text:style-name="_3c_C_3e_"><text:span text:style-name="T320">};</text:span></text:span></text:p>
      <text:p text:style-name="P424"><text:span text:style-name="_3c_C_3e_"><text:span text:style-name="T321">std::ostream &amp;operator&lt;&lt;(std::ostream &amp;out, const Player &amp;player){</text:span></text:span></text:p>
      <text:p text:style-name="P424"><text:span text:style-name="_3c_C_3e_"><text:span text:style-name="T321"><text:tab/>out &lt;&lt; "game: " &lt;&lt; player.m_game &lt;&lt; "name: " &lt;&lt; player.get_first_name()....</text:span></text:span></text:p>
      <text:p text:style-name="P424"><text:span text:style-name="_3c_C_3e_"><text:span text:style-name="T321">}</text:span></text:span></text:p>
      <text:p text:style-name="P425"><text:span text:style-name="_3c_C_3e_"><text:span text:style-name="T322">Y esta clase que hereda no puede acceder a la parte privada de Persona.</text:span></text:span><text:span text:style-name="_3c_C_3e_"><text:span text:style-name="T323"> Para ello deberíamos crear en la parte pública de Persona dos getters (uno para first_name y otro para last_name</text:span></text:span></text:p>
      <text:p text:style-name="P426"><text:span text:style-name="_3c_C_3e_"><text:span text:style-name="T324"/></text:span></text:p>
      <text:h text:style-name="P427" text:outline-level="3"><text:soft-page-break/><text:span text:style-name="_3c_C_3e_"><text:span text:style-name="T325">HERENCIAS DE CLASES</text:span></text:span><text:span text:style-name="_3c_C_3e_"><text:span text:style-name="T326"> / Protected</text:span></text:span></text:h>
      <text:p text:style-name="P426"><text:span text:style-name="_3c_C_3e_"><text:span text:style-name="T322"><text:s/></text:span></text:span><text:span text:style-name="_3c_C_3e_"><text:span text:style-name="T324">Es un nuevo tipo de estiqueta en la clase:<text:line-break/></text:span></text:span></text:p>
      <text:p text:style-name="P428"><text:span text:style-name="_3c_C_3e_"><text:span text:style-name="T327">class Persona{</text:span></text:span></text:p>
      <text:p text:style-name="P428"><text:span text:style-name="_3c_C_3e_"><text:span text:style-name="T327"><text:tab/>public:...</text:span></text:span></text:p>
      <text:p text:style-name="P428"><text:span text:style-name="_3c_C_3e_"><text:span text:style-name="T327"><text:tab/></text:span></text:span><text:span text:style-name="_3c_C_2b__2b__3e_"><text:span text:style-name="T11">protected:</text:span></text:span></text:p>
      <text:p text:style-name="P428"><text:span text:style-name="_3c_C_3e_"><text:span text:style-name="T327"><text:tab/>private:</text:span></text:span></text:p>
      <text:p text:style-name="P428"><text:span text:style-name="_3c_C_3e_"><text:span text:style-name="T327">};</text:span></text:span></text:p>
      <text:p text:style-name="P426"><text:span text:style-name="_3c_C_3e_"><text:span text:style-name="T324">Todo lo que está en protected es algo como privado, PERO puede ser accedido desde las clases que heredan. Sirve para proteger, como private pero que funcione en las herencias</text:span></text:span></text:p>
      <text:p text:style-name="P426"><text:span text:style-name="_3c_C_3e_"><text:span text:style-name="T324"/></text:span></text:p>
      <text:h text:style-name="P427" text:outline-level="3"><text:span text:style-name="_3c_C_3e_"><text:span text:style-name="T325">HERENCIAS DE CLASES</text:span></text:span><text:span text:style-name="_3c_C_3e_"><text:span text:style-name="T326"> / Herencias Protected o Private</text:span></text:span></text:h>
      <text:p text:style-name="P426"><text:span text:style-name="_3c_C_3e_"><text:span text:style-name="T324">Cuando se hace una herencia, no solo puede ser </text:span></text:span><text:span text:style-name="_3c_C_3e_"><text:span text:style-name="T11">: public ClasePadre</text:span></text:span></text:p>
      <text:p text:style-name="P429"><text:span text:style-name="_3c_C_3e_"><text:span text:style-name="T328">Puede ser de dos tipos:</text:span></text:span></text:p>
      <text:p text:style-name="P429"><text:span text:style-name="_3c_C_3e_"><text:span text:style-name="T328"/></text:span></text:p>
      <text:p text:style-name="P429"><text:span text:style-name="_3c_C_3e_"><text:span text:style-name="T328">1. </text:span></text:span><text:span text:style-name="_3c_C_3e_"><text:span text:style-name="T329">class Heredada </text:span></text:span><text:span text:style-name="_3c_C_2b__2b__3e_"><text:span text:style-name="T11">: protected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otected</text:span></text:span></text:p>
      <text:p text:style-name="P429"><text:span text:style-name="_3c_C_3e_"><text:span text:style-name="T328"><text:tab/>Todo lo que era Protected seguirá siendo Protected.</text:span></text:span></text:p>
      <text:p text:style-name="P429"><text:span text:style-name="_3c_C_3e_"><text:span text:style-name="T328"><text:tab/>Todo lo que era Privado seguirá siendo Privado</text:span></text:span></text:p>
      <text:p text:style-name="P429"><text:span text:style-name="_3c_C_3e_"><text:span text:style-name="T328">2. </text:span></text:span><text:span text:style-name="_3c_C_3e_"><text:span text:style-name="T329">class Heredada </text:span></text:span><text:span text:style-name="_3c_C_2b__2b__3e_"><text:span text:style-name="T11">: </text:span></text:span><text:span text:style-name="_3c_C_2b__2b__3e_"><text:span text:style-name="T329">private</text:span></text:span><text:span text:style-name="_3c_C_2b__2b__3e_"><text:span text:style-name="T11">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ivate</text:span></text:span></text:p>
      <text:p text:style-name="P429"><text:span text:style-name="_3c_C_3e_"><text:span text:style-name="T328"><text:tab/>Todo lo que era Protected se convertirá en Private</text:span></text:span></text:p>
      <text:p text:style-name="P429"><text:span text:style-name="_3c_C_3e_"><text:span text:style-name="T328"><text:tab/>Todo lo que era Privado seguirá siendo Privado</text:span></text:span><text:span text:style-name="_3c_C_3e_"><text:span text:style-name="T329"><text:tab/></text:span></text:span></text:p>
      <text:p text:style-name="P430"><text:span text:style-name="_3c_C_3e_"><text:span text:style-name="T328"><text:s/></text:span></text:span><text:span text:style-name="_3c_C_3e_"><text:span text:style-name="T330">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1"> </text:span></text:span><text:span text:style-name="_3c_C_3e_"><text:span text:style-name="T330">todo seguirá siendo private.</text:span></text:span></text:p>
      <text:p text:style-name="P431"><text:span text:style-name="_3c_C_3e_"><text:span text:style-name="T332">PERO!! podemos RESUCITAR un método usando </text:span></text:span><text:span text:style-name="_3c_C_3e_"><text:span text:style-name="T333">USING</text:span></text:span></text:p>
      <text:p text:style-name="P431"><text:span text:style-name="_3c_C_3e_"><text:span text:style-name="T333">class Felino : private Animal{</text:span></text:span></text:p>
      <text:p text:style-name="P431"><text:span text:style-name="_3c_C_3e_"><text:span text:style-name="T333"><text:tab/>public:</text:span></text:span></text:p>
      <text:p text:style-name="P431"><text:span text:style-name="_3c_C_3e_"><text:span text:style-name="T333"><text:tab/><text:tab/></text:span></text:span><text:span text:style-name="_3c_C_2b__2b__3e_"><text:span text:style-name="T11">using Animal::respirar</text:span></text:span><text:span text:style-name="_3c_C_3e_"><text:span text:style-name="T333">; </text:span></text:span><text:span text:style-name="_2f__2f_C"><text:span text:style-name="T333">//siendo void respirar(); en público de Animal</text:span></text:span></text:p>
      <text:p text:style-name="P431"><text:soft-page-break/><text:span text:style-name="_3c_C_3e_"><text:span text:style-name="T333"><text:tab/><text:tab/>void maullar();</text:span></text:span></text:p>
      <text:p text:style-name="P431"><text:span text:style-name="_3c_C_3e_"><text:span text:style-name="T333">};</text:span></text:span></text:p>
      <text:p text:style-name="P431"><text:span text:style-name="_3c_C_3e_"><text:span text:style-name="T332">Con eso ya se tranforma en público de nuevo y es válido en C++98</text:span></text:span><text:span text:style-name="_3c_C_3e_"><text:span text:style-name="T334">. Podriamos hacer using en protected: y volveria a ser protected.</text:span></text:span></text:p>
      <text:p text:style-name="P432"><text:span text:style-name="_3c_C_3e_"><text:span text:style-name="T334">si la funcion a la que llama (en el ejemplo "respirar") está sobrecargada, resucitará a todas las sobrecargas de funciones.<text:line-break/></text:span></text:span><text:span text:style-name="_3c_C_3e_"><text:span text:style-name="T335">NO PODRIAMOS HACER CON USING acceso a una parte PRIVATE de Animal. Por que es la exclusión que tiene. </text:span></text:span></text:p>
      <text:p text:style-name="P433"><text:span text:style-name="_3c_C_3e_"><text:span text:style-name="T335">PERO SÍ que podriamos hacer public algo que fuera Protected. Es decir la regla, es "todo lo que fuera accesible, se puede reconvertir a nuevo acceso.</text:span></text:span></text:p>
      <text:h text:style-name="P434" text:outline-level="3"><text:span text:style-name="_3c_C_3e_"><text:span text:style-name="T325">HERENCIAS DE CLASES</text:span></text:span><text:span text:style-name="_3c_C_3e_"><text:span text:style-name="T326"> / </text:span></text:span><text:span text:style-name="_3c_C_3e_"><text:span text:style-name="T336">CONSTRUCTORES NO DEFAULT</text:span></text:span></text:h>
      <text:p text:style-name="P435"><text:span text:style-name="_3c_C_3e_"><text:span text:style-name="T337">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7">La llamada al constructor dentro de la clase hijo, se ha de hacer por lista, ya que si se llama </text:span></text:span><text:span text:style-name="_3c_C_3e_"><text:span text:style-name="T11">Animal(n, r)</text:span></text:span><text:span text:style-name="_3c_C_3e_"><text:span text:style-name="T337"> dentro de las llaves, es como hacer una copia que no queremos.</text:span></text:span></text:p>
      <text:h text:style-name="P437" text:outline-level="3"><text:span text:style-name="_3c_C_3e_"><text:span text:style-name="T325">HERENCIAS DE CLASES</text:span></text:span><text:span text:style-name="_3c_C_3e_"><text:span text:style-name="T326"> / </text:span></text:span><text:span text:style-name="_3c_C_3e_"><text:span text:style-name="T336">CONSTRUCTOR</text:span></text:span><text:span text:style-name="_3c_C_3e_"><text:span text:style-name="T338">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oft-page-break/><text:span text:style-name="_3c_C_3e_"><text:span text:style-name="T11"><text:s text:c="4"/>}</text:span></text:span></text:p>
      <text:p text:style-name="P438"><text:span text:style-name="_3c_C_3e_"><text:span text:style-name="T11">};</text:span></text:span></text:p>
      <text:p text:style-name="P438"><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5">HERENCIAS DE CLASES</text:span></text:span><text:span text:style-name="_3c_C_3e_"><text:span text:style-name="T326"> / </text:span></text:span><text:span text:style-name="_3c_C_3e_"><text:span text:style-name="T339">constructores heredados</text:span></text:span></text:h>
      <text:p text:style-name="P440"><text:span text:style-name="_3c_C_3e_"><text:span text:style-name="T340">Podemos hacer que el constructor del heredado no sea el suyo sino el del padre con Using </text:span></text:span><text:span text:style-name="_3c_C_3e_"><text:span text:style-name="T341">(esto es de C++11)</text:span></text:span><text:span text:style-name="_3c_C_3e_"><text:span text:style-name="T340">:</text:span></text:span><text:span text:style-name="_3c_C_3e_"><text:span text:style-name="T337"><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2">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0">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0">Y al ser llamado en un main como </text:span></text:span><text:span text:style-name="_3c_C_3e_"><text:span text:style-name="T11">Gato gato1(“Jhonsy”, “comun”, 10); </text:span></text:span><text:span text:style-name="_3c_C_3e_"><text:span text:style-name="T340">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2">), </text:span></text:span><text:span text:style-name="_3c_C_3e_"><text:span text:style-name="T340">y la edad se pondrá como valor basura si no tiene una definición por defecto.<text:line-break/></text:span></text:span><text:soft-page-break/><text:span text:style-name="_3c_C_3e_"><text:span text:style-name="T343">Al heredar los constructores con Using, pillará todos los que haya, ya sean por defecto o custom. PERO NO heredará los constructores de copia.</text:span></text:span></text:p>
      <text:p text:style-name="P442"><text:span text:style-name="_3c_C_3e_"><text:span text:style-name="T344">Si tenemos una herencia de constructores en este caso ahora, </text:span></text:span><text:span text:style-name="_3c_C_3e_"><text:span text:style-name="T11">Gato gato1(“Jhonsy”, “comun”, 10); </text:span></text:span><text:span text:style-name="_3c_C_3e_"><text:span text:style-name="T344">dará un error de compilación ya que no existe la definición con 3 parámetros</text:span></text:span></text:p>
      <text:p text:style-name="P442"><text:span text:style-name="_3c_C_3e_"><text:span text:style-name="T344"/></text:span></text:p>
      <text:h text:style-name="P443" text:outline-level="3"><text:span text:style-name="_3c_C_3e_"><text:span text:style-name="T345">POLIMORFISMO</text:span></text:span></text:h>
      <text:p text:style-name="P444"><text:span text:style-name="_3c_C_3e_"><text:span text:style-name="T346">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44"><text:span text:style-name="_3c_C_3e_"><text:span text:style-name="T346">Se puede hacer esto:</text:span></text:span></text:p>
      <text:p text:style-name="P445"><text:span text:style-name="_3c_C_3e_"><text:span text:style-name="T11">class </text:span></text:span><text:span text:style-name="_3c_C_3e_"><text:span text:style-name="T347">Polygon</text:span></text:span><text:span text:style-name="_3c_C_3e_"><text:span text:style-name="T11"> {</text:span></text:span></text:p>
      <text:p text:style-name="P446"><text:span text:style-name="_3c_C_3e_"><text:span text:style-name="T11">private:</text:span></text:span></text:p>
      <text:p text:style-name="P446"><text:span text:style-name="_3c_C_3e_"><text:span text:style-name="T347"><text:tab/></text:span></text:span><text:span text:style-name="_3c_C_3e_"><text:span text:style-name="T347">std::string name{“”};</text:span></text:span></text:p>
      <text:p text:style-name="P446"><text:span text:style-name="_3c_C_3e_"><text:span text:style-name="T11">public:</text:span></text:span></text:p>
      <text:p text:style-name="P446"><text:span text:style-name="_3c_C_3e_"><text:span text:style-name="T347"><text:tab/>Polygon</text:span></text:span><text:span text:style-name="_3c_C_3e_"><text:span text:style-name="T11">(const std::string&amp; n) : </text:span></text:span><text:span text:style-name="_3c_C_3e_"><text:span text:style-name="T347">name</text:span></text:span><text:span text:style-name="_3c_C_3e_"><text:span text:style-name="T11">(n)</text:span></text:span><text:span text:style-name="_3c_C_3e_"><text:span text:style-name="T347">{};</text:span></text:span></text:p>
      <text:p text:style-name="P446"><text:span text:style-name="_3c_C_2b__2b__3e_"><text:span text:style-name="T11"><text:tab/></text:span></text:span><text:span text:style-name="_3c_C_2b__2b__3e_"><text:span text:style-name="T348">void </text:span></text:span><text:span text:style-name="_3c_C_2b__2b__3e_"><text:span text:style-name="T11">draw() </text:span></text:span><text:span text:style-name="_3c_C_2b__2b__3e_"><text:span text:style-name="T349">const</text:span></text:span><text:span text:style-name="_3c_C_2b__2b__3e_"><text:span text:style-name="T11">{std::cout « “</text:span></text:span><text:span text:style-name="_3c_C_2b__2b__3e_"><text:span text:style-name="T350">Dibujo un</text:span></text:span><text:span text:style-name="_3c_C_2b__2b__3e_"><text:span text:style-name="T11"> “ « name};</text:span></text:span></text:p>
      <text:p text:style-name="P446"><text:span text:style-name="_3c_C_2b__2b__3e_"><text:span text:style-name="T11"><text:tab/></text:span></text:span><text:span text:style-name="_3c_C_3e_"><text:span text:style-name="T11">std::string </text:span></text:span><text:span text:style-name="_3c_C_3e_"><text:span text:style-name="T348">get_name</text:span></text:span><text:span text:style-name="_3c_C_3e_"><text:span text:style-name="T351">() </text:span></text:span><text:span text:style-name="_3c_C_3e_"><text:span text:style-name="T348">{return (name)};</text:span></text:span></text:p>
      <text:p text:style-name="P447"><text:span text:style-name="_3c_C_3e_"><text:span text:style-name="T352">};</text:span></text:span></text:p>
      <text:p text:style-name="P446"><text:span text:style-name="_3c_C_3e_"><text:span text:style-name="T353">class Oval : </text:span></text:span><text:span text:style-name="_3c_C_3e_"><text:span text:style-name="T354">public Polygon</text:span></text:span><text:span text:style-name="_3c_C_3e_"><text:span text:style-name="T353">{</text:span></text:span></text:p>
      <text:p text:style-name="P446"><text:span text:style-name="_3c_C_3e_"><text:span text:style-name="T353">private:</text:span></text:span></text:p>
      <text:p text:style-name="P446"><text:span text:style-name="_3c_C_3e_"><text:span text:style-name="T353"><text:tab/></text:span></text:span><text:span text:style-name="_3c_C_3e_"><text:span text:style-name="T354">float<text:tab/>radio_x{0.0};</text:span></text:span></text:p>
      <text:p text:style-name="P446"><text:span text:style-name="_3c_C_3e_"><text:span text:style-name="T354"><text:tab/>float<text:tab/>radio_y{0.0};</text:span></text:span></text:p>
      <text:p text:style-name="P448"><text:span text:style-name="_3c_C_3e_"><text:span text:style-name="T354">public:</text:span></text:span></text:p>
      <text:p text:style-name="P448"><text:span text:style-name="_3c_C_3e_"><text:span text:style-name="T354"><text:tab/>Oval(const std::string&amp; n, const int r_x, const int r_y) : Polygon(n),</text:span></text:span></text:p>
      <text:p text:style-name="P448"><text:span text:style-name="_3c_C_3e_"><text:span text:style-name="T354"><text:tab/><text:tab/>radio_x(r_x), radio_y(r_y)</text:span></text:span><text:span text:style-name="_3c_C_3e_"><text:span text:style-name="T355">{};</text:span></text:span></text:p>
      <text:p text:style-name="P449"><text:span text:style-name="_3c_C_3e_"><text:span text:style-name="T354"><text:tab/></text:span></text:span><text:span text:style-name="_3c_C_2b__2b__3e_"><text:span text:style-name="T352">void draw() </text:span></text:span><text:span text:style-name="_3c_C_2b__2b__3e_"><text:span text:style-name="T356">const</text:span></text:span><text:span text:style-name="_3c_C_2b__2b__3e_"><text:span text:style-name="T352">{std::cout « “</text:span></text:span><text:span text:style-name="_3c_C_2b__2b__3e_"><text:span text:style-name="T357">Dibujo un</text:span></text:span><text:span text:style-name="_3c_C_2b__2b__3e_"><text:span text:style-name="T352"> “ « </text:span></text:span><text:span text:style-name="_3c_C_2b__2b__3e_"><text:span text:style-name="T355">get_name()</text:span></text:span><text:span text:style-name="_3c_C_2b__2b__3e_"><text:span text:style-name="T352"> « “</text:span></text:span><text:span text:style-name="_3c_C_2b__2b__3e_"><text:span text:style-name="T357">con radios « radio_x </text:span></text:span></text:p>
      <text:p text:style-name="P449"><text:span text:style-name="_3c_C_2b__2b__3e_"><text:span text:style-name="T357"><text:tab/><text:tab/>« “, “ « <text:tab/>radio_y</text:span></text:span><text:span text:style-name="_3c_C_2b__2b__3e_"><text:span text:style-name="T352">};</text:span></text:span></text:p>
      <text:p text:style-name="P450"><text:span text:style-name="_3c_C_3e_"><text:span text:style-name="T358">};</text:span></text:span></text:p>
      <text:p text:style-name="P450"><text:span text:style-name="_3c_C_3e_"><text:span text:style-name="T358">class Circle : public Oval{</text:span></text:span></text:p>
      <text:p text:style-name="P450"><text:span text:style-name="_3c_C_3e_"><text:span text:style-name="T358">private:</text:span></text:span></text:p>
      <text:p text:style-name="P450"><text:span text:style-name="_3c_C_3e_"><text:span text:style-name="T358"><text:tab/>float radio{0.0};</text:span></text:span></text:p>
      <text:p text:style-name="P450"><text:span text:style-name="_3c_C_3e_"><text:span text:style-name="T358">public:</text:span></text:span></text:p>
      <text:p text:style-name="P450"><text:span text:style-name="_3c_C_3e_"><text:span text:style-name="T358"><text:tab/>Circle(const std::string&amp; n, const int r) : Oval(n, r, r), radio(r)</text:span></text:span><text:span text:style-name="_3c_C_3e_"><text:span text:style-name="T355">{};</text:span></text:span></text:p>
      <text:p text:style-name="P451"><text:soft-page-break/><text:span text:style-name="_3c_C_3e_"><text:span text:style-name="T358"><text:tab/></text:span></text:span><text:span text:style-name="_3c_C_2b__2b__3e_"><text:span text:style-name="T352">void draw() </text:span></text:span><text:span text:style-name="_3c_C_2b__2b__3e_"><text:span text:style-name="T356">const</text:span></text:span><text:span text:style-name="_3c_C_2b__2b__3e_"><text:span text:style-name="T352">{std::cout « “Dibujo un “ « </text:span></text:span><text:span text:style-name="_3c_C_2b__2b__3e_"><text:span text:style-name="T355">get_name()</text:span></text:span><text:span text:style-name="_3c_C_2b__2b__3e_"><text:span text:style-name="T352"> « “con radio « radio};</text:span></text:span></text:p>
      <text:p text:style-name="P450"><text:span text:style-name="_3c_C_3e_"><text:span text:style-name="T358">};</text:span></text:span></text:p>
      <text:p text:style-name="P452"><text:span text:style-name="_3c_C_3e_"><text:span text:style-name="T359">int main(void){</text:span></text:span></text:p>
      <text:p text:style-name="P452"><text:span text:style-name="_3c_C_3e_"><text:span text:style-name="T359"><text:tab/>Polygon<text:tab/>pol1(“cosa”);</text:span></text:span></text:p>
      <text:p text:style-name="P452"><text:span text:style-name="_3c_C_3e_"><text:span text:style-name="T359"><text:tab/>Oval<text:tab/><text:tab/><text:tab/>oval1(“ovalo, 2.3, 1.4);</text:span></text:span></text:p>
      <text:p text:style-name="P452"><text:span text:style-name="_3c_C_3e_"><text:span text:style-name="T359"><text:tab/>Circle<text:tab/><text:tab/>circle1(“circulo”, 5.3);</text:span></text:span></text:p>
      <text:p text:style-name="P452"><text:span text:style-name="_3c_C_3e_"><text:span text:style-name="T359"><text:tab/></text:span></text:span><text:span text:style-name="_3c_C_3e_"><text:span text:style-name="T355">pol1</text:span></text:span><text:span text:style-name="_3c_C_3e_"><text:span text:style-name="T359">.draw();</text:span></text:span></text:p>
      <text:p text:style-name="P452"><text:span text:style-name="_3c_C_3e_"><text:span text:style-name="T359"><text:tab/></text:span></text:span><text:span text:style-name="_3c_C_3e_"><text:span text:style-name="T355">oval1</text:span></text:span><text:span text:style-name="_3c_C_3e_"><text:span text:style-name="T359">.draw();</text:span></text:span></text:p>
      <text:p text:style-name="P452"><text:span text:style-name="_3c_C_3e_"><text:span text:style-name="T359"><text:tab/></text:span></text:span><text:span text:style-name="_3c_C_3e_"><text:span text:style-name="T355">circle1</text:span></text:span><text:span text:style-name="_3c_C_3e_"><text:span text:style-name="T359">.draw();</text:span></text:span></text:p>
      <text:p text:style-name="P452"><text:span text:style-name="_3c_C_3e_"><text:span text:style-name="T359"><text:tab/>return (0);</text:span></text:span></text:p>
      <text:p text:style-name="P452"><text:span text:style-name="_3c_C_3e_"><text:span text:style-name="T359">}</text:span></text:span></text:p>
      <text:p text:style-name="P453"><text:span text:style-name="_3c_C_3e_"><text:span text:style-name="T360">Y dibujaría bien cada uno de los objetos, PERO si queremos tratarlos por punteros o referencias:</text:span></text:span></text:p>
      <text:p text:style-name="P452"><text:span text:style-name="_3c_C_3e_"><text:span text:style-name="T359"/></text:span></text:p>
      <text:h text:style-name="P454" text:outline-level="3"><text:span text:style-name="_3c_C_3e_"><text:span text:style-name="T361">Vinculación Estática</text:span></text:span></text:h>
      <text:p text:style-name="P452"><text:span text:style-name="_3c_C_3e_"><text:span text:style-name="T359">int main(void){</text:span></text:span></text:p>
      <text:p text:style-name="P452"><text:span text:style-name="_3c_C_3e_"><text:span text:style-name="T359"><text:tab/>Polygon<text:tab/>pol1(“cosa”);</text:span></text:span></text:p>
      <text:p text:style-name="P452"><text:span text:style-name="_3c_C_3e_"><text:span text:style-name="T359"><text:tab/>Oval<text:tab/><text:tab/><text:tab/>oval1(“ovalo, 2.3, 1.4);</text:span></text:span></text:p>
      <text:p text:style-name="P452"><text:span text:style-name="_3c_C_3e_"><text:span text:style-name="T359"><text:tab/>Circle<text:tab/><text:tab/>circle1(“circulo”, 5.3);</text:span></text:span></text:p>
      <text:p text:style-name="P452"><text:span text:style-name="_3c_C_2b__2b__3e_"><text:span text:style-name="T352"><text:tab/>Polygon<text:tab/></text:span></text:span><text:span text:style-name="_3c_C_2b__2b__3e_"><text:span text:style-name="T355">*</text:span></text:span><text:span text:style-name="_3c_C_2b__2b__3e_"><text:span text:style-name="T352">todos_poligonos[]{ &amp;pol1, &amp;oval1, &amp;circle1}; </text:span></text:span><text:span text:style-name="_2f__2f_C"><text:span text:style-name="T352">//</text:span></text:span><text:span text:style-name="_2f__2f_C"><text:span text:style-name="T359">se pueden meter todos en array</text:span></text:span></text:p>
      <text:p text:style-name="P455"><text:span text:style-name="_3c_C_3e_"><text:span text:style-name="T359"><text:tab/></text:span></text:span><text:span text:style-name="_3c_C_2b__2b__3e_"><text:span text:style-name="T352">for (</text:span></text:span><text:span text:style-name="_3c_C_2b__2b__3e_"><text:span text:style-name="T362">Polygon</text:span></text:span><text:span text:style-name="_3c_C_2b__2b__3e_"><text:span text:style-name="T352"> *i_ptr : todos_poligonos){ </text:span></text:span><text:span text:style-name="_2f__2f_C"><text:span text:style-name="T352">//</text:span></text:span><text:span text:style-name="_2f__2f_C"><text:span text:style-name="T363">c++11 CUIDADO!!</text:span></text:span></text:p>
      <text:p text:style-name="P455"><text:span text:style-name="_3c_C_2b__2b__3e_"><text:span text:style-name="T352"><text:tab/><text:tab/>i_ptr→draw();}</text:span></text:span></text:p>
      <text:p text:style-name="P452"><text:span text:style-name="_3c_C_3e_"><text:span text:style-name="T359"><text:tab/>return (0);</text:span></text:span></text:p>
      <text:p text:style-name="P452"><text:span text:style-name="_3c_C_3e_"><text:span text:style-name="T359">}</text:span></text:span></text:p>
      <text:p text:style-name="P456"><text:span text:style-name="_3c_C_3e_"><text:span text:style-name="T364">Este bucle for no va a dibujar el método específico de cada objeto derivado, sino los tres van a ser el del padre Polygon, por que se está llamado a un puntero tipo </text:span></text:span><text:span text:style-name="_3c_C_2b__2b__3e_"><text:span text:style-name="T352">Polygon</text:span></text:span><text:span text:style-name="_3c_C_3e_"><text:span text:style-name="T364"> y no tipo </text:span></text:span><text:span text:style-name="_3c_C_2b__2b__3e_"><text:span text:style-name="T352">Oval</text:span></text:span><text:span text:style-name="_3c_C_3e_"><text:span text:style-name="T364"> ni </text:span></text:span><text:span text:style-name="_3c_C_2b__2b__3e_"><text:span text:style-name="T352">Circle. </text:span></text:span><text:span text:style-name="_3c_C_3e_"><text:span text:style-name="T365">Esto es por vinculación estática que tiene el compilador.</text:span></text:span></text:p>
      <text:p text:style-name="P444"><text:span text:style-name="_3c_C_3e_"><text:span text:style-name="T353"/></text:span></text:p>
      <text:h text:style-name="P457" text:outline-level="3"><text:span text:style-name="_3c_C_3e_"><text:span text:style-name="T366">POLIMORFISMO. </text:span></text:span><text:span text:style-name="_3c_C_3e_"><text:span text:style-name="T361">Vinculación </text:span></text:span><text:span text:style-name="_3c_C_3e_"><text:span text:style-name="T367">Dinámica</text:span></text:span></text:h>
      <text:p text:style-name="P458"><text:span text:style-name="_3c_C_3e_"><text:span text:style-name="T368">Para que cuando se llame a un objecto mediante su puntero o referencia padre, sepa ver cual es el método que tiene que aplicar, solo tenemos que marcar dichos métodos con la palabra </text:span></text:span><text:span text:style-name="_3c_C_2b__2b__3e_"><text:span text:style-name="T352">virtual </text:span></text:span><text:span text:style-name="_3c_C_3e_"><text:span text:style-name="T368">asi cuando ponemos en los métodos de la clase anterior:</text:span></text:span></text:p>
      <text:p text:style-name="P458"><text:span text:style-name="_3c_C_2b__2b__3e_"><text:span text:style-name="T355"/></text:span></text:p>
      <text:p text:style-name="P459"><text:soft-page-break/><text:span text:style-name="_3c_C_2b__2b__3e_"><text:span text:style-name="T369">virtual </text:span></text:span><text:span text:style-name="_3c_C_3e_"><text:span text:style-name="T352">void draw() </text:span></text:span><text:span text:style-name="_3c_C_3e_"><text:span text:style-name="T356">const</text:span></text:span><text:span text:style-name="_3c_C_3e_"><text:span text:style-name="T352">{std::cout « “Dibujo un “ « name};</text:span></text:span></text:p>
      <text:p text:style-name="P459"><text:span text:style-name="_3c_C_3e_"><text:span text:style-name="T352">void draw() </text:span></text:span><text:span text:style-name="_3c_C_3e_"><text:span text:style-name="T356">const</text:span></text:span><text:span text:style-name="_3c_C_3e_"><text:span text:style-name="T352">{std::cout « “Dibujo un “ « get_name() « “con radios « radio_x</text:span></text:span></text:p>
      <text:p text:style-name="P459"><text:span text:style-name="_3c_C_3e_"><text:span text:style-name="T352"><text:tab/>« “, “ «<text:tab/>radio_y};</text:span></text:span></text:p>
      <text:p text:style-name="P459"><text:span text:style-name="_3c_C_3e_"><text:span text:style-name="T352">void draw() </text:span></text:span><text:span text:style-name="_3c_C_3e_"><text:span text:style-name="T356">const</text:span></text:span><text:span text:style-name="_3c_C_3e_"><text:span text:style-name="T352">{std::cout « “Dibujo un “ « get_name() « “con radio « radio};</text:span></text:span></text:p>
      <text:p text:style-name="P460"><text:span text:style-name="_3c_C_3e_"><text:span text:style-name="T370"/></text:span></text:p>
      <text:p text:style-name="P460"><text:span text:style-name="_3c_C_3e_"><text:span text:style-name="T371">NO HACE FALTA PONER VIRTUAL A LAS CLASES DERIVADAS, aunque tengan estas otras subclases derivadas. El padre marcado como virtual marca todo hacia abajo. </text:span></text:span><text:span text:style-name="_3c_C_3e_"><text:span text:style-name="T372">Se puede poner a todas, pero no hace falta.</text:span></text:span><text:span text:style-name="_3c_C_3e_"><text:span text:style-name="T371"> </text:span></text:span><text:span text:style-name="_3c_C_3e_"><text:span text:style-name="T373">Y SOLO HACE FALTA MARCARLO EN EL .hpp</text:span></text:span></text:p>
      <text:p text:style-name="P458"><text:span text:style-name="_3c_C_3e_"><text:span text:style-name="T368"/></text:span></text:p>
      <text:p text:style-name="P458"><text:span text:style-name="_3c_C_3e_"><text:span text:style-name="T368">al hacer: </text:span></text:span></text:p>
      <text:p text:style-name="P459"><text:span text:style-name="_3c_C_3e_"><text:span text:style-name="T359">int main(void){</text:span></text:span></text:p>
      <text:p text:style-name="P459"><text:span text:style-name="_3c_C_3e_"><text:span text:style-name="T359"><text:tab/>Polygon<text:tab/>pol1(“cosa”);</text:span></text:span></text:p>
      <text:p text:style-name="P459"><text:span text:style-name="_3c_C_3e_"><text:span text:style-name="T359"><text:tab/>Oval<text:tab/><text:tab/><text:tab/>oval1(“ovalo, 2.3, 1.4);</text:span></text:span></text:p>
      <text:p text:style-name="P459"><text:span text:style-name="_3c_C_3e_"><text:span text:style-name="T359"><text:tab/>Circle<text:tab/><text:tab/>circle1(“circulo”, 5.3);</text:span></text:span></text:p>
      <text:p text:style-name="P459"><text:span text:style-name="_3c_C_2b__2b__3e_"><text:span text:style-name="T352"><text:tab/>Polygon<text:tab/></text:span></text:span><text:span text:style-name="_3c_C_2b__2b__3e_"><text:span text:style-name="T355">*</text:span></text:span><text:span text:style-name="_3c_C_2b__2b__3e_"><text:span text:style-name="T352">todos_poligonos[]{ &amp;pol1, &amp;oval1, &amp;circle1}; </text:span></text:span><text:span text:style-name="_2f__2f_C"><text:span text:style-name="T352">//</text:span></text:span><text:span text:style-name="_2f__2f_C"><text:span text:style-name="T359">se pueden meter todos en array</text:span></text:span></text:p>
      <text:p text:style-name="P459"><text:span text:style-name="_3c_C_3e_"><text:span text:style-name="T359"><text:tab/></text:span></text:span><text:span text:style-name="_3c_C_2b__2b__3e_"><text:span text:style-name="T352">for (</text:span></text:span><text:span text:style-name="_3c_C_2b__2b__3e_"><text:span text:style-name="T362">Polygon</text:span></text:span><text:span text:style-name="_3c_C_2b__2b__3e_"><text:span text:style-name="T352"> *i_ptr : todos_poligonos){ </text:span></text:span><text:span text:style-name="_2f__2f_C"><text:span text:style-name="T352">//</text:span></text:span><text:span text:style-name="_2f__2f_C"><text:span text:style-name="T363">c++11 CUIDADO!!</text:span></text:span></text:p>
      <text:p text:style-name="P459"><text:span text:style-name="_3c_C_2b__2b__3e_"><text:span text:style-name="T352"><text:tab/><text:tab/>i_ptr→draw();}</text:span></text:span></text:p>
      <text:p text:style-name="P459"><text:span text:style-name="_3c_C_3e_"><text:span text:style-name="T359"><text:tab/>return (0);</text:span></text:span></text:p>
      <text:p text:style-name="P459"><text:span text:style-name="_3c_C_3e_"><text:span text:style-name="T359">}</text:span></text:span></text:p>
      <text:p text:style-name="P458"><text:span text:style-name="_3c_C_3e_"><text:span text:style-name="T368">ahí sí que llamará a cada método correspondiente, aunque sean todos punteros a Polygon.</text:span></text:span></text:p>
      <text:p text:style-name="P458"><text:span text:style-name="_3c_C_3e_"><text:span text:style-name="T368"/></text:span></text:p>
      <text:h text:style-name="P461" text:outline-level="3"><text:span text:style-name="_3c_C_3e_"><text:span text:style-name="T366">POLIMORFISMO. </text:span></text:span><text:span text:style-name="_3c_C_3e_"><text:span text:style-name="T374">Object Slicing</text:span></text:span></text:h>
      <text:p text:style-name="P462"><text:span text:style-name="_3c_C_3e_"><text:span text:style-name="T375">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59">Polygon<text:tab/>pol1 </text:span></text:span><text:span text:style-name="_3c_C_3e_"><text:span text:style-name="T376">= oval1;</text:span></text:span></text:p>
      <text:p text:style-name="P462"><text:span text:style-name="_3c_C_3e_"><text:span text:style-name="T376"/></text:span></text:p>
      <text:p text:style-name="P462"><text:span text:style-name="_3c_C_3e_"><text:span text:style-name="T375">Solo la parte de oval1 del objeto Polygon se copiará a pol1. Así por eso en referencias polimórficas:</text:span></text:span></text:p>
      <text:p text:style-name="P463"><text:span text:style-name="_3c_C_3e_"><text:span text:style-name="T359">int main(void){</text:span></text:span></text:p>
      <text:p text:style-name="P463"><text:span text:style-name="_3c_C_3e_"><text:span text:style-name="T359"><text:tab/>Polygon<text:tab/>pol1(“cosa”);</text:span></text:span></text:p>
      <text:p text:style-name="P463"><text:span text:style-name="_3c_C_3e_"><text:span text:style-name="T359"><text:tab/>Oval<text:tab/><text:tab/><text:tab/>oval1(“ovalo, 2.3, 1.4);</text:span></text:span></text:p>
      <text:p text:style-name="P463"><text:soft-page-break/><text:span text:style-name="_3c_C_3e_"><text:span text:style-name="T359"><text:tab/>Circle<text:tab/><text:tab/>circle1(“circulo”, 5.3);</text:span></text:span></text:p>
      <text:p text:style-name="P463"><text:span text:style-name="_3c_C_3e_"><text:span text:style-name="T359"><text:tab/></text:span></text:span><text:span text:style-name="_3c_C_3e_"><text:span text:style-name="T377">Polygon &amp;ref = pol1;</text:span></text:span></text:p>
      <text:p text:style-name="P463"><text:span text:style-name="_3c_C_3e_"><text:span text:style-name="T377"><text:tab/>ref.draw();</text:span></text:span></text:p>
      <text:p text:style-name="P463"><text:span text:style-name="_3c_C_3e_"><text:span text:style-name="T377"><text:tab/>ref = oval1; </text:span></text:span><text:span text:style-name="_2f__2f_C"><text:span text:style-name="T377">//</text:span></text:span><text:span text:style-name="_2f__2f_C"><text:span text:style-name="T378">slicing</text:span></text:span></text:p>
      <text:p text:style-name="P463"><text:span text:style-name="_3c_C_3e_"><text:span text:style-name="T377"><text:tab/>ref.draw();</text:span></text:span></text:p>
      <text:p text:style-name="P463"><text:span text:style-name="_3c_C_3e_"><text:span text:style-name="T377"><text:tab/>ref = circle1; </text:span></text:span><text:span text:style-name="_2f__2f_C"><text:span text:style-name="T377">//</text:span></text:span><text:span text:style-name="_2f__2f_C"><text:span text:style-name="T378">slicing</text:span></text:span></text:p>
      <text:p text:style-name="P463"><text:span text:style-name="_3c_C_3e_"><text:span text:style-name="T377"><text:tab/>ref.draw();</text:span></text:span></text:p>
      <text:p text:style-name="P464"><text:span text:style-name="_3c_C_3e_"><text:span text:style-name="T379">No hará polimorfismo auque esté marcada el padre como virtual de draw(). Para ello hay que hacer:</text:span></text:span></text:p>
      <text:p text:style-name="P463"><text:span text:style-name="_3c_C_3e_"><text:span text:style-name="T359">int main(void){</text:span></text:span></text:p>
      <text:p text:style-name="P463"><text:span text:style-name="_3c_C_3e_"><text:span text:style-name="T359"><text:tab/>Polygon<text:tab/>pol1(“cosa”);</text:span></text:span></text:p>
      <text:p text:style-name="P463"><text:span text:style-name="_3c_C_3e_"><text:span text:style-name="T359"><text:tab/>Oval<text:tab/><text:tab/><text:tab/>oval1(“ovalo, 2.3, 1.4);</text:span></text:span></text:p>
      <text:p text:style-name="P463"><text:span text:style-name="_3c_C_3e_"><text:span text:style-name="T359"><text:tab/>Circle<text:tab/><text:tab/>circle1(“circulo”, 5.3);</text:span></text:span></text:p>
      <text:p text:style-name="P463"><text:span text:style-name="_3c_C_3e_"><text:span text:style-name="T359"><text:tab/></text:span></text:span><text:span text:style-name="_3c_C_3e_"><text:span text:style-name="T377">Polygon &amp;ref = pol1;</text:span></text:span></text:p>
      <text:p text:style-name="P463"><text:span text:style-name="_3c_C_3e_"><text:span text:style-name="T377"><text:tab/>ref.draw();</text:span></text:span></text:p>
      <text:p text:style-name="P463"><text:span text:style-name="_3c_C_3e_"><text:span text:style-name="T377"><text:tab/>Polygon &amp;ref2 = oval1; </text:span></text:span><text:span text:style-name="_2f__2f_C"><text:span text:style-name="T377">//</text:span></text:span><text:span text:style-name="_2f__2f_C"><text:span text:style-name="T378">no slicing</text:span></text:span></text:p>
      <text:p text:style-name="P463"><text:span text:style-name="_3c_C_3e_"><text:span text:style-name="T377"><text:tab/>ref2.draw();</text:span></text:span></text:p>
      <text:p text:style-name="P465"><text:span text:style-name="_3c_C_3e_"><text:span text:style-name="T377"><text:tab/>Polygon &amp;ref3 = circle1; </text:span></text:span><text:span text:style-name="_2f__2f_C"><text:span text:style-name="T377">//</text:span></text:span><text:span text:style-name="_2f__2f_C"><text:span text:style-name="T378">no slicing</text:span></text:span></text:p>
      <text:p text:style-name="P463"><text:span text:style-name="_3c_C_3e_"><text:span text:style-name="T377"><text:tab/>ref3.draw();</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0:34:38.234000000</meta:creation-date>
    <dc:date>2025-10-15T13:57:47.731000000</dc:date>
    <meta:editing-duration>P3DT1H31M40S</meta:editing-duration>
    <meta:editing-cycles>433</meta:editing-cycles>
    <meta:generator>LibreOffice/24.8.4.1$Windows_X86_64 LibreOffice_project/1be9007f5d86a3741c366527d13e2970cbeef057</meta:generator>
    <meta:print-date>2025-01-04T16:07:11.302000000</meta:print-date>
    <meta:printed-by>Archivos PDF</meta:printed-by>
    <meta:document-statistic meta:table-count="0" meta:image-count="0" meta:object-count="0" meta:page-count="33" meta:paragraph-count="880" meta:word-count="8223" meta:character-count="50865" meta:non-whitespace-character-count="43033"/>
  </office:meta>
</office:document-meta>
</file>